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automatic-styles>
    <style:style style:name="P1" style:family="paragraph" style:parent-style-name="Text_20_body">
      <style:text-properties officeooo:paragraph-rsid="001dd6f8"/>
    </style:style>
    <style:style style:name="P2" style:family="paragraph" style:parent-style-name="Text_20_body">
      <style:text-properties officeooo:rsid="01c795f2" officeooo:paragraph-rsid="01c795f2"/>
    </style:style>
    <style:style style:name="P3" style:family="paragraph" style:parent-style-name="Text_20_body">
      <style:text-properties officeooo:paragraph-rsid="01ea5ccd"/>
    </style:style>
    <style:style style:name="P4" style:family="paragraph" style:parent-style-name="Text_20_body">
      <style:text-properties officeooo:paragraph-rsid="01f03e49"/>
    </style:style>
    <style:style style:name="P5" style:family="paragraph" style:parent-style-name="Text_20_body">
      <style:text-properties officeooo:paragraph-rsid="01f4f177"/>
    </style:style>
    <style:style style:name="P6" style:family="paragraph" style:parent-style-name="Text_20_body">
      <style:text-properties fo:color="#000000" loext:opacity="100%" style:font-name="Noto Serif CJK SC" fo:font-size="10.5pt" officeooo:rsid="03712046" officeooo:paragraph-rsid="03730b13" style:font-name-asian="Noto Serif CJK SC" style:font-size-asian="10.5pt" style:font-size-complex="10.5pt"/>
    </style:style>
    <style:style style:name="P7" style:family="paragraph" style:parent-style-name="Text_20_body">
      <style:text-properties fo:color="#000000" loext:opacity="100%" style:font-name="Noto Serif CJK SC" fo:font-size="10.5pt" officeooo:rsid="03d1a52f" officeooo:paragraph-rsid="03d33fc6" style:font-name-asian="Noto Serif CJK SC" style:font-size-asian="10.5pt" style:font-size-complex="10.5pt"/>
    </style:style>
    <style:style style:name="P8" style:family="paragraph" style:parent-style-name="Text_20_body">
      <style:text-properties fo:color="#000000" loext:opacity="100%" style:font-name="Noto Serif CJK SC" fo:font-size="10.5pt" officeooo:rsid="03dbdb5c" officeooo:paragraph-rsid="03dc40fd" style:font-name-asian="Noto Serif CJK SC" style:font-size-asian="10.5pt" style:font-size-complex="10.5pt"/>
    </style:style>
    <style:style style:name="P9" style:family="paragraph" style:parent-style-name="Text_20_body">
      <style:text-properties fo:color="#000000" loext:opacity="100%" style:font-name="Noto Serif CJK SC" fo:font-size="10.5pt" officeooo:paragraph-rsid="01e3ad61" style:font-name-asian="Noto Serif CJK SC" style:font-size-asian="10.5pt" style:font-size-complex="10.5pt"/>
    </style:style>
    <style:style style:name="P10" style:family="paragraph" style:parent-style-name="Text_20_body">
      <loext:graphic-properties draw:fill="none" draw:fill-color="#ffffff"/>
      <style:paragraph-properties fo:margin-top="0cm" fo:margin-bottom="0.499cm" style:contextual-spacing="false" fo:background-color="transparent" fo:padding="0cm" fo:border="none"/>
      <style:text-properties fo:color="#000000" loext:opacity="100%" style:font-name="Noto Serif CJK SC" fo:font-size="10.5pt" officeooo:paragraph-rsid="06a06943" style:font-name-asian="Noto Serif CJK SC" style:font-size-asian="10.5pt" style:font-size-complex="10.5pt"/>
    </style:style>
    <style:style style:name="P11" style:family="paragraph" style:parent-style-name="Text_20_body">
      <style:text-properties fo:color="#000000" loext:opacity="100%" style:font-name="Noto Serif CJK SC" fo:font-size="10.5pt" style:text-underline-style="solid" style:text-underline-width="auto" style:text-underline-color="font-color" officeooo:rsid="035d0bb5" officeooo:paragraph-rsid="035d0bb5" style:font-name-asian="Noto Serif CJK SC" style:font-size-asian="10.5pt" style:font-size-complex="10.5pt"/>
    </style:style>
    <style:style style:name="P12" style:family="paragraph" style:parent-style-name="Text_20_body">
      <style:text-properties fo:color="#000000" loext:opacity="100%" style:font-name="Noto Serif CJK SC" fo:font-size="10.5pt" style:text-underline-style="solid" style:text-underline-width="auto" style:text-underline-color="font-color" officeooo:rsid="035d0bb5" officeooo:paragraph-rsid="07790956" style:font-name-asian="Noto Serif CJK SC" style:font-size-asian="10.5pt" style:font-size-complex="10.5pt"/>
    </style:style>
    <style:style style:name="P13" style:family="paragraph" style:parent-style-name="Text_20_body">
      <style:text-properties fo:color="#000000" loext:opacity="100%" style:font-name="Noto Serif CJK SC" fo:font-size="10.5pt" style:text-underline-style="solid" style:text-underline-width="auto" style:text-underline-color="font-color" fo:font-weight="bold" officeooo:rsid="030ffe55" officeooo:paragraph-rsid="030ffe55" style:font-name-asian="Noto Serif CJK SC" style:font-size-asian="10.5pt" style:font-weight-asian="bold" style:font-size-complex="10.5pt" style:font-weight-complex="bold"/>
    </style:style>
    <style:style style:name="P14" style:family="paragraph" style:parent-style-name="Text_20_body">
      <style:text-properties fo:color="#000000" loext:opacity="100%" style:font-name="Noto Serif CJK SC" fo:font-size="10.5pt" style:text-underline-style="solid" style:text-underline-width="auto" style:text-underline-color="font-color" fo:font-weight="bold" officeooo:rsid="035d0bb5" officeooo:paragraph-rsid="035d0bb5" style:font-name-asian="Noto Serif CJK SC" style:font-size-asian="10.5pt" style:font-weight-asian="bold" style:font-size-complex="10.5pt" style:font-weight-complex="bold"/>
    </style:style>
    <style:style style:name="P15" style:family="paragraph" style:parent-style-name="Text_20_body">
      <style:text-properties fo:color="#000000" loext:opacity="100%" style:font-name="Noto Serif CJK SC" fo:font-size="10.5pt" style:text-underline-style="solid" style:text-underline-width="auto" style:text-underline-color="font-color" fo:font-weight="bold" officeooo:rsid="03c896e9" officeooo:paragraph-rsid="03c896e9" style:font-name-asian="Noto Serif CJK SC" style:font-size-asian="10.5pt" style:font-weight-asian="bold" style:font-size-complex="10.5pt" style:font-weight-complex="bold"/>
    </style:style>
    <style:style style:name="P16" style:family="paragraph" style:parent-style-name="Text_20_body">
      <style:text-properties fo:color="#000000" loext:opacity="100%" style:font-name="Noto Serif CJK SC" fo:font-size="10.5pt" style:text-underline-style="solid" style:text-underline-width="auto" style:text-underline-color="font-color" fo:font-weight="bold" officeooo:rsid="03c896e9" officeooo:paragraph-rsid="03d5070e" style:font-name-asian="Noto Serif CJK SC" style:font-size-asian="10.5pt" style:font-weight-asian="bold" style:font-size-complex="10.5pt" style:font-weight-complex="bold"/>
    </style:style>
    <style:style style:name="P17" style:family="paragraph" style:parent-style-name="Text_20_body">
      <style:text-properties fo:color="#000000" loext:opacity="100%" style:font-name="Noto Serif CJK SC" fo:font-size="10.5pt" style:text-underline-style="solid" style:text-underline-width="auto" style:text-underline-color="font-color" fo:font-weight="bold" officeooo:rsid="03ca5a26" officeooo:paragraph-rsid="03ca5a26" style:font-name-asian="Noto Serif CJK SC" style:font-size-asian="10.5pt" style:font-weight-asian="bold" style:font-size-complex="10.5pt" style:font-weight-complex="bold"/>
    </style:style>
    <style:style style:name="P18" style:family="paragraph" style:parent-style-name="Text_20_body">
      <style:text-properties fo:color="#000000" loext:opacity="100%" style:font-name="Noto Serif CJK SC" fo:font-size="10.5pt" style:text-underline-style="solid" style:text-underline-width="auto" style:text-underline-color="font-color" fo:font-weight="bold" officeooo:rsid="01b88763" officeooo:paragraph-rsid="01b88763" style:font-name-asian="Noto Serif CJK SC" style:font-size-asian="10.5pt" style:font-weight-asian="bold" style:font-size-complex="10.5pt" style:font-weight-complex="bold"/>
    </style:style>
    <style:style style:name="P19" style:family="paragraph" style:parent-style-name="Text_20_body">
      <style:text-properties fo:color="#000000" loext:opacity="100%" style:font-name="Noto Serif CJK SC" fo:font-size="10.5pt" style:text-underline-style="solid" style:text-underline-width="auto" style:text-underline-color="font-color" fo:font-weight="bold" officeooo:paragraph-rsid="03b50cb5" style:font-name-asian="Noto Serif CJK SC" style:font-size-asian="10.5pt" style:font-weight-asian="bold" style:font-size-complex="10.5pt" style:font-weight-complex="bold"/>
    </style:style>
    <style:style style:name="P20" style:family="paragraph" style:parent-style-name="Text_20_body">
      <style:text-properties fo:color="#000000" loext:opacity="100%" style:font-name="Noto Serif CJK SC" fo:font-size="10.5pt" style:text-underline-style="solid" style:text-underline-width="auto" style:text-underline-color="font-color" fo:font-weight="bold" officeooo:paragraph-rsid="017e552f" style:font-name-asian="Noto Serif CJK SC" style:font-size-asian="10.5pt" style:font-weight-asian="bold" style:font-size-complex="10.5pt" style:font-weight-complex="bold"/>
    </style:style>
    <style:style style:name="P21" style:family="paragraph" style:parent-style-name="Text_20_body">
      <style:text-properties fo:color="#000000" loext:opacity="100%" style:font-name="Noto Serif CJK SC" fo:font-size="10.5pt" style:text-underline-style="solid" style:text-underline-width="auto" style:text-underline-color="font-color" fo:font-weight="bold" officeooo:rsid="01714765" officeooo:paragraph-rsid="0185c47d" style:font-name-asian="Noto Serif CJK SC" style:font-size-asian="10.5pt" style:font-weight-asian="bold" style:font-size-complex="10.5pt" style:font-weight-complex="bold"/>
    </style:style>
    <style:style style:name="P22" style:family="paragraph" style:parent-style-name="Text_20_body">
      <style:text-properties fo:color="#000000" loext:opacity="100%" style:font-name="Noto Serif CJK SC" fo:font-size="10.5pt" style:text-underline-style="solid" style:text-underline-width="auto" style:text-underline-color="font-color" fo:font-weight="bold" officeooo:paragraph-rsid="01acf88f" style:font-name-asian="Noto Serif CJK SC" style:font-size-asian="10.5pt" style:font-weight-asian="bold" style:font-size-complex="10.5pt" style:font-weight-complex="bold"/>
    </style:style>
    <style:style style:name="P23" style:family="paragraph" style:parent-style-name="Text_20_body">
      <style:text-properties fo:color="#000000" loext:opacity="100%" style:font-name="Noto Serif CJK SC" fo:font-size="10.5pt" style:text-underline-style="solid" style:text-underline-width="auto" style:text-underline-color="font-color" fo:font-weight="bold" officeooo:rsid="01e3ad61" officeooo:paragraph-rsid="0706e558" style:font-name-asian="Noto Serif CJK SC" style:font-size-asian="10.5pt" style:font-weight-asian="bold" style:font-size-complex="10.5pt" style:font-weight-complex="bold"/>
    </style:style>
    <style:style style:name="P24" style:family="paragraph" style:parent-style-name="Text_20_body">
      <style:text-properties fo:color="#000000" loext:opacity="100%" style:font-name="Noto Serif CJK SC" fo:font-size="10.5pt" style:text-underline-style="solid" style:text-underline-width="auto" style:text-underline-color="font-color" fo:font-weight="bold" officeooo:rsid="01e3ad61" officeooo:paragraph-rsid="07110f28" style:font-name-asian="Noto Serif CJK SC" style:font-size-asian="10.5pt" style:font-weight-asian="bold" style:font-size-complex="10.5pt" style:font-weight-complex="bold"/>
    </style:style>
    <style:style style:name="P25" style:family="paragraph" style:parent-style-name="Text_20_body">
      <style:text-properties fo:color="#000000" loext:opacity="100%" style:font-name="Noto Serif CJK SC" fo:font-size="10.5pt" style:text-underline-style="solid" style:text-underline-width="auto" style:text-underline-color="font-color" fo:font-weight="bold" officeooo:rsid="01e3ad61" officeooo:paragraph-rsid="0799e778" style:font-name-asian="Noto Serif CJK SC" style:font-size-asian="10.5pt" style:font-weight-asian="bold" style:font-size-complex="10.5pt" style:font-weight-complex="bold"/>
    </style:style>
    <style:style style:name="P26" style:family="paragraph" style:parent-style-name="Text_20_body">
      <style:text-properties fo:color="#000000" loext:opacity="100%" style:font-name="Noto Serif CJK SC" fo:font-size="10.5pt" style:text-underline-style="solid" style:text-underline-width="auto" style:text-underline-color="font-color" fo:font-weight="bold" officeooo:rsid="070d737f" officeooo:paragraph-rsid="070d737f" style:font-name-asian="Noto Serif CJK SC" style:font-size-asian="10.5pt" style:font-weight-asian="bold" style:font-size-complex="10.5pt" style:font-weight-complex="bold"/>
    </style:style>
    <style:style style:name="P27"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08e7f83" style:font-name-asian="Noto Serif CJK SC" style:font-size-asian="10.5pt" style:font-weight-asian="normal" style:font-size-complex="10.5pt" style:font-weight-complex="normal"/>
    </style:style>
    <style:style style:name="P28" style:family="paragraph" style:parent-style-name="Text_20_body">
      <style:text-properties fo:color="#000000" loext:opacity="100%" style:font-name="Noto Serif CJK SC" fo:font-size="10.5pt" style:text-underline-style="solid" style:text-underline-width="auto" style:text-underline-color="font-color" fo:font-weight="normal" officeooo:rsid="03ca5a26" officeooo:paragraph-rsid="03ca5a26" style:font-name-asian="Noto Serif CJK SC" style:font-size-asian="10.5pt" style:font-weight-asian="normal" style:font-size-complex="10.5pt" style:font-weight-complex="normal"/>
    </style:style>
    <style:style style:name="P29"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09825e3" style:font-name-asian="Noto Serif CJK SC" style:font-size-asian="10.5pt" style:font-weight-asian="normal" style:font-size-complex="10.5pt" style:font-weight-complex="normal"/>
    </style:style>
    <style:style style:name="P30"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1acf88f" style:font-name-asian="Noto Serif CJK SC" style:font-size-asian="10.5pt" style:font-weight-asian="normal" style:font-size-complex="10.5pt" style:font-weight-complex="normal"/>
    </style:style>
    <style:style style:name="P31" style:family="paragraph" style:parent-style-name="Text_20_body">
      <style:text-properties fo:color="#000000" loext:opacity="100%" style:font-name="Noto Serif CJK SC" fo:font-size="10.5pt" style:text-underline-style="solid" style:text-underline-width="auto" style:text-underline-color="font-color" fo:font-weight="normal" officeooo:rsid="01e3ad61" officeooo:paragraph-rsid="079ec5b6" style:font-name-asian="Noto Serif CJK SC" style:font-size-asian="10.5pt" style:font-weight-asian="normal" style:font-size-complex="10.5pt" style:font-weight-complex="normal"/>
    </style:style>
    <style:style style:name="P32"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19332d" style:font-name-asian="Noto Serif CJK SC" style:font-size-asian="10.5pt" style:font-weight-asian="normal" style:font-size-complex="10.5pt" style:font-weight-complex="normal"/>
    </style:style>
    <style:style style:name="P33"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3e02d9" style:font-name-asian="Noto Serif CJK SC" style:font-size-asian="10.5pt" style:font-weight-asian="normal" style:font-size-complex="10.5pt" style:font-weight-complex="normal"/>
    </style:style>
    <style:style style:name="P34"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3ee8c1" style:font-name-asian="Noto Serif CJK SC" style:font-size-asian="10.5pt" style:font-weight-asian="normal" style:font-size-complex="10.5pt" style:font-weight-complex="normal"/>
    </style:style>
    <style:style style:name="P35"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8bacda" style:font-name-asian="Noto Serif CJK SC" style:font-size-asian="10.5pt" style:font-weight-asian="normal" style:font-size-complex="10.5pt" style:font-weight-complex="normal"/>
    </style:style>
    <style:style style:name="P36"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934edb" style:font-name-asian="Noto Serif CJK SC" style:font-size-asian="10.5pt" style:font-weight-asian="normal" style:font-size-complex="10.5pt" style:font-weight-complex="normal"/>
    </style:style>
    <style:style style:name="P37" style:family="paragraph" style:parent-style-name="Text_20_body">
      <style:text-properties fo:color="#000000" loext:opacity="100%" style:font-name="Noto Serif CJK SC" fo:font-size="10.5pt" style:text-underline-style="solid" style:text-underline-width="auto" style:text-underline-color="font-color" fo:font-weight="normal" officeooo:rsid="06afb6dd" officeooo:paragraph-rsid="07a4c291" style:font-name-asian="Noto Serif CJK SC" style:font-size-asian="10.5pt" style:font-weight-asian="normal" style:font-size-complex="10.5pt" style:font-weight-complex="normal"/>
    </style:style>
    <style:style style:name="P38" style:family="paragraph" style:parent-style-name="Text_20_body">
      <style:text-properties fo:color="#000000" loext:opacity="100%" style:font-name="Noto Serif CJK SC" fo:font-size="10.5pt" style:text-underline-style="solid" style:text-underline-width="auto" style:text-underline-color="font-color" fo:font-weight="normal" officeooo:rsid="06b362bf" officeooo:paragraph-rsid="06b362bf" style:font-name-asian="Noto Serif CJK SC" style:font-size-asian="10.5pt" style:font-weight-asian="normal" style:font-size-complex="10.5pt" style:font-weight-complex="normal"/>
    </style:style>
    <style:style style:name="P39" style:family="paragraph" style:parent-style-name="Text_20_body">
      <style:text-properties fo:color="#000000" loext:opacity="100%" style:font-name="Noto Serif CJK SC" fo:font-size="10.5pt" style:text-underline-style="solid" style:text-underline-width="auto" style:text-underline-color="font-color" fo:font-weight="normal" officeooo:rsid="06b362bf" officeooo:paragraph-rsid="0768e569" style:font-name-asian="Noto Serif CJK SC" style:font-size-asian="10.5pt" style:font-weight-asian="normal" style:font-size-complex="10.5pt" style:font-weight-complex="normal"/>
    </style:style>
    <style:style style:name="P40" style:family="paragraph" style:parent-style-name="Text_20_body">
      <style:text-properties fo:color="#000000" loext:opacity="100%" style:font-name="Noto Serif CJK SC" fo:font-size="10.5pt" style:text-underline-style="solid" style:text-underline-width="auto" style:text-underline-color="font-color" fo:font-weight="normal" officeooo:rsid="035d0bb5" officeooo:paragraph-rsid="077a43c0" style:font-name-asian="Noto Serif CJK SC" style:font-size-asian="10.5pt" style:font-weight-asian="normal" style:font-size-complex="10.5pt" style:font-weight-complex="normal"/>
    </style:style>
    <style:style style:name="P41"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6ccabcb" style:font-name-asian="Noto Serif CJK SC" style:font-size-asian="10.5pt" style:font-weight-asian="normal" style:font-size-complex="10.5pt" style:font-weight-complex="normal"/>
    </style:style>
    <style:style style:name="P42"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6d4815b" style:font-name-asian="Noto Serif CJK SC" style:font-size-asian="10.5pt" style:font-weight-asian="normal" style:font-size-complex="10.5pt" style:font-weight-complex="normal"/>
    </style:style>
    <style:style style:name="P43"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6d73592" style:font-name-asian="Noto Serif CJK SC" style:font-size-asian="10.5pt" style:font-weight-asian="normal" style:font-size-complex="10.5pt" style:font-weight-complex="normal"/>
    </style:style>
    <style:style style:name="P44"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706230e" style:font-name-asian="Noto Serif CJK SC" style:font-size-asian="10.5pt" style:font-weight-asian="normal" style:font-size-complex="10.5pt" style:font-weight-complex="normal"/>
    </style:style>
    <style:style style:name="P45" style:family="paragraph" style:parent-style-name="Text_20_body">
      <style:text-properties fo:color="#000000" loext:opacity="100%" style:font-name="Noto Serif CJK SC" fo:font-size="10.5pt" style:text-underline-style="solid" style:text-underline-width="auto" style:text-underline-color="font-color" fo:font-weight="normal" officeooo:paragraph-rsid="078d634f" style:font-name-asian="Noto Serif CJK SC" style:font-size-asian="10.5pt" style:font-weight-asian="normal" style:font-size-complex="10.5pt" style:font-weight-complex="normal"/>
    </style:style>
    <style:style style:name="P46" style:family="paragraph" style:parent-style-name="Text_20_body">
      <style:text-properties fo:color="#000000" loext:opacity="100%" style:font-name="Noto Serif CJK SC" fo:font-size="10.5pt" style:text-underline-style="solid" style:text-underline-width="auto" style:text-underline-color="font-color" fo:font-weight="normal" officeooo:rsid="07a107d0" officeooo:paragraph-rsid="07a107d0" style:font-name-asian="Noto Serif CJK SC" style:font-size-asian="10.5pt" style:font-weight-asian="normal" style:font-size-complex="10.5pt" style:font-weight-complex="normal"/>
    </style:style>
    <style:style style:name="P47" style:family="paragraph" style:parent-style-name="Text_20_body">
      <style:text-properties fo:color="#000000" loext:opacity="100%" style:font-name="Noto Serif CJK SC" fo:font-size="10.5pt" style:text-underline-style="solid" style:text-underline-width="auto" style:text-underline-color="font-color" fo:font-weight="normal" officeooo:rsid="035d0bb5" officeooo:paragraph-rsid="067c5d22" style:font-name-asian="Noto Serif CJK SC" style:font-size-asian="10.5pt" style:font-weight-asian="bold" style:font-size-complex="10.5pt" style:font-weight-complex="normal"/>
    </style:style>
    <style:style style:name="P48" style:family="paragraph" style:parent-style-name="Text_20_body">
      <style:text-properties fo:color="#000000" loext:opacity="100%" style:font-name="Noto Serif CJK SC" fo:font-size="10.5pt" style:text-underline-style="solid" style:text-underline-width="auto" style:text-underline-color="font-color" fo:font-weight="normal" officeooo:rsid="035d0bb5" officeooo:paragraph-rsid="0685eb39" style:font-name-asian="Noto Serif CJK SC" style:font-size-asian="10.5pt" style:font-weight-asian="bold" style:font-size-complex="10.5pt" style:font-weight-complex="normal"/>
    </style:style>
    <style:style style:name="P49" style:family="paragraph" style:parent-style-name="Text_20_body">
      <style:text-properties fo:color="#000000" loext:opacity="100%" style:font-name="Noto Serif CJK SC" fo:font-size="10.5pt" fo:font-weight="normal" style:font-name-asian="Noto Serif CJK SC" style:font-size-asian="10.5pt" style:font-weight-asian="normal" style:font-size-complex="10.5pt" style:font-weight-complex="normal"/>
    </style:style>
    <style:style style:name="P50" style:family="paragraph" style:parent-style-name="Text_20_body">
      <style:text-properties fo:color="#000000" loext:opacity="100%" style:font-name="Noto Serif CJK SC" fo:font-size="10.5pt" fo:font-weight="normal" officeooo:paragraph-rsid="01bc31d0" style:font-name-asian="Noto Serif CJK SC" style:font-size-asian="10.5pt" style:font-weight-asian="normal" style:font-size-complex="10.5pt" style:font-weight-complex="normal"/>
    </style:style>
    <style:style style:name="P51" style:family="paragraph" style:parent-style-name="Text_20_body">
      <style:text-properties fo:color="#000000" loext:opacity="100%" style:font-name="Noto Serif CJK SC" fo:font-size="10.5pt" fo:font-weight="normal" officeooo:rsid="01c795f2" officeooo:paragraph-rsid="01c795f2" style:font-name-asian="Noto Serif CJK SC" style:font-size-asian="10.5pt" style:font-weight-asian="normal" style:font-size-complex="10.5pt" style:font-weight-complex="normal"/>
    </style:style>
    <style:style style:name="P52" style:family="paragraph" style:parent-style-name="Text_20_body">
      <style:text-properties fo:color="#000000" loext:opacity="100%" style:font-name="Noto Serif CJK SC" fo:font-size="10.5pt" fo:font-weight="normal" officeooo:paragraph-rsid="01cccf25" style:font-name-asian="Noto Serif CJK SC" style:font-size-asian="10.5pt" style:font-weight-asian="normal" style:font-size-complex="10.5pt" style:font-weight-complex="normal"/>
    </style:style>
    <style:style style:name="P53" style:family="paragraph" style:parent-style-name="Text_20_body">
      <style:text-properties fo:color="#000000" loext:opacity="100%" style:font-name="Noto Serif CJK SC" fo:font-size="10.5pt" fo:font-weight="normal" officeooo:paragraph-rsid="01ced5d9" style:font-name-asian="Noto Serif CJK SC" style:font-size-asian="10.5pt" style:font-weight-asian="normal" style:font-size-complex="10.5pt" style:font-weight-complex="normal"/>
    </style:style>
    <style:style style:name="P54" style:family="paragraph" style:parent-style-name="Text_20_body">
      <style:text-properties fo:color="#000000" loext:opacity="100%" style:font-name="Noto Serif CJK SC" fo:font-size="10.5pt" fo:font-weight="normal" officeooo:paragraph-rsid="01cf249f" style:font-name-asian="Noto Serif CJK SC" style:font-size-asian="10.5pt" style:font-weight-asian="normal" style:font-size-complex="10.5pt" style:font-weight-complex="normal"/>
    </style:style>
    <style:style style:name="P55" style:family="paragraph" style:parent-style-name="Text_20_body">
      <style:text-properties fo:color="#000000" loext:opacity="100%" style:font-name="Noto Serif CJK SC" fo:font-size="10.5pt" fo:font-weight="normal" officeooo:rsid="01d18304" officeooo:paragraph-rsid="01d18304" style:font-name-asian="Noto Serif CJK SC" style:font-size-asian="10.5pt" style:font-weight-asian="normal" style:font-size-complex="10.5pt" style:font-weight-complex="normal"/>
    </style:style>
    <style:style style:name="P56" style:family="paragraph" style:parent-style-name="Text_20_body">
      <style:text-properties fo:color="#000000" loext:opacity="100%" style:font-name="Noto Serif CJK SC" fo:font-size="10.5pt" fo:font-weight="normal" officeooo:paragraph-rsid="01effcb9" style:font-name-asian="Noto Serif CJK SC" style:font-size-asian="10.5pt" style:font-weight-asian="normal" style:font-size-complex="10.5pt" style:font-weight-complex="normal"/>
    </style:style>
    <style:style style:name="P57" style:family="paragraph" style:parent-style-name="Text_20_body">
      <style:text-properties fo:color="#000000" loext:opacity="100%" style:font-name="Noto Serif CJK SC" fo:font-size="10.5pt" fo:font-weight="normal" officeooo:paragraph-rsid="01f4f177" style:font-name-asian="Noto Serif CJK SC" style:font-size-asian="10.5pt" style:font-weight-asian="normal" style:font-size-complex="10.5pt" style:font-weight-complex="normal"/>
    </style:style>
    <style:style style:name="P58" style:family="paragraph" style:parent-style-name="Text_20_body">
      <style:text-properties fo:color="#000000" loext:opacity="100%" style:font-name="Noto Serif CJK SC" fo:font-size="10.5pt" fo:font-weight="normal" officeooo:paragraph-rsid="021ea9e7" style:font-name-asian="Noto Serif CJK SC" style:font-size-asian="10.5pt" style:font-weight-asian="normal" style:font-size-complex="10.5pt" style:font-weight-complex="normal"/>
    </style:style>
    <style:style style:name="P59" style:family="paragraph" style:parent-style-name="Text_20_body">
      <style:text-properties fo:color="#000000" loext:opacity="100%" style:font-name="Noto Serif CJK SC" fo:font-size="10.5pt" fo:font-weight="normal" officeooo:rsid="03a0e72a" officeooo:paragraph-rsid="03a0e72a" style:font-name-asian="Noto Serif CJK SC" style:font-size-asian="10.5pt" style:font-weight-asian="normal" style:font-size-complex="10.5pt" style:font-weight-complex="normal"/>
    </style:style>
    <style:style style:name="P60" style:family="paragraph" style:parent-style-name="Text_20_body">
      <style:text-properties fo:color="#000000" loext:opacity="100%" style:font-name="Noto Serif CJK SC" fo:font-size="10.5pt" fo:font-weight="normal" officeooo:rsid="03c115b4" officeooo:paragraph-rsid="03c115b4" style:font-name-asian="Noto Serif CJK SC" style:font-size-asian="10.5pt" style:font-weight-asian="normal" style:font-size-complex="10.5pt" style:font-weight-complex="normal"/>
    </style:style>
    <style:style style:name="P61" style:family="paragraph" style:parent-style-name="Text_20_body">
      <style:text-properties fo:color="#000000" loext:opacity="100%" style:font-name="Noto Serif CJK SC" fo:font-size="10.5pt" fo:font-weight="normal" officeooo:rsid="03efabc9" officeooo:paragraph-rsid="03efabc9" style:font-name-asian="Noto Serif CJK SC" style:font-size-asian="10.5pt" style:font-weight-asian="normal" style:font-size-complex="10.5pt" style:font-weight-complex="normal"/>
    </style:style>
    <style:style style:name="P62" style:family="paragraph" style:parent-style-name="Text_20_body">
      <style:text-properties fo:color="#000000" loext:opacity="100%" style:font-name="Noto Serif CJK SC" fo:font-size="10.5pt" fo:font-weight="normal" officeooo:paragraph-rsid="03ca5a26" style:font-name-asian="Noto Serif CJK SC" style:font-size-asian="10.5pt" style:font-weight-asian="normal" style:font-size-complex="10.5pt" style:font-weight-complex="normal"/>
    </style:style>
    <style:style style:name="P63" style:family="paragraph" style:parent-style-name="Text_20_body">
      <style:text-properties fo:color="#000000" loext:opacity="100%" style:font-name="Noto Serif CJK SC" fo:font-size="10.5pt" fo:font-weight="normal" officeooo:paragraph-rsid="06a06943" style:font-name-asian="Noto Serif CJK SC" style:font-size-asian="10.5pt" style:font-weight-asian="normal" style:font-size-complex="10.5pt" style:font-weight-complex="normal"/>
    </style:style>
    <style:style style:name="P64" style:family="paragraph" style:parent-style-name="Preformatted_20_Text">
      <loext:graphic-properties draw:fill="none" draw:fill-color="#ffffff"/>
      <style:paragraph-properties fo:background-color="transparent" fo:padding="0cm" fo:border="none"/>
      <style:text-properties fo:color="#000000" loext:opacity="100%" style:font-name="Noto Serif CJK SC" fo:font-size="10.5pt" fo:font-weight="normal" style:font-name-asian="Noto Serif CJK SC" style:font-size-asian="10.5pt" style:font-weight-asian="normal" style:font-size-complex="10.5pt" style:font-weight-complex="normal"/>
    </style:style>
    <style:style style:name="P65" style:family="paragraph" style:parent-style-name="Text_20_body">
      <style:text-properties fo:color="#000000" loext:opacity="100%" style:font-name="Noto Serif CJK SC" fo:font-size="10.5pt" fo:font-weight="bold" officeooo:paragraph-rsid="07110f28" style:font-name-asian="Noto Serif CJK SC" style:font-size-asian="10.5pt" style:font-weight-asian="bold" style:font-size-complex="10.5pt" style:font-weight-complex="bold"/>
    </style:style>
    <style:style style:name="P66" style:family="paragraph" style:parent-style-name="Text_20_body">
      <style:text-properties style:font-name="Noto Serif CJK SC" fo:font-size="10.5pt" fo:font-weight="normal" officeooo:paragraph-rsid="045233e2" style:font-name-asian="Noto Serif CJK SC" style:font-size-asian="10.5pt" style:font-weight-asian="normal" style:font-size-complex="10.5pt" style:font-weight-complex="normal"/>
    </style:style>
    <style:style style:name="P67" style:family="paragraph" style:parent-style-name="Text_20_body">
      <style:text-properties style:font-name="Noto Serif CJK SC" fo:font-size="10.5pt" fo:font-weight="normal" officeooo:paragraph-rsid="06b8b9fc" style:font-name-asian="Noto Serif CJK SC" style:font-size-asian="10.5pt" style:font-weight-asian="normal" style:font-size-complex="10.5pt" style:font-weight-complex="normal"/>
    </style:style>
    <style:style style:name="P68" style:family="paragraph" style:parent-style-name="Text_20_body">
      <style:text-properties style:font-name="Noto Serif CJK SC" fo:font-size="10.5pt" fo:font-weight="bold" style:font-name-asian="Noto Serif CJK SC" style:font-size-asian="10.5pt" style:font-weight-asian="normal" style:font-size-complex="10.5pt" style:font-weight-complex="normal"/>
    </style:style>
    <style:style style:name="P69" style:family="paragraph" style:parent-style-name="Text_20_body">
      <style:text-properties style:font-name="Noto Serif CJK SC" fo:font-size="10.5pt" style:font-name-asian="Noto Serif CJK SC" style:font-size-asian="10.5pt" style:font-size-complex="10.5pt"/>
    </style:style>
    <style:style style:name="P70" style:family="paragraph" style:parent-style-name="Text_20_body">
      <style:text-properties style:font-name="Noto Serif CJK SC" fo:font-size="10.5pt" officeooo:paragraph-rsid="06b7eb5f" style:font-name-asian="Noto Serif CJK SC" style:font-size-asian="10.5pt" style:font-size-complex="10.5pt"/>
    </style:style>
    <style:style style:name="P71" style:family="paragraph" style:parent-style-name="Text_20_body">
      <style:text-properties style:font-name="Noto Serif CJK SC" fo:font-size="10.5pt" officeooo:paragraph-rsid="06c399ec" style:font-name-asian="Noto Serif CJK SC" style:font-size-asian="10.5pt" style:font-size-complex="10.5pt"/>
    </style:style>
    <style:style style:name="P72" style:family="paragraph" style:parent-style-name="Text_20_body">
      <style:text-properties officeooo:paragraph-rsid="01b88763"/>
    </style:style>
    <style:style style:name="P73" style:family="paragraph" style:parent-style-name="Text_20_body">
      <style:text-properties officeooo:paragraph-rsid="03ab189d"/>
    </style:style>
    <style:style style:name="P74"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bold" officeooo:rsid="01e3ad61" officeooo:paragraph-rsid="01e3ad61" style:font-name-asian="Noto Serif CJK SC" style:font-size-asian="10.5pt" style:font-style-asian="normal" style:font-weight-asian="bold" style:font-size-complex="10.5pt" style:font-weight-complex="bold"/>
    </style:style>
    <style:style style:name="P75"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bold" officeooo:rsid="01e3ad61" officeooo:paragraph-rsid="07110f28" style:font-name-asian="Noto Serif CJK SC" style:font-size-asian="10.5pt" style:font-style-asian="normal" style:font-weight-asian="bold" style:font-size-complex="10.5pt" style:font-weight-complex="bold"/>
    </style:style>
    <style:style style:name="P76"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bold" officeooo:rsid="01e3ad61" officeooo:paragraph-rsid="07a08562" style:font-name-asian="Noto Serif CJK SC" style:font-size-asian="10.5pt" style:font-style-asian="normal" style:font-weight-asian="bold" style:font-size-complex="10.5pt" style:font-weight-complex="bold"/>
    </style:style>
    <style:style style:name="P77"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bold" officeooo:rsid="01f3a535" officeooo:paragraph-rsid="0366ad88" style:font-name-asian="Noto Serif CJK SC" style:font-size-asian="10.5pt" style:font-style-asian="normal" style:font-weight-asian="bold" style:font-size-complex="10.5pt" style:font-weight-complex="bold"/>
    </style:style>
    <style:style style:name="P78"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normal" officeooo:rsid="01e3ad61" officeooo:paragraph-rsid="01e5ee96" style:font-name-asian="Noto Serif CJK SC" style:font-size-asian="10.5pt" style:font-style-asian="normal" style:font-weight-asian="normal" style:font-size-complex="10.5pt" style:font-weight-complex="normal"/>
    </style:style>
    <style:style style:name="P79"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officeooo:rsid="01e3ad61" officeooo:paragraph-rsid="06fd2c82" style:font-name-asian="Noto Serif CJK SC" style:font-size-asian="10.5pt" style:font-style-asian="normal" style:font-weight-asian="normal" style:font-size-complex="10.5pt"/>
    </style:style>
    <style:style style:name="P80" style:family="paragraph" style:parent-style-name="Text_20_body">
      <style:text-properties fo:font-variant="normal" fo:text-transform="none" fo:color="#000000" loext:opacity="100%" style:font-name="Noto Serif CJK SC" fo:font-size="10.5pt" fo:letter-spacing="normal" fo:font-style="normal" fo:font-weight="normal" officeooo:rsid="03a8127a" officeooo:paragraph-rsid="03a8127a" style:font-name-asian="Noto Serif CJK SC" style:font-size-asian="10.5pt" style:font-weight-asian="normal" style:font-size-complex="10.5pt" style:font-weight-complex="normal"/>
    </style:style>
    <style:style style:name="P81" style:family="paragraph" style:parent-style-name="Text_20_body">
      <style:text-properties fo:font-variant="normal" fo:text-transform="none" fo:color="#000000" loext:opacity="100%" style:font-name="Noto Serif CJK SC" fo:font-size="10.5pt" fo:letter-spacing="normal" fo:font-style="normal" fo:font-weight="normal" officeooo:rsid="03fc0a06" officeooo:paragraph-rsid="03fc0a06" style:font-name-asian="Noto Serif CJK SC" style:font-size-asian="10.5pt" style:font-weight-asian="normal" style:font-size-complex="10.5pt" style:font-weight-complex="normal"/>
    </style:style>
    <style:style style:name="P82" style:family="paragraph" style:parent-style-name="Text_20_body">
      <style:text-properties fo:font-variant="normal" fo:text-transform="none" fo:color="#000000" loext:opacity="100%" style:font-name="Noto Serif CJK SC" fo:font-size="10.5pt" fo:letter-spacing="normal" fo:font-style="normal" fo:font-weight="normal" officeooo:rsid="066dc38f" officeooo:paragraph-rsid="066dc38f" style:font-name-asian="Noto Serif CJK SC" style:font-size-asian="10.5pt" style:font-weight-asian="normal" style:font-size-complex="10.5pt" style:font-weight-complex="normal"/>
    </style:style>
    <style:style style:name="P83" style:family="paragraph" style:parent-style-name="Text_20_body">
      <style:text-properties fo:font-variant="normal" fo:text-transform="none" fo:color="#000000" loext:opacity="100%" style:font-name="Noto Serif CJK SC" fo:font-size="10.5pt" fo:letter-spacing="normal" fo:font-style="normal" fo:font-weight="normal" officeooo:paragraph-rsid="01ced5d9" style:font-name-asian="Noto Serif CJK SC" style:font-size-asian="10.5pt" style:font-style-asian="normal" style:font-weight-asian="normal" style:font-size-complex="10.5pt" style:font-weight-complex="normal"/>
    </style:style>
    <style:style style:name="P84" style:family="paragraph" style:parent-style-name="Text_20_body">
      <style:text-properties fo:font-variant="normal" fo:text-transform="none" fo:color="#202122" loext:opacity="100%" style:font-name="sans-serif" fo:font-size="10.5pt" fo:letter-spacing="normal" fo:font-style="normal" fo:font-weight="normal" officeooo:rsid="06803a15" officeooo:paragraph-rsid="06803a15" style:font-name-asian="Noto Serif CJK SC" style:font-size-asian="10.5pt" style:font-weight-asian="normal" style:font-size-complex="10.5pt" style:font-weight-complex="normal"/>
    </style:style>
    <style:style style:name="P85" style:family="paragraph" style:parent-style-name="Preformatted_20_Text">
      <loext:graphic-properties draw:fill="none" draw:fill-color="#ffffff"/>
      <style:paragraph-properties fo:background-color="transparent" fo:padding="0cm" fo:border="none"/>
    </style:style>
    <style:style style:name="P86" style:family="paragraph" style:parent-style-name="Text_20_body">
      <style:text-properties officeooo:paragraph-rsid="067c5d22"/>
    </style:style>
    <style:style style:name="P87" style:family="paragraph" style:parent-style-name="Text_20_body">
      <style:text-properties officeooo:paragraph-rsid="06847302"/>
    </style:style>
    <style:style style:name="P88" style:family="paragraph" style:parent-style-name="Text_20_body">
      <style:text-properties officeooo:paragraph-rsid="068624c1"/>
    </style:style>
    <style:style style:name="P89" style:family="paragraph" style:parent-style-name="Text_20_body">
      <style:text-properties officeooo:paragraph-rsid="069566a6"/>
    </style:style>
    <style:style style:name="P90" style:family="paragraph" style:parent-style-name="Text_20_body">
      <style:text-properties officeooo:paragraph-rsid="069e9c48"/>
    </style:style>
    <style:style style:name="P91" style:family="paragraph" style:parent-style-name="Text_20_body">
      <style:text-properties officeooo:paragraph-rsid="06a06943"/>
    </style:style>
    <style:style style:name="P92" style:family="paragraph" style:parent-style-name="Text_20_body">
      <style:text-properties officeooo:paragraph-rsid="067dbe8d"/>
    </style:style>
    <style:style style:name="P93" style:family="paragraph" style:parent-style-name="Text_20_body">
      <style:text-properties officeooo:paragraph-rsid="06e42fe3"/>
    </style:style>
    <style:style style:name="P94" style:family="paragraph" style:parent-style-name="Text_20_body">
      <style:text-properties officeooo:paragraph-rsid="03fc0a06"/>
    </style:style>
    <style:style style:name="P95" style:family="paragraph" style:parent-style-name="Text_20_body">
      <style:text-properties officeooo:paragraph-rsid="07701c8d"/>
    </style:style>
    <style:style style:name="P96" style:family="paragraph" style:parent-style-name="Text_20_body">
      <style:text-properties officeooo:paragraph-rsid="0773a1fd"/>
    </style:style>
    <style:style style:name="P97" style:family="paragraph" style:parent-style-name="Text_20_body">
      <style:text-properties officeooo:paragraph-rsid="077d1879"/>
    </style:style>
    <style:style style:name="P98" style:family="paragraph" style:parent-style-name="Text_20_body">
      <style:text-properties officeooo:paragraph-rsid="07859596"/>
    </style:style>
    <style:style style:name="P99" style:family="paragraph" style:parent-style-name="Text_20_body">
      <style:text-properties officeooo:paragraph-rsid="01d530d3"/>
    </style:style>
    <style:style style:name="P100" style:family="paragraph" style:parent-style-name="Text_20_body">
      <style:text-properties fo:font-variant="normal" fo:text-transform="none" fo:color="#333333" loext:opacity="100%" style:font-name="Noto Serif CJK SC" fo:font-size="10.5pt" fo:letter-spacing="normal" style:text-underline-style="solid" style:text-underline-width="auto" style:text-underline-color="font-color" fo:font-weight="bold" officeooo:rsid="0712380b" officeooo:paragraph-rsid="0712380b" style:font-name-asian="Georgia" style:font-size-asian="10.5pt" style:font-style-asian="normal" style:font-weight-asian="normal" style:font-size-complex="10.5pt" style:font-weight-complex="bold"/>
    </style:style>
    <style:style style:name="P101" style:family="paragraph" style:parent-style-name="Text_20_body">
      <style:text-properties fo:font-variant="normal" fo:text-transform="none" fo:color="#000000" loext:opacity="100%" style:font-name="Noto Serif CJK SC" fo:font-size="10.5pt" fo:letter-spacing="normal" fo:font-style="normal" style:text-underline-style="solid" style:text-underline-width="auto" style:text-underline-color="font-color" fo:font-weight="normal" officeooo:rsid="0712380b" officeooo:paragraph-rsid="01f05b66" style:font-name-asian="Noto Serif CJK SC" style:font-size-asian="10.5pt" style:font-style-asian="normal" style:font-weight-asian="normal" style:font-size-complex="10.5pt" style:font-weight-complex="normal"/>
    </style:style>
    <style:style style:name="P102" style:family="paragraph" style:parent-style-name="Text_20_body">
      <style:text-properties fo:font-variant="normal" fo:text-transform="none" fo:color="#000000" loext:opacity="100%" style:font-name="Noto Serif CJK SC" fo:font-size="10.5pt" fo:letter-spacing="normal" fo:font-style="normal" style:text-underline-style="solid" style:text-underline-width="auto" style:text-underline-color="font-color" fo:font-weight="normal" officeooo:rsid="07934edb" officeooo:paragraph-rsid="07934edb" style:font-name-asian="Noto Serif CJK SC" style:font-size-asian="10.5pt" style:font-style-asian="normal" style:font-weight-asian="normal" style:font-size-complex="10.5pt" style:font-weight-complex="normal"/>
    </style:style>
    <style:style style:name="P103"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normal" officeooo:rsid="06c23c34" officeooo:paragraph-rsid="073e02d9" style:font-name-asian="Noto Serif CJK SC" style:font-size-asian="10.5pt" style:font-style-asian="normal" style:font-weight-asian="normal" style:font-size-complex="10.5pt" style:font-weight-complex="normal"/>
    </style:style>
    <style:style style:name="P104" style:family="paragraph" style:parent-style-name="Text_20_body">
      <style:text-properties fo:font-variant="normal" fo:text-transform="none" fo:color="#000000" loext:opacity="100%" style:font-name="Noto Serif CJK SC" fo:font-size="10.5pt" fo:letter-spacing="normal" style:text-underline-style="solid" style:text-underline-width="auto" style:text-underline-color="font-color" fo:font-weight="normal" officeooo:rsid="06afb6dd" officeooo:paragraph-rsid="06afb6dd" style:font-name-asian="Noto Serif CJK SC" style:font-size-asian="10.5pt" style:font-style-asian="normal" style:font-weight-asian="normal" style:font-size-complex="10.5pt" style:font-weight-complex="normal"/>
    </style:style>
    <style:style style:name="P105" style:family="paragraph" style:parent-style-name="Text_20_body">
      <style:paragraph-properties fo:text-align="center" style:justify-single-word="false"/>
      <style:text-properties officeooo:paragraph-rsid="0262c684"/>
    </style:style>
    <style:style style:name="P106" style:family="paragraph" style:parent-style-name="Text_20_body">
      <style:text-properties officeooo:paragraph-rsid="075de8f0"/>
    </style:style>
    <style:style style:name="T1" style:family="text">
      <style:text-properties fo:font-variant="normal" fo:text-transform="none" fo:color="#333333" loext:opacity="100%" fo:letter-spacing="normal" style:font-style-asian="normal"/>
    </style:style>
    <style:style style:name="T2" style:family="text">
      <style:text-properties fo:font-variant="normal" fo:text-transform="none" fo:color="#333333" loext:opacity="100%" fo:letter-spacing="normal" officeooo:rsid="02e9e84c" style:font-style-asian="normal"/>
    </style:style>
    <style:style style:name="T3" style:family="text">
      <style:text-properties fo:font-variant="normal" fo:text-transform="none" fo:color="#333333" loext:opacity="100%" fo:letter-spacing="normal" officeooo:rsid="02bb36d2" style:font-style-asian="normal"/>
    </style:style>
    <style:style style:name="T4" style:family="text">
      <style:text-properties fo:font-variant="normal" fo:text-transform="none" fo:color="#333333" loext:opacity="100%" fo:letter-spacing="normal" officeooo:rsid="02bcf10a" style:font-style-asian="normal"/>
    </style:style>
    <style:style style:name="T5" style:family="text">
      <style:text-properties fo:font-variant="normal" fo:text-transform="none" fo:color="#333333" loext:opacity="100%" fo:letter-spacing="normal" officeooo:rsid="02cdd05d" style:font-style-asian="normal"/>
    </style:style>
    <style:style style:name="T6" style:family="text">
      <style:text-properties fo:font-variant="normal" fo:text-transform="none" fo:color="#333333" loext:opacity="100%" fo:letter-spacing="normal" officeooo:rsid="02f0ead9" style:font-style-asian="normal"/>
    </style:style>
    <style:style style:name="T7" style:family="text">
      <style:text-properties fo:font-variant="normal" fo:text-transform="none" fo:color="#333333" loext:opacity="100%" fo:letter-spacing="normal" officeooo:rsid="02cffaad" style:font-style-asian="normal"/>
    </style:style>
    <style:style style:name="T8" style:family="text">
      <style:text-properties fo:font-variant="normal" fo:text-transform="none" fo:color="#333333" loext:opacity="100%" fo:letter-spacing="normal" officeooo:rsid="0768e569" style:font-style-asian="normal"/>
    </style:style>
    <style:style style:name="T9" style:family="text">
      <style:text-properties fo:font-variant="normal" fo:text-transform="none" fo:color="#333333" loext:opacity="100%" fo:letter-spacing="normal" style:font-name-asian="Georgia" style:font-style-asian="normal" style:font-weight-asian="normal"/>
    </style:style>
    <style:style style:name="T10" style:family="text">
      <style:text-properties fo:font-variant="normal" fo:text-transform="none" fo:color="#333333" loext:opacity="100%" fo:letter-spacing="normal" officeooo:rsid="070b0d92" style:font-name-asian="Georgia" style:font-style-asian="normal" style:font-weight-asian="normal"/>
    </style:style>
    <style:style style:name="T11" style:family="text">
      <style:text-properties fo:font-variant="normal" fo:text-transform="none" fo:color="#333333" loext:opacity="100%" fo:letter-spacing="normal" officeooo:rsid="070bd210" style:font-name-asian="Georgia" style:font-style-asian="normal" style:font-weight-asian="normal"/>
    </style:style>
    <style:style style:name="T12" style:family="text">
      <style:text-properties fo:font-variant="normal" fo:text-transform="none" fo:color="#333333" loext:opacity="100%" fo:letter-spacing="normal" officeooo:rsid="07110f28" style:font-name-asian="Georgia" style:font-style-asian="normal" style:font-weight-asian="normal"/>
    </style:style>
    <style:style style:name="T13" style:family="text">
      <style:text-properties fo:font-variant="normal" fo:text-transform="none" fo:color="#333333" loext:opacity="100%" fo:letter-spacing="normal" officeooo:rsid="0713bdf8" style:font-name-asian="Georgia" style:font-style-asian="normal" style:font-weight-asian="normal"/>
    </style:style>
    <style:style style:name="T14" style:family="text">
      <style:text-properties fo:font-variant="normal" fo:text-transform="none" fo:color="#333333" loext:opacity="100%" fo:letter-spacing="normal" officeooo:rsid="07179a4a" style:font-name-asian="Georgia" style:font-style-asian="normal" style:font-weight-asian="normal"/>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style:font-style-asian="normal"/>
    </style:style>
    <style:style style:name="T17" style:family="text">
      <style:text-properties fo:font-variant="normal" fo:text-transform="none" fo:letter-spacing="normal" fo:font-style="normal" officeooo:rsid="01f03e49" style:font-style-asian="normal"/>
    </style:style>
    <style:style style:name="T18" style:family="text">
      <style:text-properties fo:font-variant="normal" fo:text-transform="none" fo:letter-spacing="normal" fo:font-style="normal" officeooo:rsid="01f05b66" style:font-style-asian="normal"/>
    </style:style>
    <style:style style:name="T19" style:family="text">
      <style:text-properties fo:font-variant="normal" fo:text-transform="none" fo:letter-spacing="normal" fo:font-style="normal" officeooo:rsid="01cf249f" style:font-style-asian="normal"/>
    </style:style>
    <style:style style:name="T20" style:family="text">
      <style:text-properties fo:font-variant="normal" fo:text-transform="none" fo:letter-spacing="normal" fo:font-style="normal" officeooo:rsid="0712380b" style:font-style-asian="normal"/>
    </style:style>
    <style:style style:name="T21" style:family="text">
      <style:text-properties fo:font-variant="normal" fo:text-transform="none" fo:letter-spacing="normal" fo:font-style="normal" officeooo:rsid="06f65c9e" style:font-style-asian="normal"/>
    </style:style>
    <style:style style:name="T22" style:family="text">
      <style:text-properties fo:font-variant="normal" fo:text-transform="none" fo:letter-spacing="normal" fo:font-style="normal" officeooo:rsid="07934edb" style:font-style-asian="normal"/>
    </style:style>
    <style:style style:name="T23" style:family="text">
      <style:text-properties fo:font-variant="normal" fo:text-transform="none" fo:letter-spacing="normal" fo:font-style="normal" officeooo:rsid="079ec5b6" style:font-style-asian="normal"/>
    </style:style>
    <style:style style:name="T24" style:family="text">
      <style:text-properties fo:font-variant="normal" fo:text-transform="none" fo:letter-spacing="normal" fo:font-style="normal" officeooo:rsid="06c23c34" style:font-style-asian="normal"/>
    </style:style>
    <style:style style:name="T25" style:family="text">
      <style:text-properties fo:font-variant="normal" fo:text-transform="none" fo:letter-spacing="normal" fo:font-style="normal" officeooo:rsid="06e2c33f" style:font-style-asian="normal"/>
    </style:style>
    <style:style style:name="T26" style:family="text">
      <style:text-properties fo:font-variant="normal" fo:text-transform="none" fo:letter-spacing="normal" fo:font-style="normal" officeooo:rsid="06e51264" style:font-style-asian="normal"/>
    </style:style>
    <style:style style:name="T27" style:family="text">
      <style:text-properties fo:font-variant="normal" fo:text-transform="none" fo:letter-spacing="normal" fo:font-style="normal" officeooo:rsid="06df7d17" style:font-style-asian="normal"/>
    </style:style>
    <style:style style:name="T28" style:family="text">
      <style:text-properties fo:font-variant="normal" fo:text-transform="none" fo:letter-spacing="normal" fo:font-style="normal" officeooo:rsid="06f2604a" style:font-style-asian="normal"/>
    </style:style>
    <style:style style:name="T29" style:family="text">
      <style:text-properties fo:font-variant="normal" fo:text-transform="none" fo:letter-spacing="normal" fo:font-style="normal" officeooo:rsid="07a4c291" style:font-style-asian="normal"/>
    </style:style>
    <style:style style:name="T30" style:family="text">
      <style:text-properties fo:font-variant="normal" fo:text-transform="none" fo:letter-spacing="normal" fo:font-style="normal" officeooo:rsid="01bc31d0"/>
    </style:style>
    <style:style style:name="T31" style:family="text">
      <style:text-properties fo:font-variant="normal" fo:text-transform="none" fo:letter-spacing="normal" fo:font-style="normal" officeooo:rsid="01cccf25"/>
    </style:style>
    <style:style style:name="T32" style:family="text">
      <style:text-properties fo:font-variant="normal" fo:text-transform="none" fo:letter-spacing="normal" fo:font-style="normal" officeooo:rsid="01ced5d9"/>
    </style:style>
    <style:style style:name="T33" style:family="text">
      <style:text-properties fo:font-variant="normal" fo:text-transform="none" fo:letter-spacing="normal" fo:font-style="normal" officeooo:rsid="01effcb9"/>
    </style:style>
    <style:style style:name="T34" style:family="text">
      <style:text-properties fo:font-variant="normal" fo:text-transform="none" fo:letter-spacing="normal" fo:font-style="normal" officeooo:rsid="03a48933"/>
    </style:style>
    <style:style style:name="T35" style:family="text">
      <style:text-properties fo:font-variant="normal" fo:text-transform="none" fo:letter-spacing="normal" fo:font-style="normal" officeooo:rsid="01c8f30b"/>
    </style:style>
    <style:style style:name="T36" style:family="text">
      <style:text-properties fo:font-variant="normal" fo:text-transform="none" fo:letter-spacing="normal" fo:font-style="normal" fo:font-weight="normal" style:font-weight-asian="normal" style:font-weight-complex="normal"/>
    </style:style>
    <style:style style:name="T37" style:family="text">
      <style:text-properties fo:font-variant="normal" fo:text-transform="none" fo:letter-spacing="normal" fo:font-style="normal" fo:font-weight="normal" officeooo:rsid="03730b13" style:font-weight-asian="normal" style:font-weight-complex="normal"/>
    </style:style>
    <style:style style:name="T38" style:family="text">
      <style:text-properties fo:font-variant="normal" fo:text-transform="none" fo:letter-spacing="normal" fo:font-style="normal" fo:font-weight="normal" officeooo:rsid="01c8f30b" style:font-weight-asian="normal" style:font-weight-complex="normal"/>
    </style:style>
    <style:style style:name="T39" style:family="text">
      <style:text-properties fo:font-variant="normal" fo:text-transform="none" fo:letter-spacing="normal" fo:font-style="normal" fo:font-weight="normal" officeooo:rsid="03712046" style:font-weight-asian="normal" style:font-weight-complex="normal"/>
    </style:style>
    <style:style style:name="T40" style:family="text">
      <style:text-properties fo:font-variant="normal" fo:text-transform="none" fo:letter-spacing="normal" fo:font-style="normal" fo:font-weight="normal" officeooo:rsid="03d33fc6" style:font-weight-asian="normal" style:font-weight-complex="normal"/>
    </style:style>
    <style:style style:name="T41" style:family="text">
      <style:text-properties fo:font-variant="normal" fo:text-transform="none" fo:letter-spacing="normal" fo:font-style="normal" fo:font-weight="bold" officeooo:rsid="01b88763" style:font-weight-asian="bold" style:font-weight-complex="bold"/>
    </style:style>
    <style:style style:name="T42" style:family="text">
      <style:text-properties fo:font-variant="normal" fo:text-transform="none" fo:letter-spacing="normal" fo:font-style="normal" fo:font-weight="bold" officeooo:rsid="022064db" style:font-weight-asian="bold" style:font-weight-complex="bold"/>
    </style:style>
    <style:style style:name="T43" style:family="text">
      <style:text-properties fo:font-variant="normal" fo:text-transform="none" fo:letter-spacing="normal" style:font-style-asian="normal"/>
    </style:style>
    <style:style style:name="T44" style:family="text">
      <style:text-properties fo:font-variant="normal" fo:text-transform="none" fo:letter-spacing="normal" officeooo:rsid="01f3a535" style:font-style-asian="normal"/>
    </style:style>
    <style:style style:name="T45" style:family="text">
      <style:text-properties fo:font-variant="normal" fo:text-transform="none" fo:letter-spacing="normal" officeooo:rsid="06b3bf9a" style:font-style-asian="normal"/>
    </style:style>
    <style:style style:name="T46" style:family="text">
      <style:text-properties fo:font-variant="normal" fo:text-transform="none" fo:letter-spacing="normal" officeooo:rsid="06df7d17" style:font-style-asian="normal"/>
    </style:style>
    <style:style style:name="T47" style:family="text">
      <style:text-properties fo:font-variant="normal" fo:text-transform="none" fo:letter-spacing="normal" officeooo:rsid="06ef0216" style:font-style-asian="normal"/>
    </style:style>
    <style:style style:name="T48" style:family="text">
      <style:text-properties fo:font-variant="normal" fo:text-transform="none" fo:letter-spacing="normal" officeooo:rsid="06f2604a" style:font-style-asian="normal"/>
    </style:style>
    <style:style style:name="T49" style:family="text">
      <style:text-properties fo:font-variant="normal" fo:text-transform="none" fo:letter-spacing="normal" officeooo:rsid="01e3ad61" style:font-style-asian="normal"/>
    </style:style>
    <style:style style:name="T50" style:family="text">
      <style:text-properties fo:font-variant="normal" fo:text-transform="none" fo:letter-spacing="normal" officeooo:rsid="0713bdf8" style:font-style-asian="normal"/>
    </style:style>
    <style:style style:name="T51" style:family="text">
      <style:text-properties fo:font-variant="normal" fo:text-transform="none" fo:letter-spacing="normal" officeooo:rsid="0719332d" style:font-style-asian="normal"/>
    </style:style>
    <style:style style:name="T52" style:family="text">
      <style:text-properties fo:font-variant="normal" fo:text-transform="none" fo:letter-spacing="normal" officeooo:rsid="035d0bb5" style:font-style-asian="normal"/>
    </style:style>
    <style:style style:name="T53" style:family="text">
      <style:text-properties fo:font-variant="normal" fo:text-transform="none" fo:letter-spacing="normal" officeooo:rsid="06c23c34" style:font-style-asian="normal"/>
    </style:style>
    <style:style style:name="T54" style:family="text">
      <style:text-properties fo:font-variant="normal" fo:text-transform="none" fo:letter-spacing="normal" officeooo:rsid="071d582e" style:font-style-asian="normal"/>
    </style:style>
    <style:style style:name="T55" style:family="text">
      <style:text-properties fo:font-variant="normal" fo:text-transform="none" fo:letter-spacing="normal" officeooo:rsid="073e7547" style:font-style-asian="normal"/>
    </style:style>
    <style:style style:name="T56" style:family="text">
      <style:text-properties fo:font-variant="normal" fo:text-transform="none" fo:letter-spacing="normal" officeooo:rsid="073ee8c1" style:font-style-asian="normal"/>
    </style:style>
    <style:style style:name="T57" style:family="text">
      <style:text-properties fo:font-variant="normal" fo:text-transform="none" fo:letter-spacing="normal" officeooo:rsid="01d18304" style:font-style-asian="normal"/>
    </style:style>
    <style:style style:name="T58" style:family="text">
      <style:text-properties fo:font-variant="normal" fo:text-transform="none" fo:letter-spacing="normal" officeooo:rsid="078bacda" style:font-style-asian="normal"/>
    </style:style>
    <style:style style:name="T59" style:family="text">
      <style:text-properties fo:font-variant="normal" fo:text-transform="none" fo:letter-spacing="normal" officeooo:rsid="07a107d0" style:font-style-asian="normal"/>
    </style:style>
    <style:style style:name="T60" style:family="text">
      <style:text-properties fo:font-variant="normal" fo:text-transform="none" fo:letter-spacing="normal" style:text-underline-style="solid" style:text-underline-width="auto" style:text-underline-color="font-color" style:font-style-asian="normal"/>
    </style:style>
    <style:style style:name="T61" style:family="text">
      <style:text-properties fo:font-variant="normal" fo:text-transform="none" fo:letter-spacing="normal" style:text-underline-style="solid" style:text-underline-width="auto" style:text-underline-color="font-color" officeooo:rsid="01e3ad61" style:font-style-asian="normal"/>
    </style:style>
    <style:style style:name="T62" style:family="text">
      <style:text-properties fo:font-variant="normal" fo:text-transform="none" fo:letter-spacing="normal" style:text-underline-style="solid" style:text-underline-width="auto" style:text-underline-color="font-color" officeooo:rsid="06b3bf9a" style:font-style-asian="normal"/>
    </style:style>
    <style:style style:name="T63" style:family="text">
      <style:text-properties fo:font-variant="normal" fo:text-transform="none" fo:letter-spacing="normal" style:text-underline-style="solid" style:text-underline-width="auto" style:text-underline-color="font-color" officeooo:rsid="07110f28" style:font-style-asian="normal"/>
    </style:style>
    <style:style style:name="T64" style:family="text">
      <style:text-properties fo:font-variant="normal" fo:text-transform="none" fo:letter-spacing="normal" style:text-underline-style="solid" style:text-underline-width="auto" style:text-underline-color="font-color" officeooo:rsid="0713bdf8" style:font-style-asian="normal"/>
    </style:style>
    <style:style style:name="T65" style:family="text">
      <style:text-properties fo:font-variant="normal" fo:text-transform="none" fo:letter-spacing="normal" fo:font-weight="normal" officeooo:rsid="02562c02" style:language-asian="zh" style:country-asian="CN" style:font-style-asian="normal" style:font-weight-asian="normal" style:font-weight-complex="normal"/>
    </style:style>
    <style:style style:name="T66" style:family="text">
      <style:text-properties fo:font-variant="normal" fo:text-transform="none" fo:letter-spacing="normal" fo:font-weight="normal" officeooo:rsid="02954667" style:language-asian="zh" style:country-asian="CN" style:font-style-asian="normal" style:font-weight-asian="normal" style:font-weight-complex="normal"/>
    </style:style>
    <style:style style:name="T67" style:family="text">
      <style:text-properties fo:font-variant="normal" fo:text-transform="none" fo:letter-spacing="normal" fo:font-weight="normal" officeooo:rsid="073e02d9" style:language-asian="zh" style:country-asian="CN" style:font-style-asian="normal" style:font-weight-asian="normal" style:font-weight-complex="normal"/>
    </style:style>
    <style:style style:name="T68" style:family="text">
      <style:text-properties fo:font-variant="normal" fo:text-transform="none" fo:letter-spacing="normal" fo:font-weight="normal" officeooo:rsid="035d0bb5" style:language-asian="zh" style:country-asian="CN" style:font-style-asian="normal" style:font-weight-asian="normal" style:font-weight-complex="normal"/>
    </style:style>
    <style:style style:name="T69" style:family="text">
      <style:text-properties fo:font-variant="normal" fo:text-transform="none" fo:letter-spacing="normal" fo:font-weight="normal" officeooo:rsid="07435152" style:language-asian="zh" style:country-asian="CN" style:font-style-asian="normal" style:font-weight-asian="normal" style:font-weight-complex="normal"/>
    </style:style>
    <style:style style:name="T70" style:family="text">
      <style:text-properties fo:font-variant="normal" fo:text-transform="none" fo:letter-spacing="normal" fo:font-weight="normal" style:font-style-asian="normal" style:font-weight-asian="normal" style:font-weight-complex="normal"/>
    </style:style>
    <style:style style:name="T71" style:family="text">
      <style:text-properties fo:font-variant="normal" fo:text-transform="none" fo:letter-spacing="normal" fo:font-weight="normal" officeooo:rsid="01f4f177" style:font-style-asian="normal" style:font-weight-asian="normal" style:font-weight-complex="normal"/>
    </style:style>
    <style:style style:name="T72" style:family="text">
      <style:text-properties fo:font-variant="normal" fo:text-transform="none" fo:letter-spacing="normal" fo:font-weight="normal" officeooo:rsid="0713bdf8" style:font-style-asian="normal" style:font-weight-asian="normal" style:font-weight-complex="normal"/>
    </style:style>
    <style:style style:name="T73" style:family="text">
      <style:text-properties fo:font-variant="normal" fo:text-transform="none" fo:letter-spacing="normal" fo:font-weight="bold" style:language-asian="zh" style:country-asian="CN" style:font-style-asian="normal" style:font-weight-asian="bold" style:font-weight-complex="bold"/>
    </style:style>
    <style:style style:name="T74" style:family="text">
      <style:text-properties fo:font-variant="normal" fo:text-transform="none" fo:letter-spacing="normal" fo:font-weight="bold" officeooo:rsid="0242e078" style:language-asian="zh" style:country-asian="CN" style:font-style-asian="normal" style:font-weight-asian="bold" style:font-weight-complex="bold"/>
    </style:style>
    <style:style style:name="T75" style:family="text">
      <style:text-properties fo:font-variant="normal" fo:text-transform="none" fo:letter-spacing="normal" fo:font-weight="bold" officeooo:rsid="02435410" style:language-asian="zh" style:country-asian="CN" style:font-style-asian="normal" style:font-weight-asian="bold" style:font-weight-complex="bold"/>
    </style:style>
    <style:style style:name="T76" style:family="text">
      <style:text-properties fo:font-variant="normal" fo:text-transform="none" fo:letter-spacing="normal" fo:font-weight="bold" officeooo:rsid="0245df66" style:language-asian="zh" style:country-asian="CN" style:font-style-asian="normal" style:font-weight-asian="bold" style:font-weight-complex="bold"/>
    </style:style>
    <style:style style:name="T77" style:family="text">
      <style:text-properties fo:font-variant="normal" fo:text-transform="none" fo:letter-spacing="normal" fo:font-weight="bold" officeooo:rsid="02719d08" style:language-asian="zh" style:country-asian="CN" style:font-style-asian="normal" style:font-weight-asian="bold" style:font-weight-complex="bold"/>
    </style:style>
    <style:style style:name="T78" style:family="text">
      <style:text-properties fo:font-variant="normal" fo:text-transform="none" fo:color="#000000" loext:opacity="100%" style:text-line-through-style="none" style:text-line-through-type="none" style:font-name="Noto Serif CJK SC" fo:font-size="10.5pt" fo:letter-spacing="normal" fo:font-style="italic" style:text-underline-style="none" fo:font-weight="normal" officeooo:rsid="01c8f30b" style:text-blinking="false" fo:background-color="transparent" loext:char-shading-value="0" style:font-name-asian="Noto Serif CJK SC" style:font-size-asian="10.5pt" style:font-weight-asian="normal" style:font-size-complex="10.5pt" style:font-weight-complex="normal"/>
    </style:style>
    <style:style style:name="T79" style:family="text">
      <style:text-properties fo:font-variant="normal" fo:text-transform="none" fo:color="#000000" loext:opacity="100%" style:text-line-through-style="none" style:text-line-through-type="none" style:font-name="Noto Serif CJK SC" fo:font-size="10.5pt" fo:letter-spacing="normal" fo:font-style="normal" style:text-underline-style="none" fo:font-weight="normal" officeooo:rsid="01c8f30b" style:text-blinking="false" fo:background-color="#ffffff" loext:char-shading-value="0" style:font-name-asian="Noto Serif CJK SC" style:font-size-asian="10.5pt" style:font-weight-asian="normal" style:font-size-complex="10.5pt" style:font-weight-complex="normal"/>
    </style:style>
    <style:style style:name="T80" style:family="text">
      <style:text-properties fo:font-variant="normal" fo:text-transform="none" fo:color="#000000" loext:opacity="100%" style:font-name="Noto Serif CJK SC" fo:font-size="10.5pt" fo:letter-spacing="normal" fo:font-style="normal" fo:font-weight="normal" style:font-name-asian="Noto Serif CJK SC" style:font-size-asian="10.5pt" style:font-weight-asian="normal" style:font-size-complex="10.5pt" style:font-weight-complex="normal"/>
    </style:style>
    <style:style style:name="T81" style:family="text">
      <style:text-properties fo:font-variant="normal" fo:text-transform="none" fo:color="#000000" loext:opacity="100%" style:font-name="Noto Serif CJK SC" fo:font-size="10.5pt" fo:letter-spacing="normal" fo:font-style="normal" fo:font-weight="normal" officeooo:rsid="01c8f30b" style:font-name-asian="Noto Serif CJK SC" style:font-size-asian="10.5pt" style:font-weight-asian="normal" style:font-size-complex="10.5pt" style:font-weight-complex="normal"/>
    </style:style>
    <style:style style:name="T82" style:family="text">
      <style:text-properties fo:font-variant="normal" fo:text-transform="none" fo:color="#000000" loext:opacity="100%" style:font-name="Noto Serif CJK SC" fo:font-size="10.5pt" fo:letter-spacing="normal" fo:font-style="normal" fo:font-weight="normal" officeooo:rsid="01effcb9" style:font-name-asian="Noto Serif CJK SC" style:font-size-asian="10.5pt" style:font-weight-asian="normal" style:font-size-complex="10.5pt" style:font-weight-complex="normal"/>
    </style:style>
    <style:style style:name="T83" style:family="text">
      <style:text-properties fo:font-variant="normal" fo:text-transform="none" fo:color="#000000" loext:opacity="100%" style:font-name="Noto Serif CJK SC" fo:font-size="10.5pt" fo:letter-spacing="normal" fo:font-style="normal" fo:font-weight="normal" officeooo:rsid="01f03e49" style:font-name-asian="Noto Serif CJK SC" style:font-size-asian="10.5pt" style:font-weight-asian="normal" style:font-size-complex="10.5pt" style:font-weight-complex="normal"/>
    </style:style>
    <style:style style:name="T84" style:family="text">
      <style:text-properties fo:font-variant="normal" fo:text-transform="none" fo:color="#000000" loext:opacity="100%" style:font-name="Noto Serif CJK SC" fo:font-size="10.5pt" fo:letter-spacing="normal" fo:font-style="normal" fo:font-weight="normal" officeooo:rsid="03a48933" style:font-name-asian="Noto Serif CJK SC" style:font-size-asian="10.5pt" style:font-weight-asian="normal" style:font-size-complex="10.5pt" style:font-weight-complex="normal"/>
    </style:style>
    <style:style style:name="T85" style:family="text">
      <style:text-properties fo:font-variant="normal" fo:text-transform="none" fo:color="#000000" loext:opacity="100%" style:font-name="Noto Serif CJK SC" fo:font-size="10.5pt" fo:letter-spacing="normal" fo:font-style="normal" fo:font-weight="normal" officeooo:rsid="03a63a2f" style:font-name-asian="Noto Serif CJK SC" style:font-size-asian="10.5pt" style:font-weight-asian="normal" style:font-size-complex="10.5pt" style:font-weight-complex="normal"/>
    </style:style>
    <style:style style:name="T86" style:family="text">
      <style:text-properties fo:font-variant="normal" fo:text-transform="none" fo:color="#000000" loext:opacity="100%" style:font-name="Noto Serif CJK SC" fo:font-size="10.5pt" fo:letter-spacing="normal" fo:font-style="normal" fo:font-weight="normal" officeooo:rsid="066dc38f" style:font-name-asian="Noto Serif CJK SC" style:font-size-asian="10.5pt" style:font-weight-asian="normal" style:font-size-complex="10.5pt" style:font-weight-complex="normal"/>
    </style:style>
    <style:style style:name="T87" style:family="text">
      <style:text-properties fo:font-variant="normal" fo:text-transform="none" fo:color="#000000" loext:opacity="100%" style:font-name="Noto Serif CJK SC" fo:font-size="10.5pt" fo:letter-spacing="normal" fo:font-style="normal" fo:font-weight="normal" officeooo:rsid="067dbe8d" style:font-name-asian="Noto Serif CJK SC" style:font-size-asian="10.5pt" style:font-weight-asian="normal" style:font-size-complex="10.5pt" style:font-weight-complex="normal"/>
    </style:style>
    <style:style style:name="T88" style:family="text">
      <style:text-properties fo:font-variant="normal" fo:text-transform="none" fo:color="#000000" loext:opacity="100%" style:font-name="Noto Serif CJK SC" fo:font-size="10.5pt" fo:letter-spacing="normal" fo:font-style="normal" fo:font-weight="normal" officeooo:rsid="03fc0a06" style:font-name-asian="Noto Serif CJK SC" style:font-size-asian="10.5pt" style:font-weight-asian="normal" style:font-size-complex="10.5pt" style:font-weight-complex="normal"/>
    </style:style>
    <style:style style:name="T89" style:family="text">
      <style:text-properties fo:font-variant="normal" fo:text-transform="none" fo:color="#000000" loext:opacity="100%" style:font-name="Noto Serif CJK SC" fo:font-size="10.5pt" fo:letter-spacing="normal" fo:font-style="normal" fo:font-weight="normal" officeooo:rsid="03712046" style:font-name-asian="Noto Serif CJK SC" style:font-size-asian="10.5pt" style:font-weight-asian="normal" style:font-size-complex="10.5pt" style:font-weight-complex="normal"/>
    </style:style>
    <style:style style:name="T90" style:family="text">
      <style:text-properties fo:font-variant="normal" fo:text-transform="none" fo:color="#000000" loext:opacity="100%" style:font-name="Noto Serif CJK SC" fo:font-size="10.5pt" fo:letter-spacing="normal" fo:font-style="normal" fo:font-weight="normal" officeooo:rsid="03730b13" style:font-name-asian="Noto Serif CJK SC" style:font-size-asian="10.5pt" style:font-weight-asian="normal" style:font-size-complex="10.5pt" style:font-weight-complex="normal"/>
    </style:style>
    <style:style style:name="T91" style:family="text">
      <style:text-properties fo:font-variant="normal" fo:text-transform="none" fo:color="#000000" loext:opacity="100%" style:font-name="Noto Serif CJK SC" fo:font-size="10.5pt" fo:letter-spacing="normal" fo:font-style="normal" fo:font-weight="normal" officeooo:rsid="03d33fc6" style:font-name-asian="Noto Serif CJK SC" style:font-size-asian="10.5pt" style:font-weight-asian="normal" style:font-size-complex="10.5pt" style:font-weight-complex="normal"/>
    </style:style>
    <style:style style:name="T92" style:family="text">
      <style:text-properties fo:font-variant="normal" fo:text-transform="none" fo:color="#000000" loext:opacity="100%" style:font-name="Noto Serif CJK SC" fo:font-size="10.5pt" fo:letter-spacing="normal" fo:font-style="normal" fo:font-weight="normal" officeooo:rsid="0750c02d" style:font-name-asian="Noto Serif CJK SC" style:font-size-asian="10.5pt" style:font-weight-asian="normal" style:font-size-complex="10.5pt" style:font-weight-complex="normal"/>
    </style:style>
    <style:style style:name="T93" style:family="text">
      <style:text-properties fo:font-variant="normal" fo:text-transform="none" fo:color="#000000" loext:opacity="100%" style:font-name="Noto Serif CJK SC" fo:font-size="10.5pt" fo:letter-spacing="normal" fo:font-style="normal" style:text-underline-style="solid" style:text-underline-width="auto" style:text-underline-color="font-color" fo:font-weight="normal" officeooo:rsid="01cf249f" style:font-name-asian="Noto Serif CJK SC" style:font-size-asian="10.5pt" style:language-asian="zh" style:country-asian="CN" style:font-style-asian="normal" style:font-weight-asian="normal" style:font-size-complex="10.5pt" style:font-weight-complex="normal"/>
    </style:style>
    <style:style style:name="T94" style:family="text">
      <style:text-properties fo:font-variant="normal" fo:text-transform="none" fo:color="#000000" loext:opacity="100%" style:font-name="Noto Serif CJK SC" fo:font-size="10.5pt" fo:letter-spacing="normal" fo:font-style="italic" fo:font-weight="normal" officeooo:rsid="01c8f30b" style:font-name-asian="Noto Serif CJK SC" style:font-size-asian="10.5pt" style:font-weight-asian="normal" style:font-size-complex="10.5pt" style:font-weight-complex="normal"/>
    </style:style>
    <style:style style:name="T95" style:family="text">
      <style:text-properties fo:font-variant="normal" fo:text-transform="none" fo:color="#000000" loext:opacity="100%" style:font-name="Noto Serif CJK SC" fo:font-size="10.5pt" fo:letter-spacing="normal" fo:font-weight="normal" officeooo:rsid="01f03e49" style:font-name-asian="Noto Serif CJK SC" style:font-size-asian="10.5pt" style:font-weight-asian="normal" style:font-size-complex="10.5pt" style:font-weight-complex="normal"/>
    </style:style>
    <style:style style:name="T96" style:family="text">
      <style:text-properties fo:font-variant="normal" fo:text-transform="none" fo:color="#000000" loext:opacity="100%" style:font-name="Noto Serif CJK SC" fo:font-size="10.5pt" fo:letter-spacing="normal" style:text-underline-style="solid" style:text-underline-width="auto" style:text-underline-color="font-color" fo:font-weight="normal" officeooo:rsid="06c10405" style:font-name-asian="Noto Serif CJK SC" style:font-size-asian="10.5pt" style:font-style-asian="normal" style:font-weight-asian="normal" style:font-size-complex="10.5pt" style:font-weight-complex="normal"/>
    </style:style>
    <style:style style:name="T97" style:family="text">
      <style:text-properties fo:font-variant="normal" fo:text-transform="none" fo:color="#000000" loext:opacity="100%" style:font-name="Noto Serif CJK SC" fo:font-size="10.5pt" fo:letter-spacing="normal" style:text-underline-style="solid" style:text-underline-width="auto" style:text-underline-color="font-color" fo:font-weight="normal" officeooo:rsid="06e42fe3" style:font-name-asian="Noto Serif CJK SC" style:font-size-asian="10.5pt" style:font-style-asian="normal" style:font-weight-asian="normal" style:font-size-complex="10.5pt" style:font-weight-complex="normal"/>
    </style:style>
    <style:style style:name="T98" style:family="text">
      <style:text-properties fo:font-variant="normal" fo:text-transform="none" fo:color="#000000" loext:opacity="100%" style:font-name="Noto Serif CJK SC" fo:font-size="10.5pt" fo:letter-spacing="normal" style:text-underline-style="solid" style:text-underline-width="auto" style:text-underline-color="font-color" fo:font-weight="bold" officeooo:rsid="069e9c48" style:font-name-asian="Noto Serif CJK SC" style:font-size-asian="10.5pt" style:font-style-asian="normal" style:font-weight-asian="bold" style:font-size-complex="10.5pt" style:font-weight-complex="bold"/>
    </style:style>
    <style:style style:name="T99" style:family="text">
      <style:text-properties fo:font-variant="normal" fo:text-transform="none" fo:color="#000000" loext:opacity="100%" fo:letter-spacing="normal" style:text-underline-style="solid" style:text-underline-width="auto" style:text-underline-color="font-color" fo:font-weight="normal" style:font-style-asian="normal" style:font-weight-asian="normal" style:font-weight-complex="normal"/>
    </style:style>
    <style:style style:name="T100" style:family="text">
      <style:text-properties fo:font-variant="normal" fo:text-transform="none" fo:color="#000000" loext:opacity="100%" fo:letter-spacing="normal" style:text-underline-style="solid" style:text-underline-width="auto" style:text-underline-color="font-color" fo:font-weight="normal" officeooo:rsid="0221ac0e" style:font-style-asian="normal" style:font-weight-asian="normal" style:font-weight-complex="normal"/>
    </style:style>
    <style:style style:name="T101" style:family="text">
      <style:text-properties fo:font-variant="normal" fo:text-transform="none" fo:color="#000000" loext:opacity="100%" fo:letter-spacing="normal" style:text-underline-style="solid" style:text-underline-width="auto" style:text-underline-color="font-color" fo:font-weight="normal" officeooo:rsid="06b0103e" style:font-style-asian="normal" style:font-weight-asian="normal" style:font-weight-complex="normal"/>
    </style:style>
    <style:style style:name="T102" style:family="text">
      <style:text-properties fo:font-variant="normal" fo:text-transform="none" fo:color="#000000" loext:opacity="100%" fo:letter-spacing="normal" style:text-underline-style="solid" style:text-underline-width="auto" style:text-underline-color="font-color" fo:font-weight="normal" officeooo:rsid="0750c02d" style:font-style-asian="normal" style:font-weight-asian="normal" style:font-weight-complex="normal"/>
    </style:style>
    <style:style style:name="T103" style:family="text">
      <style:text-properties fo:font-variant="normal" fo:text-transform="none" fo:color="#000000" loext:opacity="100%" fo:letter-spacing="normal" style:text-underline-style="solid" style:text-underline-width="auto" style:text-underline-color="font-color" fo:font-weight="normal" officeooo:rsid="0760213c" style:font-style-asian="normal" style:font-weight-asian="normal" style:font-weight-complex="normal"/>
    </style:style>
    <style:style style:name="T104" style:family="text">
      <style:text-properties fo:font-variant="normal" fo:text-transform="none" fo:color="#000000" loext:opacity="100%" style:font-name="Times New Roman" fo:font-size="14pt" fo:letter-spacing="normal" fo:font-style="normal" fo:font-weight="normal"/>
    </style:style>
    <style:style style:name="T105" style:family="text">
      <style:text-properties fo:font-variant="normal" fo:text-transform="none" style:font-name="Noto Serif CJK SC" fo:font-size="10.5pt" fo:letter-spacing="normal" fo:font-weight="normal" style:font-name-asian="Noto Serif CJK SC" style:font-size-asian="10.5pt" style:font-weight-asian="normal" style:font-size-complex="10.5pt" style:font-weight-complex="normal"/>
    </style:style>
    <style:style style:name="T106" style:family="text">
      <style:text-properties fo:font-variant="normal" fo:text-transform="none" style:font-name="Noto Serif CJK SC" fo:font-size="10.5pt" fo:letter-spacing="normal" fo:font-weight="normal" officeooo:rsid="03ab189d" style:font-name-asian="Noto Serif CJK SC" style:font-size-asian="10.5pt" style:font-weight-asian="normal" style:font-size-complex="10.5pt" style:font-weight-complex="normal"/>
    </style:style>
    <style:style style:name="T107" style:family="text">
      <style:text-properties fo:font-variant="normal" fo:text-transform="none" fo:color="#202122" loext:opacity="100%" style:font-name="sans-serif" fo:font-size="10.5pt" fo:letter-spacing="normal" fo:font-style="normal" fo:font-weight="normal" officeooo:rsid="067c5d22" style:font-weight-asian="bold"/>
    </style:style>
    <style:style style:name="T108" style:family="text">
      <style:text-properties fo:font-variant="normal" fo:text-transform="none" fo:color="#202122" loext:opacity="100%" style:font-name="sans-serif" fo:font-size="10.5pt" fo:letter-spacing="normal" fo:font-style="normal" fo:font-weight="normal" officeooo:rsid="0771f1cd" style:font-weight-asian="bold"/>
    </style:style>
    <style:style style:name="T109" style:family="text">
      <style:text-properties fo:font-variant="normal" fo:text-transform="none" fo:color="#202122" loext:opacity="100%" style:font-name="sans-serif" fo:font-size="10.5pt" fo:letter-spacing="normal" fo:font-style="normal" fo:font-weight="normal" style:font-name-asian="Noto Serif CJK SC" style:font-size-asian="10.5pt" style:font-weight-asian="normal" style:font-size-complex="10.5pt" style:font-weight-complex="normal"/>
    </style:style>
    <style:style style:name="T110" style:family="text">
      <style:text-properties fo:font-variant="normal" fo:text-transform="none" fo:color="#202122" loext:opacity="100%" style:font-name="sans-serif" fo:font-size="10.5pt" fo:letter-spacing="normal" fo:font-weight="normal" style:font-name-asian="Noto Serif CJK SC" style:font-size-asian="10.5pt" style:font-weight-asian="normal" style:font-size-complex="10.5pt" style:font-weight-complex="normal"/>
    </style:style>
    <style:style style:name="T111" style:family="text">
      <style:text-properties fo:font-variant="normal" fo:text-transform="none" fo:color="#121212" loext:opacity="100%"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T112" style:family="text">
      <style:text-properties fo:font-variant="normal" fo:text-transform="none" fo:color="#121212" loext:opacity="100%" style:font-name="Noto Serif CJK SC" fo:font-size="10.5pt" fo:letter-spacing="normal" fo:font-weight="normal" officeooo:rsid="06a6f3f3" style:font-name-asian="Noto Serif CJK SC" style:font-size-asian="10.5pt" style:font-style-asian="normal" style:font-weight-asian="normal" style:font-size-complex="10.5pt" style:font-weight-complex="normal"/>
    </style:style>
    <style:style style:name="T113" style:family="text">
      <style:text-properties officeooo:rsid="00f16261"/>
    </style:style>
    <style:style style:name="T114" style:family="text">
      <style:text-properties officeooo:rsid="016f7483"/>
    </style:style>
    <style:style style:name="T115" style:family="text">
      <style:text-properties officeooo:rsid="01714765"/>
    </style:style>
    <style:style style:name="T116" style:family="text">
      <style:text-properties officeooo:rsid="01bc31d0"/>
    </style:style>
    <style:style style:name="T117" style:family="text">
      <style:text-properties officeooo:rsid="01c8f30b"/>
    </style:style>
    <style:style style:name="T118" style:family="text">
      <style:text-properties officeooo:rsid="01cccf25"/>
    </style:style>
    <style:style style:name="T119" style:family="text">
      <style:text-properties officeooo:rsid="01e043f4"/>
    </style:style>
    <style:style style:name="T120" style:family="text">
      <style:text-properties officeooo:rsid="01e3ad61"/>
    </style:style>
    <style:style style:name="T121" style:family="text">
      <style:text-properties officeooo:rsid="01f4f177"/>
    </style:style>
    <style:style style:name="T122" style:family="text">
      <style:text-properties officeooo:rsid="021ea9e7"/>
    </style:style>
    <style:style style:name="T123" style:family="text">
      <style:text-properties fo:color="#000000" loext:opacity="100%" style:text-underline-style="solid" style:text-underline-width="auto" style:text-underline-color="font-color" officeooo:rsid="030ffe55"/>
    </style:style>
    <style:style style:name="T124" style:family="text">
      <style:text-properties fo:color="#000000" loext:opacity="100%" style:text-underline-style="solid" style:text-underline-width="auto" style:text-underline-color="font-color" officeooo:rsid="03795ac7"/>
    </style:style>
    <style:style style:name="T125" style:family="text">
      <style:text-properties fo:color="#000000" loext:opacity="100%" style:text-underline-style="solid" style:text-underline-width="auto" style:text-underline-color="font-color" officeooo:rsid="037cbaa1"/>
    </style:style>
    <style:style style:name="T126" style:family="text">
      <style:text-properties fo:color="#000000" loext:opacity="100%" style:text-underline-style="solid" style:text-underline-width="auto" style:text-underline-color="font-color" officeooo:rsid="0374dbf9"/>
    </style:style>
    <style:style style:name="T127" style:family="text">
      <style:text-properties fo:color="#000000" loext:opacity="100%" style:text-underline-style="solid" style:text-underline-width="auto" style:text-underline-color="font-color" officeooo:rsid="037aef23"/>
    </style:style>
    <style:style style:name="T128" style:family="text">
      <style:text-properties fo:color="#000000" loext:opacity="100%" style:text-underline-style="solid" style:text-underline-width="auto" style:text-underline-color="font-color" officeooo:rsid="03974980"/>
    </style:style>
    <style:style style:name="T129" style:family="text">
      <style:text-properties fo:color="#000000" loext:opacity="100%" style:text-underline-style="solid" style:text-underline-width="auto" style:text-underline-color="font-color" officeooo:rsid="039d7558"/>
    </style:style>
    <style:style style:name="T130" style:family="text">
      <style:text-properties fo:color="#000000" loext:opacity="100%" style:text-underline-style="solid" style:text-underline-width="auto" style:text-underline-color="font-color" officeooo:rsid="030ffe55" style:language-asian="zh" style:country-asian="CN"/>
    </style:style>
    <style:style style:name="T131" style:family="text">
      <style:text-properties fo:color="#000000" loext:opacity="100%" style:text-underline-style="solid" style:text-underline-width="auto" style:text-underline-color="font-color" officeooo:rsid="03e029f2" style:language-asian="zh" style:country-asian="CN"/>
    </style:style>
    <style:style style:name="T132" style:family="text">
      <style:text-properties fo:color="#000000" loext:opacity="100%" style:text-underline-style="solid" style:text-underline-width="auto" style:text-underline-color="font-color" officeooo:rsid="0679b14a" style:language-asian="zh" style:country-asian="CN"/>
    </style:style>
    <style:style style:name="T133" style:family="text">
      <style:text-properties fo:color="#000000" loext:opacity="100%" style:text-underline-style="solid" style:text-underline-width="auto" style:text-underline-color="font-color" officeooo:rsid="041bca09"/>
    </style:style>
    <style:style style:name="T134" style:family="text">
      <style:text-properties fo:color="#000000" loext:opacity="100%" style:text-underline-style="solid" style:text-underline-width="auto" style:text-underline-color="font-color" fo:font-weight="normal" officeooo:rsid="02562c02" style:language-asian="zh" style:country-asian="CN" style:font-weight-asian="normal" style:font-weight-complex="normal"/>
    </style:style>
    <style:style style:name="T135" style:family="text">
      <style:text-properties fo:color="#000000" loext:opacity="100%" style:text-underline-style="solid" style:text-underline-width="auto" style:text-underline-color="font-color" fo:font-weight="normal" officeooo:rsid="02954667" style:language-asian="zh" style:country-asian="CN" style:font-weight-asian="normal" style:font-weight-complex="normal"/>
    </style:style>
    <style:style style:name="T136" style:family="text">
      <style:text-properties fo:color="#000000" loext:opacity="100%" style:text-underline-style="solid" style:text-underline-width="auto" style:text-underline-color="font-color" fo:font-weight="normal" officeooo:rsid="03682a4e" style:language-asian="zh" style:country-asian="CN" style:font-weight-asian="normal" style:font-weight-complex="normal"/>
    </style:style>
    <style:style style:name="T137" style:family="text">
      <style:text-properties fo:color="#000000" loext:opacity="100%" style:text-underline-style="solid" style:text-underline-width="auto" style:text-underline-color="font-color" fo:font-weight="normal" officeooo:rsid="030bceee" style:language-asian="zh" style:country-asian="CN" style:font-weight-asian="normal" style:font-weight-complex="normal"/>
    </style:style>
    <style:style style:name="T138" style:family="text">
      <style:text-properties fo:color="#000000" loext:opacity="100%" style:text-underline-style="solid" style:text-underline-width="auto" style:text-underline-color="font-color" fo:font-weight="normal" style:font-weight-asian="normal" style:font-weight-complex="normal"/>
    </style:style>
    <style:style style:name="T139" style:family="text">
      <style:text-properties fo:color="#000000" loext:opacity="100%" style:text-underline-style="solid" style:text-underline-width="auto" style:text-underline-color="font-color" fo:font-weight="normal" officeooo:rsid="01cad4f7" style:font-weight-asian="normal" style:font-weight-complex="normal"/>
    </style:style>
    <style:style style:name="T140" style:family="text">
      <style:text-properties fo:color="#000000" loext:opacity="100%" style:text-underline-style="solid" style:text-underline-width="auto" style:text-underline-color="font-color" fo:font-weight="normal" officeooo:rsid="03c1e6de" style:font-weight-asian="normal" style:font-weight-complex="normal"/>
    </style:style>
    <style:style style:name="T141" style:family="text">
      <style:text-properties fo:color="#000000" loext:opacity="100%" style:text-underline-style="solid" style:text-underline-width="auto" style:text-underline-color="font-color" fo:font-weight="normal" officeooo:rsid="035d0bb5" style:font-weight-asian="normal" style:font-weight-complex="normal"/>
    </style:style>
    <style:style style:name="T142" style:family="text">
      <style:text-properties fo:color="#000000" loext:opacity="100%" style:text-underline-style="solid" style:text-underline-width="auto" style:text-underline-color="font-color" fo:font-weight="normal" officeooo:rsid="06c3219a" style:font-weight-asian="normal" style:font-weight-complex="normal"/>
    </style:style>
    <style:style style:name="T143" style:family="text">
      <style:text-properties fo:color="#000000" loext:opacity="100%" style:text-underline-style="solid" style:text-underline-width="auto" style:text-underline-color="font-color" fo:font-weight="normal" officeooo:rsid="03ca5a26" style:font-weight-asian="normal" style:font-weight-complex="normal"/>
    </style:style>
    <style:style style:name="T144" style:family="text">
      <style:text-properties fo:color="#000000" loext:opacity="100%" style:text-underline-style="solid" style:text-underline-width="auto" style:text-underline-color="font-color" fo:font-weight="normal" officeooo:rsid="03de3621" style:font-weight-asian="normal" style:font-weight-complex="normal"/>
    </style:style>
    <style:style style:name="T145" style:family="text">
      <style:text-properties fo:color="#000000" loext:opacity="100%" style:text-underline-style="solid" style:text-underline-width="auto" style:text-underline-color="font-color" fo:font-weight="normal" officeooo:rsid="06c23c34" style:font-weight-asian="normal" style:font-weight-complex="normal"/>
    </style:style>
    <style:style style:name="T146" style:family="text">
      <style:text-properties fo:color="#000000" loext:opacity="100%" style:text-underline-style="solid" style:text-underline-width="auto" style:text-underline-color="font-color" fo:font-weight="normal" officeooo:rsid="06aa0d76" style:font-weight-asian="normal" style:font-weight-complex="normal"/>
    </style:style>
    <style:style style:name="T147" style:family="text">
      <style:text-properties fo:color="#000000" loext:opacity="100%" style:text-underline-style="solid" style:text-underline-width="auto" style:text-underline-color="font-color" fo:font-weight="normal" officeooo:rsid="06c399ec" style:font-weight-asian="normal" style:font-weight-complex="normal"/>
    </style:style>
    <style:style style:name="T148" style:family="text">
      <style:text-properties fo:color="#000000" loext:opacity="100%" style:text-underline-style="solid" style:text-underline-width="auto" style:text-underline-color="font-color" fo:font-weight="normal" officeooo:rsid="076288ec" style:font-weight-asian="normal" style:font-weight-complex="normal"/>
    </style:style>
    <style:style style:name="T149" style:family="text">
      <style:text-properties fo:color="#000000" loext:opacity="100%" style:text-underline-style="solid" style:text-underline-width="auto" style:text-underline-color="font-color" fo:font-weight="normal" officeooo:rsid="0763c1d3" style:font-weight-asian="normal" style:font-weight-complex="normal"/>
    </style:style>
    <style:style style:name="T150" style:family="text">
      <style:text-properties fo:color="#000000" loext:opacity="100%" style:text-underline-style="solid" style:text-underline-width="auto" style:text-underline-color="font-color" fo:font-weight="bold" style:font-weight-asian="bold" style:font-weight-complex="bold"/>
    </style:style>
    <style:style style:name="T151" style:family="text">
      <style:text-properties fo:color="#000000" loext:opacity="100%" style:text-underline-style="solid" style:text-underline-width="auto" style:text-underline-color="font-color" fo:font-weight="bold" officeooo:rsid="01a7c2d3" style:font-weight-asian="bold" style:font-weight-complex="bold"/>
    </style:style>
    <style:style style:name="T152" style:family="text">
      <style:text-properties fo:color="#000000" loext:opacity="100%" style:text-underline-style="solid" style:text-underline-width="auto" style:text-underline-color="font-color" fo:font-weight="bold" officeooo:rsid="069e9c48" style:font-weight-asian="bold" style:font-weight-complex="bold"/>
    </style:style>
    <style:style style:name="T153" style:family="text">
      <style:text-properties fo:color="#000000" loext:opacity="100%" style:text-underline-style="solid" style:text-underline-width="auto" style:text-underline-color="font-color" officeooo:rsid="076b3786"/>
    </style:style>
    <style:style style:name="T154" style:family="text">
      <style:text-properties fo:color="#000000" loext:opacity="100%" style:text-underline-style="solid" style:text-underline-width="auto" style:text-underline-color="font-color" officeooo:rsid="076bf328"/>
    </style:style>
    <style:style style:name="T155" style:family="text">
      <style:text-properties fo:color="#000000" loext:opacity="100%" style:font-name="Noto Serif CJK SC" fo:font-size="10.5pt" style:text-underline-style="solid" style:text-underline-width="auto" style:text-underline-color="font-color" fo:font-weight="bold" style:font-name-asian="Noto Serif CJK SC" style:font-size-asian="10.5pt" style:language-asian="zh" style:country-asian="CN" style:font-weight-asian="bold" style:font-size-complex="10.5pt" style:font-weight-complex="bold"/>
    </style:style>
    <style:style style:name="T156" style:family="text">
      <style:text-properties fo:color="#000000" loext:opacity="100%" style:font-name="Noto Serif CJK SC" fo:font-size="10.5pt" style:text-underline-style="solid" style:text-underline-width="auto" style:text-underline-color="font-color" fo:font-weight="bold" officeooo:rsid="0275db72" style:font-name-asian="Noto Serif CJK SC" style:font-size-asian="10.5pt" style:language-asian="zh" style:country-asian="CN" style:font-weight-asian="bold" style:font-size-complex="10.5pt" style:font-weight-complex="bold"/>
    </style:style>
    <style:style style:name="T157" style:family="text">
      <style:text-properties fo:color="#000000" loext:opacity="100%" style:font-name="Noto Serif CJK SC" fo:font-size="10.5pt" style:text-underline-style="solid" style:text-underline-width="auto" style:text-underline-color="font-color" fo:font-weight="bold" officeooo:rsid="0256be75" style:font-name-asian="Noto Serif CJK SC" style:font-size-asian="10.5pt" style:language-asian="zh" style:country-asian="CN" style:font-weight-asian="bold" style:font-size-complex="10.5pt" style:font-weight-complex="bold"/>
    </style:style>
    <style:style style:name="T158" style:family="text">
      <style:text-properties fo:color="#000000" loext:opacity="100%" style:font-name="Noto Serif CJK SC" fo:font-size="10.5pt" style:text-underline-style="solid" style:text-underline-width="auto" style:text-underline-color="font-color" fo:font-weight="bold" officeooo:rsid="0022d530" style:font-name-asian="Noto Serif CJK SC" style:font-size-asian="10.5pt" style:language-asian="zh" style:country-asian="CN" style:font-weight-asian="bold" style:font-size-complex="10.5pt" style:font-weight-complex="bold"/>
    </style:style>
    <style:style style:name="T159" style:family="text">
      <style:text-properties fo:color="#000000" loext:opacity="100%" style:font-name="Noto Serif CJK SC" fo:font-size="10.5pt" style:text-underline-style="solid" style:text-underline-width="auto" style:text-underline-color="font-color" fo:font-weight="bold" officeooo:rsid="02562c02" style:font-name-asian="Noto Serif CJK SC" style:font-size-asian="10.5pt" style:language-asian="zh" style:country-asian="CN" style:font-weight-asian="bold" style:font-size-complex="10.5pt" style:font-weight-complex="bold"/>
    </style:style>
    <style:style style:name="T160" style:family="text">
      <style:text-properties fo:color="#000000" loext:opacity="100%" style:font-name="Noto Serif CJK SC" fo:font-size="10.5pt" style:text-underline-style="solid" style:text-underline-width="auto" style:text-underline-color="font-color" fo:font-weight="bold" officeooo:rsid="027eecd6" style:font-name-asian="Noto Serif CJK SC" style:font-size-asian="10.5pt" style:language-asian="zh" style:country-asian="CN" style:font-weight-asian="bold" style:font-size-complex="10.5pt" style:font-weight-complex="bold"/>
    </style:style>
    <style:style style:name="T161" style:family="text">
      <style:text-properties fo:color="#000000" loext:opacity="100%" style:font-name="Noto Serif CJK SC" fo:font-size="10.5pt" style:text-underline-style="solid" style:text-underline-width="auto" style:text-underline-color="font-color" fo:font-weight="bold" officeooo:rsid="024c8ab4" style:font-name-asian="Noto Serif CJK SC" style:font-size-asian="10.5pt" style:language-asian="zh" style:country-asian="CN" style:font-weight-asian="bold" style:font-size-complex="10.5pt" style:font-weight-complex="bold"/>
    </style:style>
    <style:style style:name="T162" style:family="text">
      <style:text-properties fo:color="#000000" loext:opacity="100%" style:font-name="Noto Serif CJK SC" fo:font-size="10.5pt" style:text-underline-style="solid" style:text-underline-width="auto" style:text-underline-color="font-color" fo:font-weight="bold" officeooo:rsid="0277ff6f" style:font-name-asian="Noto Serif CJK SC" style:font-size-asian="10.5pt" style:language-asian="zh" style:country-asian="CN" style:font-weight-asian="bold" style:font-size-complex="10.5pt" style:font-weight-complex="bold"/>
    </style:style>
    <style:style style:name="T163" style:family="text">
      <style:text-properties fo:color="#000000" loext:opacity="100%" style:font-name="Noto Serif CJK SC" fo:font-size="10.5pt" style:text-underline-style="solid" style:text-underline-width="auto" style:text-underline-color="font-color" fo:font-weight="bold" officeooo:rsid="027d5b6d" style:font-name-asian="Noto Serif CJK SC" style:font-size-asian="10.5pt" style:language-asian="zh" style:country-asian="CN" style:font-weight-asian="bold" style:font-size-complex="10.5pt" style:font-weight-complex="bold"/>
    </style:style>
    <style:style style:name="T164" style:family="text">
      <style:text-properties fo:color="#000000" loext:opacity="100%" style:font-name="Noto Serif CJK SC" fo:font-size="10.5pt" style:text-underline-style="solid" style:text-underline-width="auto" style:text-underline-color="font-color" fo:font-weight="bold" officeooo:rsid="02939276" style:font-name-asian="Noto Serif CJK SC" style:font-size-asian="10.5pt" style:language-asian="zh" style:country-asian="CN" style:font-weight-asian="bold" style:font-size-complex="10.5pt" style:font-weight-complex="bold"/>
    </style:style>
    <style:style style:name="T165" style:family="text">
      <style:text-properties fo:color="#000000" loext:opacity="100%" style:font-name="Noto Serif CJK SC" fo:font-size="10.5pt" style:text-underline-style="solid" style:text-underline-width="auto" style:text-underline-color="font-color" fo:font-weight="bold" officeooo:rsid="02954667" style:font-name-asian="Noto Serif CJK SC" style:font-size-asian="10.5pt" style:language-asian="zh" style:country-asian="CN" style:font-weight-asian="bold" style:font-size-complex="10.5pt" style:font-weight-complex="bold"/>
    </style:style>
    <style:style style:name="T166" style:family="text">
      <style:text-properties fo:color="#000000" loext:opacity="100%" style:font-name="Noto Serif CJK SC" fo:font-size="10.5pt" style:text-underline-style="solid" style:text-underline-width="auto" style:text-underline-color="font-color" fo:font-weight="bold" officeooo:rsid="02879f17" style:font-name-asian="Noto Serif CJK SC" style:font-size-asian="10.5pt" style:language-asian="zh" style:country-asian="CN" style:font-weight-asian="bold" style:font-size-complex="10.5pt" style:font-weight-complex="bold"/>
    </style:style>
    <style:style style:name="T167" style:family="text">
      <style:text-properties fo:color="#000000" loext:opacity="100%" style:font-name="Noto Serif CJK SC" fo:font-size="10.5pt" style:text-underline-style="solid" style:text-underline-width="auto" style:text-underline-color="font-color" fo:font-weight="bold" officeooo:rsid="001dd6f8" style:font-name-asian="Noto Serif CJK SC" style:font-size-asian="10.5pt" style:language-asian="zh" style:country-asian="CN" style:font-weight-asian="bold" style:font-size-complex="10.5pt" style:font-weight-complex="bold"/>
    </style:style>
    <style:style style:name="T168" style:family="text">
      <style:text-properties fo:color="#000000" loext:opacity="100%" style:font-name="Noto Serif CJK SC" fo:font-size="10.5pt" style:text-underline-style="solid" style:text-underline-width="auto" style:text-underline-color="font-color" fo:font-weight="bold" officeooo:rsid="02b157c4" style:font-name-asian="Noto Serif CJK SC" style:font-size-asian="10.5pt" style:language-asian="zh" style:country-asian="CN" style:font-weight-asian="bold" style:font-size-complex="10.5pt" style:font-weight-complex="bold"/>
    </style:style>
    <style:style style:name="T169" style:family="text">
      <style:text-properties fo:color="#000000" loext:opacity="100%" style:font-name="Noto Serif CJK SC" fo:font-size="10.5pt" style:text-underline-style="solid" style:text-underline-width="auto" style:text-underline-color="font-color" fo:font-weight="bold" officeooo:rsid="02629f07" style:font-name-asian="Noto Serif CJK SC" style:font-size-asian="10.5pt" style:language-asian="zh" style:country-asian="CN" style:font-weight-asian="bold" style:font-size-complex="10.5pt" style:font-weight-complex="bold"/>
    </style:style>
    <style:style style:name="T170" style:family="text">
      <style:text-properties fo:color="#000000" loext:opacity="100%" style:font-name="Noto Serif CJK SC" fo:font-size="10.5pt" style:text-underline-style="solid" style:text-underline-width="auto" style:text-underline-color="font-color" fo:font-weight="bold" officeooo:rsid="0660d140" style:font-name-asian="Noto Serif CJK SC" style:font-size-asian="10.5pt" style:language-asian="zh" style:country-asian="CN" style:font-weight-asian="bold" style:font-size-complex="10.5pt" style:font-weight-complex="bold"/>
    </style:style>
    <style:style style:name="T171" style:family="text">
      <style:text-properties fo:color="#000000" loext:opacity="100%" style:font-name="Noto Serif CJK SC" fo:font-size="10.5pt" style:text-underline-style="solid" style:text-underline-width="auto" style:text-underline-color="font-color" fo:font-weight="bold" style:font-name-asian="Noto Serif CJK SC" style:font-size-asian="10.5pt" style:font-weight-asian="bold" style:font-size-complex="10.5pt" style:font-weight-complex="bold"/>
    </style:style>
    <style:style style:name="T172" style:family="text">
      <style:text-properties fo:color="#000000" loext:opacity="100%" style:font-name="Noto Serif CJK SC" fo:font-size="10.5pt" style:text-underline-style="solid" style:text-underline-width="auto" style:text-underline-color="font-color" fo:font-weight="bold" officeooo:rsid="02a4218f" style:font-name-asian="Noto Serif CJK SC" style:font-size-asian="10.5pt" style:font-weight-asian="bold" style:font-size-complex="10.5pt" style:font-weight-complex="bold"/>
    </style:style>
    <style:style style:name="T173" style:family="text">
      <style:text-properties fo:color="#000000" loext:opacity="100%" style:font-name="Noto Serif CJK SC" fo:font-size="10.5pt" style:text-underline-style="solid" style:text-underline-width="auto" style:text-underline-color="font-color" fo:font-weight="bold" officeooo:rsid="03c896e9" style:font-name-asian="Noto Serif CJK SC" style:font-size-asian="10.5pt" style:font-weight-asian="bold" style:font-size-complex="10.5pt" style:font-weight-complex="bold"/>
    </style:style>
    <style:style style:name="T174" style:family="text">
      <style:text-properties fo:color="#000000" loext:opacity="100%" style:font-name="Noto Serif CJK SC" fo:font-size="10.5pt" style:text-underline-style="solid" style:text-underline-width="auto" style:text-underline-color="font-color" fo:font-weight="bold" officeooo:rsid="075e6f8e" style:font-name-asian="Noto Serif CJK SC" style:font-size-asian="10.5pt" style:font-weight-asian="bold" style:font-size-complex="10.5pt" style:font-weight-complex="bold"/>
    </style:style>
    <style:style style:name="T175" style:family="text">
      <style:text-properties fo:color="#000000" loext:opacity="100%" style:font-name="Noto Serif CJK SC" fo:font-size="10.5pt" style:text-underline-style="solid" style:text-underline-width="auto" style:text-underline-color="font-color" fo:font-weight="bold" officeooo:rsid="07a94594" style:font-name-asian="Noto Serif CJK SC" style:font-size-asian="10.5pt" style:font-weight-asian="bold" style:font-size-complex="10.5pt" style:font-weight-complex="bold"/>
    </style:style>
    <style:style style:name="T176" style:family="text">
      <style:text-properties fo:color="#000000" loext:opacity="100%" style:font-name="Noto Serif CJK SC" fo:font-size="10.5pt" style:text-underline-style="solid" style:text-underline-width="auto" style:text-underline-color="font-color" fo:font-weight="bold" officeooo:rsid="035d0bb5" style:font-name-asian="Noto Serif CJK SC" style:font-size-asian="10.5pt" style:font-weight-asian="normal" style:font-size-complex="10.5pt" style:font-weight-complex="normal"/>
    </style:style>
    <style:style style:name="T177" style:family="text">
      <style:text-properties fo:color="#000000" loext:opacity="100%" style:font-name="Noto Serif CJK SC" fo:font-size="10.5pt" style:text-underline-style="solid" style:text-underline-width="auto" style:text-underline-color="font-color" fo:font-weight="bold" officeooo:rsid="067b4428" style:font-name-asian="Noto Serif CJK SC" style:font-size-asian="10.5pt" style:font-weight-asian="normal" style:font-size-complex="10.5pt" style:font-weight-complex="normal"/>
    </style:style>
    <style:style style:name="T178" style:family="text">
      <style:text-properties fo:color="#000000" loext:opacity="100%" style:font-name="Noto Serif CJK SC" fo:font-size="10.5pt" style:text-underline-style="solid" style:text-underline-width="auto" style:text-underline-color="font-color" fo:font-weight="bold" officeooo:rsid="068624c1" style:font-name-asian="Noto Serif CJK SC" style:font-size-asian="10.5pt" style:font-weight-asian="normal" style:font-size-complex="10.5pt" style:font-weight-complex="normal"/>
    </style:style>
    <style:style style:name="T179" style:family="text">
      <style:text-properties fo:color="#000000" loext:opacity="100%" style:font-name="Noto Serif CJK SC" fo:font-size="10.5pt" style:text-underline-style="solid" style:text-underline-width="auto" style:text-underline-color="font-color" fo:font-weight="bold" officeooo:rsid="067c5d22" style:font-name-asian="Noto Serif CJK SC" style:font-size-asian="10.5pt" style:font-weight-asian="normal" style:font-size-complex="10.5pt" style:font-weight-complex="normal"/>
    </style:style>
    <style:style style:name="T180" style:family="text">
      <style:text-properties fo:color="#000000" loext:opacity="100%" style:font-name="Noto Serif CJK SC" fo:font-size="10.5pt" style:text-underline-style="solid" style:text-underline-width="auto" style:text-underline-color="font-color" fo:font-weight="bold" officeooo:rsid="06ae1bfe" style:font-name-asian="Noto Serif CJK SC" style:font-size-asian="10.5pt" style:font-weight-asian="normal" style:font-size-complex="10.5pt" style:font-weight-complex="normal"/>
    </style:style>
    <style:style style:name="T181" style:family="text">
      <style:text-properties fo:color="#000000" loext:opacity="100%" style:font-name="Noto Serif CJK SC" fo:font-size="10.5pt" style:text-underline-style="solid" style:text-underline-width="auto" style:text-underline-color="font-color" fo:font-weight="bold" officeooo:rsid="076c9b83" style:font-name-asian="Noto Serif CJK SC" style:font-size-asian="10.5pt" style:font-weight-asian="normal" style:font-size-complex="10.5pt" style:font-weight-complex="normal"/>
    </style:style>
    <style:style style:name="T182" style:family="text">
      <style:text-properties fo:color="#000000" loext:opacity="100%" style:font-name="Noto Serif CJK SC" fo:font-size="10.5pt" style:text-underline-style="solid" style:text-underline-width="auto" style:text-underline-color="font-color" fo:font-weight="bold" officeooo:rsid="077ba360" style:font-name-asian="Noto Serif CJK SC" style:font-size-asian="10.5pt" style:font-weight-asian="normal" style:font-size-complex="10.5pt" style:font-weight-complex="normal"/>
    </style:style>
    <style:style style:name="T183" style:family="text">
      <style:text-properties fo:color="#000000" loext:opacity="100%" style:font-name="Noto Serif CJK SC" fo:font-size="10.5pt" style:text-underline-style="solid" style:text-underline-width="auto" style:text-underline-color="font-color" fo:font-weight="normal" officeooo:rsid="02562c02" style:font-name-asian="Noto Serif CJK SC" style:font-size-asian="10.5pt" style:language-asian="zh" style:country-asian="CN" style:font-weight-asian="normal" style:font-size-complex="10.5pt" style:font-weight-complex="normal"/>
    </style:style>
    <style:style style:name="T184" style:family="text">
      <style:text-properties fo:color="#000000" loext:opacity="100%" style:font-name="Noto Serif CJK SC" fo:font-size="10.5pt" style:text-underline-style="solid" style:text-underline-width="auto" style:text-underline-color="font-color" fo:font-weight="normal" officeooo:rsid="02954667" style:font-name-asian="Noto Serif CJK SC" style:font-size-asian="10.5pt" style:language-asian="zh" style:country-asian="CN" style:font-weight-asian="normal" style:font-size-complex="10.5pt" style:font-weight-complex="normal"/>
    </style:style>
    <style:style style:name="T185" style:family="text">
      <style:text-properties fo:color="#000000" loext:opacity="100%" style:font-name="Noto Serif CJK SC" fo:font-size="10.5pt" style:text-underline-style="solid" style:text-underline-width="auto" style:text-underline-color="font-color" fo:font-weight="normal" officeooo:rsid="07859596" style:font-name-asian="Noto Serif CJK SC" style:font-size-asian="10.5pt" style:language-asian="zh" style:country-asian="CN" style:font-weight-asian="normal" style:font-size-complex="10.5pt" style:font-weight-complex="normal"/>
    </style:style>
    <style:style style:name="T186" style:family="text">
      <style:text-properties fo:color="#000000" loext:opacity="100%" style:font-name="Noto Serif CJK SC" fo:font-size="10.5pt" style:text-underline-style="solid" style:text-underline-width="auto" style:text-underline-color="font-color" fo:font-weight="normal" officeooo:rsid="035d0bb5" style:font-name-asian="Noto Serif CJK SC" style:font-size-asian="10.5pt" style:font-weight-asian="bold" style:font-size-complex="10.5pt" style:font-weight-complex="normal"/>
    </style:style>
    <style:style style:name="T187" style:family="text">
      <style:text-properties fo:color="#000000" loext:opacity="100%" style:font-name="Noto Serif CJK SC" fo:font-size="10.5pt" style:text-underline-style="solid" style:text-underline-width="auto" style:text-underline-color="font-color" fo:font-weight="normal" officeooo:rsid="035d0bb5" style:font-name-asian="Noto Serif CJK SC" style:font-size-asian="10.5pt" style:font-weight-asian="normal" style:font-size-complex="10.5pt" style:font-weight-complex="normal"/>
    </style:style>
    <style:style style:name="T188" style:family="text">
      <style:text-properties fo:color="#000000" loext:opacity="100%" style:font-name="Noto Serif CJK SC" fo:font-size="10.5pt" style:text-underline-style="solid" style:text-underline-width="auto" style:text-underline-color="font-color" fo:font-weight="normal" officeooo:rsid="067c5d22" style:font-name-asian="Noto Serif CJK SC" style:font-size-asian="10.5pt" style:font-weight-asian="normal" style:font-size-complex="10.5pt" style:font-weight-complex="normal"/>
    </style:style>
    <style:style style:name="T189" style:family="text">
      <style:text-properties fo:color="#000000" loext:opacity="100%" style:font-name="Noto Serif CJK SC" fo:font-size="10.5pt" style:text-underline-style="solid" style:text-underline-width="auto" style:text-underline-color="font-color" fo:font-weight="normal" officeooo:rsid="06925077" style:font-name-asian="Noto Serif CJK SC" style:font-size-asian="10.5pt" style:font-weight-asian="normal" style:font-size-complex="10.5pt" style:font-weight-complex="normal"/>
    </style:style>
    <style:style style:name="T190" style:family="text">
      <style:text-properties fo:color="#000000" loext:opacity="100%" style:font-name="Noto Serif CJK SC" fo:font-size="10.5pt" style:text-underline-style="solid" style:text-underline-width="auto" style:text-underline-color="font-color" fo:font-weight="normal" officeooo:rsid="06b8b9fc" style:font-name-asian="Noto Serif CJK SC" style:font-size-asian="10.5pt" style:font-weight-asian="normal" style:font-size-complex="10.5pt" style:font-weight-complex="normal"/>
    </style:style>
    <style:style style:name="T191" style:family="text">
      <style:text-properties fo:color="#000000" loext:opacity="100%" style:font-name="Noto Serif CJK SC" fo:font-size="10.5pt" style:text-underline-style="solid" style:text-underline-width="auto" style:text-underline-color="font-color" fo:font-weight="normal" officeooo:rsid="06ba503e" style:font-name-asian="Noto Serif CJK SC" style:font-size-asian="10.5pt" style:font-weight-asian="normal" style:font-size-complex="10.5pt" style:font-weight-complex="normal"/>
    </style:style>
    <style:style style:name="T192" style:family="text">
      <style:text-properties fo:color="#000000" loext:opacity="100%" style:font-name="Noto Serif CJK SC" fo:font-size="10.5pt" style:text-underline-style="solid" style:text-underline-width="auto" style:text-underline-color="font-color" fo:font-weight="normal" officeooo:rsid="03ca5a26" style:font-name-asian="Noto Serif CJK SC" style:font-size-asian="10.5pt" style:font-weight-asian="normal" style:font-size-complex="10.5pt" style:font-weight-complex="normal"/>
    </style:style>
    <style:style style:name="T193" style:family="text">
      <style:text-properties fo:color="#000000" loext:opacity="100%" style:font-name="Noto Serif CJK SC" fo:font-size="10.5pt" style:text-underline-style="solid" style:text-underline-width="auto" style:text-underline-color="font-color" fo:font-weight="normal" officeooo:rsid="03de3621" style:font-name-asian="Noto Serif CJK SC" style:font-size-asian="10.5pt" style:font-weight-asian="normal" style:font-size-complex="10.5pt" style:font-weight-complex="normal"/>
    </style:style>
    <style:style style:name="T194" style:family="text">
      <style:text-properties fo:color="#000000" loext:opacity="100%" style:font-name="Noto Serif CJK SC" fo:font-size="10.5pt" style:text-underline-style="solid" style:text-underline-width="auto" style:text-underline-color="font-color" fo:font-weight="normal" officeooo:rsid="06c54896" style:font-name-asian="Noto Serif CJK SC" style:font-size-asian="10.5pt" style:font-weight-asian="normal" style:font-size-complex="10.5pt" style:font-weight-complex="normal"/>
    </style:style>
    <style:style style:name="T195" style:family="text">
      <style:text-properties fo:color="#000000" loext:opacity="100%" style:font-name="Noto Serif CJK SC" fo:font-size="10.5pt" style:text-underline-style="solid" style:text-underline-width="auto" style:text-underline-color="font-color" fo:font-weight="normal" officeooo:rsid="06c10405" style:font-name-asian="Noto Serif CJK SC" style:font-size-asian="10.5pt" style:font-weight-asian="normal" style:font-size-complex="10.5pt" style:font-weight-complex="normal"/>
    </style:style>
    <style:style style:name="T196" style:family="text">
      <style:text-properties fo:color="#000000" loext:opacity="100%" style:font-name="Noto Serif CJK SC" fo:font-size="10.5pt" style:text-underline-style="solid" style:text-underline-width="auto" style:text-underline-color="font-color" fo:font-weight="normal" officeooo:rsid="06e42fe3" style:font-name-asian="Noto Serif CJK SC" style:font-size-asian="10.5pt" style:font-weight-asian="normal" style:font-size-complex="10.5pt" style:font-weight-complex="normal"/>
    </style:style>
    <style:style style:name="T197" style:family="text">
      <style:text-properties fo:color="#000000" loext:opacity="100%" style:font-name="Noto Serif CJK SC" fo:font-size="10.5pt" style:text-underline-style="solid" style:text-underline-width="auto" style:text-underline-color="font-color" fo:font-weight="normal" officeooo:rsid="07701c8d" style:font-name-asian="Noto Serif CJK SC" style:font-size-asian="10.5pt" style:font-weight-asian="normal" style:font-size-complex="10.5pt" style:font-weight-complex="normal"/>
    </style:style>
    <style:style style:name="T198" style:family="text">
      <style:text-properties fo:color="#000000" loext:opacity="100%" style:font-name="Noto Serif CJK SC" fo:font-size="10.5pt" fo:letter-spacing="normal" fo:font-style="italic" fo:font-weight="normal" officeooo:rsid="01c8f30b" style:font-name-asian="Noto Serif CJK SC" style:font-size-asian="10.5pt" style:font-weight-asian="normal" style:font-size-complex="10.5pt" style:font-weight-complex="normal"/>
    </style:style>
    <style:style style:name="T199" style:family="text">
      <style:text-properties fo:color="#000000" loext:opacity="100%" style:font-name="Noto Serif CJK SC" fo:font-size="10.5pt" fo:font-weight="normal" style:font-name-asian="Noto Serif CJK SC" style:font-size-asian="10.5pt" style:font-weight-asian="normal" style:font-size-complex="10.5pt" style:font-weight-complex="normal"/>
    </style:style>
    <style:style style:name="T200" style:family="text">
      <style:text-properties fo:color="#000000" loext:opacity="100%" style:font-name="Noto Serif CJK SC" fo:font-size="10.5pt" fo:font-weight="normal" officeooo:rsid="01b88763" style:font-name-asian="Noto Serif CJK SC" style:font-size-asian="10.5pt" style:font-weight-asian="normal" style:font-size-complex="10.5pt" style:font-weight-complex="normal"/>
    </style:style>
    <style:style style:name="T201" style:family="text">
      <style:text-properties fo:color="#000000" loext:opacity="100%" style:font-name="Noto Serif CJK SC" fo:font-size="10.5pt" fo:font-weight="normal" officeooo:rsid="01c8f30b" style:font-name-asian="Noto Serif CJK SC" style:font-size-asian="10.5pt" style:font-weight-asian="normal" style:font-size-complex="10.5pt" style:font-weight-complex="normal"/>
    </style:style>
    <style:style style:name="T202" style:family="text">
      <style:text-properties fo:color="#000000" loext:opacity="100%" style:font-name="Noto Serif CJK SC" fo:font-size="10.5pt" fo:font-weight="normal" officeooo:rsid="01c9a440" style:font-name-asian="Noto Serif CJK SC" style:font-size-asian="10.5pt" style:font-weight-asian="normal" style:font-size-complex="10.5pt" style:font-weight-complex="normal"/>
    </style:style>
    <style:style style:name="T203" style:family="text">
      <style:text-properties fo:color="#000000" loext:opacity="100%" style:font-name="Noto Serif CJK SC" fo:font-size="10.5pt" fo:font-weight="normal" officeooo:rsid="01ea5ccd" style:font-name-asian="Noto Serif CJK SC" style:font-size-asian="10.5pt" style:font-weight-asian="normal" style:font-size-complex="10.5pt" style:font-weight-complex="normal"/>
    </style:style>
    <style:style style:name="T204" style:family="text">
      <style:text-properties fo:color="#000000" loext:opacity="100%" fo:language="zh" fo:country="CN" style:text-underline-style="solid" style:text-underline-width="auto" style:text-underline-color="font-color" officeooo:rsid="030ffe55"/>
    </style:style>
    <style:style style:name="T205" style:family="text">
      <style:text-properties officeooo:rsid="03afde51"/>
    </style:style>
    <style:style style:name="T206" style:family="text">
      <style:text-properties style:font-weight-asian="bold"/>
    </style:style>
    <style:style style:name="T207" style:family="text">
      <style:text-properties officeooo:rsid="067c5d22" style:font-weight-asian="bold"/>
    </style:style>
    <style:style style:name="T208" style:family="text">
      <style:text-properties officeooo:rsid="0771f1cd" style:font-weight-asian="bold"/>
    </style:style>
    <style:style style:name="T209" style:family="text">
      <style:text-properties style:font-name="Noto Serif CJK SC" style:text-underline-style="solid" style:text-underline-width="auto" style:text-underline-color="font-color" fo:font-weight="normal" officeooo:rsid="02954667" style:font-name-asian="Noto Serif CJK SC" style:language-asian="zh" style:country-asian="CN" style:font-weight-asian="normal" style:font-weight-complex="normal"/>
    </style:style>
    <style:style style:name="T210" style:family="text">
      <style:text-properties style:font-name="Noto Serif CJK SC" style:text-underline-style="solid" style:text-underline-width="auto" style:text-underline-color="font-color" fo:font-weight="normal" officeooo:rsid="07314fc7" style:font-name-asian="Noto Serif CJK SC" style:language-asian="zh" style:country-asian="CN" style:font-weight-asian="normal" style:font-weight-complex="normal"/>
    </style:style>
    <style:style style:name="T211" style:family="text">
      <style:text-properties style:font-name="Noto Serif CJK SC" fo:font-size="10.5pt" fo:font-weight="bold" style:font-name-asian="Noto Serif CJK SC" style:font-size-asian="10.5pt" style:font-weight-asian="bold" style:font-size-complex="10.5pt" style:font-weight-complex="bold"/>
    </style:style>
    <style:style style:name="T212" style:family="text">
      <style:text-properties style:font-name="Noto Serif CJK SC" fo:font-size="10.5pt" fo:font-weight="normal" style:font-name-asian="Noto Serif CJK SC" style:font-size-asian="10.5pt" style:font-weight-asian="normal" style:font-size-complex="10.5pt" style:font-weight-complex="normal"/>
    </style:style>
    <style:style style:name="T213" style:family="text">
      <style:text-properties fo:font-weight="bold"/>
    </style:style>
    <style:style style:name="T214" style:family="text">
      <style:text-properties fo:font-weight="bold" style:font-weight-asian="bold"/>
    </style:style>
    <style:style style:name="T215" style:family="text">
      <style:text-properties fo:font-weight="bold" officeooo:rsid="067c5d22" style:font-weight-asian="bold"/>
    </style:style>
    <style:style style:name="T216" style:family="text">
      <style:text-properties fo:font-weight="bold" officeooo:rsid="06847302" style:font-weight-asian="bold"/>
    </style:style>
    <style:style style:name="T217" style:family="text">
      <style:text-properties fo:font-weight="bold" officeooo:rsid="03fd5ac5" style:font-weight-asian="bold" style:font-weight-complex="bold"/>
    </style:style>
    <style:style style:name="T218" style:family="text">
      <style:text-properties fo:font-weight="bold" officeooo:rsid="03febc2a" style:font-weight-asian="bold" style:font-weight-complex="bold"/>
    </style:style>
    <style:style style:name="T219" style:family="text">
      <style:text-properties fo:font-weight="bold" officeooo:rsid="068c69be"/>
    </style:style>
    <style:style style:name="T220" style:family="text">
      <style:text-properties fo:font-weight="normal" style:font-weight-asian="normal" style:font-weight-complex="normal"/>
    </style:style>
    <style:style style:name="T221" style:family="text">
      <style:text-properties fo:font-weight="normal" officeooo:rsid="06bcb2aa" style:font-weight-asian="normal" style:font-weight-complex="normal"/>
    </style:style>
    <style:style style:name="T222" style:family="text">
      <style:text-properties fo:font-weight="normal" officeooo:rsid="01f4f177" style:font-weight-asian="normal" style:font-weight-complex="normal"/>
    </style:style>
    <style:style style:name="T223" style:family="text">
      <style:text-properties fo:font-weight="normal" officeooo:rsid="01ec5652" style:font-weight-asian="normal" style:font-weight-complex="normal"/>
    </style:style>
    <style:style style:name="T224" style:family="text">
      <style:text-properties fo:font-weight="normal" officeooo:rsid="070bd210" style:font-weight-asian="normal" style:font-weight-complex="normal"/>
    </style:style>
    <style:style style:name="T225" style:family="text">
      <style:text-properties fo:font-weight="normal" officeooo:rsid="0799e778" style:font-weight-asian="normal" style:font-weight-complex="normal"/>
    </style:style>
    <style:style style:name="T226" style:family="text">
      <style:text-properties fo:font-weight="normal" officeooo:rsid="030ffe55" style:language-asian="zh" style:country-asian="CN" style:font-weight-complex="normal"/>
    </style:style>
    <style:style style:name="T227" style:family="text">
      <style:text-properties fo:font-weight="normal" officeooo:rsid="03c896e9" style:language-asian="zh" style:country-asian="CN" style:font-weight-complex="normal"/>
    </style:style>
    <style:style style:name="T228" style:family="text">
      <style:text-properties fo:font-weight="normal" officeooo:rsid="037026a1" style:language-asian="zh" style:country-asian="CN" style:font-weight-complex="normal"/>
    </style:style>
    <style:style style:name="T229" style:family="text">
      <style:text-properties fo:font-weight="normal" officeooo:rsid="02562c02" style:language-asian="zh" style:country-asian="CN" style:font-weight-asian="normal" style:font-weight-complex="normal"/>
    </style:style>
    <style:style style:name="T230" style:family="text">
      <style:text-properties fo:font-weight="normal" officeooo:rsid="02da25f9" style:language-asian="zh" style:country-asian="CN" style:font-weight-asian="normal" style:font-weight-complex="normal"/>
    </style:style>
    <style:style style:name="T231" style:family="text">
      <style:text-properties fo:font-weight="normal" officeooo:rsid="02dcc111" style:language-asian="zh" style:country-asian="CN" style:font-weight-asian="normal" style:font-weight-complex="normal"/>
    </style:style>
    <style:style style:name="T232" style:family="text">
      <style:text-properties fo:font-weight="normal" officeooo:rsid="02e18a52" style:language-asian="zh" style:country-asian="CN" style:font-weight-asian="normal" style:font-weight-complex="normal"/>
    </style:style>
    <style:style style:name="T233" style:family="text">
      <style:text-properties fo:font-weight="normal" officeooo:rsid="02e41407" style:language-asian="zh" style:country-asian="CN" style:font-weight-asian="normal" style:font-weight-complex="normal"/>
    </style:style>
    <style:style style:name="T234" style:family="text">
      <style:text-properties fo:font-weight="normal" officeooo:rsid="03bfc3dc" style:language-asian="zh" style:country-asian="CN" style:font-weight-asian="normal" style:font-weight-complex="normal"/>
    </style:style>
    <style:style style:name="T235" style:family="text">
      <style:text-properties fo:font-weight="normal" style:font-weight-complex="normal"/>
    </style:style>
    <style:style style:name="T236" style:family="text">
      <style:text-properties fo:font-weight="normal" officeooo:rsid="03c896e9" style:font-weight-complex="normal"/>
    </style:style>
    <style:style style:name="T237" style:family="text">
      <style:text-properties fo:font-weight="normal" officeooo:rsid="03d37b1c" style:font-weight-complex="normal"/>
    </style:style>
    <style:style style:name="T238" style:family="text">
      <style:text-properties fo:font-weight="normal" officeooo:rsid="04daaa31" style:font-weight-complex="normal"/>
    </style:style>
    <style:style style:name="T239" style:family="text">
      <style:text-properties fo:font-weight="normal" officeooo:rsid="053cfe8a" style:font-weight-complex="normal"/>
    </style:style>
    <style:style style:name="T240" style:family="text">
      <style:text-properties fo:font-weight="normal" officeooo:rsid="0551c1b7" style:font-weight-complex="normal"/>
    </style:style>
    <style:style style:name="T241" style:family="text">
      <style:text-properties fo:font-weight="normal" officeooo:rsid="064aee41" style:font-weight-complex="normal"/>
    </style:style>
    <style:style style:name="T242" style:family="text">
      <style:text-properties fo:font-weight="normal" officeooo:rsid="064c7914" style:font-weight-complex="normal"/>
    </style:style>
    <style:style style:name="T243" style:family="text">
      <style:text-properties fo:font-weight="normal" officeooo:rsid="06696481" style:font-weight-complex="normal"/>
    </style:style>
    <style:style style:name="T244" style:family="text">
      <style:text-properties fo:font-weight="normal" officeooo:rsid="06f9d941" style:font-weight-complex="normal"/>
    </style:style>
    <style:style style:name="T245" style:family="text">
      <style:text-properties fo:font-weight="normal" officeooo:rsid="06fb6dfd" style:font-weight-complex="normal"/>
    </style:style>
    <style:style style:name="T246" style:family="text">
      <style:text-properties fo:font-weight="normal" officeooo:rsid="0727100e" style:font-weight-complex="normal"/>
    </style:style>
    <style:style style:name="T247" style:family="text">
      <style:text-properties style:text-underline-style="solid" style:text-underline-width="auto" style:text-underline-color="font-color" fo:font-weight="normal" officeooo:rsid="030ffe55" style:font-weight-asian="normal" style:font-weight-complex="normal"/>
    </style:style>
    <style:style style:name="T248" style:family="text">
      <style:text-properties style:text-underline-style="solid" style:text-underline-width="auto" style:text-underline-color="font-color" fo:font-weight="normal" officeooo:rsid="0047be26" style:font-weight-asian="normal" style:font-weight-complex="normal"/>
    </style:style>
    <style:style style:name="T249" style:family="text">
      <style:text-properties style:text-underline-style="solid" style:text-underline-width="auto" style:text-underline-color="font-color" fo:font-weight="normal" officeooo:rsid="03bda2e9" style:font-weight-asian="normal" style:font-weight-complex="normal"/>
    </style:style>
    <style:style style:name="T250" style:family="text">
      <style:text-properties style:text-underline-style="solid" style:text-underline-width="auto" style:text-underline-color="font-color" fo:font-weight="normal" officeooo:rsid="031422c4" style:font-weight-asian="normal" style:font-weight-complex="normal"/>
    </style:style>
    <style:style style:name="T251" style:family="text">
      <style:text-properties style:text-underline-style="solid" style:text-underline-width="auto" style:text-underline-color="font-color" fo:font-weight="normal" officeooo:rsid="02562c02" style:language-asian="zh" style:country-asian="CN" style:font-weight-asian="normal" style:font-weight-complex="normal"/>
    </style:style>
    <style:style style:name="T252" style:family="text">
      <style:text-properties style:text-underline-style="solid" style:text-underline-width="auto" style:text-underline-color="font-color" fo:font-weight="normal" officeooo:rsid="02954667" style:language-asian="zh" style:country-asian="CN" style:font-weight-asian="normal" style:font-weight-complex="normal"/>
    </style:style>
    <style:style style:name="T253" style:family="text">
      <style:text-properties officeooo:rsid="067c5d22"/>
    </style:style>
    <style:style style:name="T254" style:family="text">
      <style:text-properties officeooo:rsid="067eb1c4"/>
    </style:style>
    <style:style style:name="T255" style:family="text">
      <style:text-properties officeooo:rsid="06803a15"/>
    </style:style>
    <style:style style:name="T256" style:family="text">
      <style:text-properties officeooo:rsid="06847302"/>
    </style:style>
    <style:style style:name="T257" style:family="text">
      <style:text-properties officeooo:rsid="068624c1"/>
    </style:style>
    <style:style style:name="T258" style:family="text">
      <style:text-properties officeooo:rsid="06897959"/>
    </style:style>
    <style:style style:name="T259" style:family="text">
      <style:text-properties officeooo:rsid="068c69be"/>
    </style:style>
    <style:style style:name="T260" style:family="text">
      <style:text-properties officeooo:rsid="069ebeba"/>
    </style:style>
    <style:style style:name="T261" style:family="text">
      <style:text-properties officeooo:rsid="06a0fcca"/>
    </style:style>
    <style:style style:name="T262" style:family="text">
      <style:text-properties fo:color="#333333" loext:opacity="100%" style:font-name-asian="Georgia" style:font-weight-asian="normal"/>
    </style:style>
    <style:style style:name="T263" style:family="text">
      <style:text-properties fo:color="#333333" loext:opacity="100%" officeooo:rsid="070bd210" style:font-name-asian="Georgia" style:font-weight-asian="normal"/>
    </style:style>
    <style:style style:name="T264" style:family="text">
      <style:text-properties fo:color="#333333" loext:opacity="100%" officeooo:rsid="070d737f" style:font-name-asian="Georgia" style:font-weight-asian="normal"/>
    </style:style>
    <style:style style:name="T265" style:family="text">
      <style:text-properties fo:color="#333333" loext:opacity="100%" officeooo:rsid="07110f28" style:font-name-asian="Georgia" style:font-weight-asian="normal"/>
    </style:style>
    <style:style style:name="T266" style:family="text">
      <style:text-properties fo:color="#333333" loext:opacity="100%" officeooo:rsid="0712380b" style:font-name-asian="Georgia" style:font-weight-asian="normal"/>
    </style:style>
    <style:style style:name="T267" style:family="text">
      <style:text-properties fo:color="#333333" loext:opacity="100%" officeooo:rsid="079c3edb" style:font-name-asian="Georgia" style:font-weight-asian="normal"/>
    </style:style>
    <style:style style:name="T268" style:family="text">
      <style:text-properties fo:color="#333333" loext:opacity="100%" officeooo:rsid="079d45a8" style:font-name-asian="Georgia" style:font-weight-asian="normal"/>
    </style:style>
    <style:style style:name="T269" style:family="text">
      <style:text-properties fo:color="#333333" loext:opacity="100%" officeooo:rsid="07089ae4" style:font-name-asian="Georgia" style:font-weight-asian="normal"/>
    </style:style>
    <style:style style:name="T270" style:family="text">
      <style:text-properties fo:color="#333333" loext:opacity="100%" officeooo:rsid="0798f13a" style:font-name-asian="Georgia" style:font-weight-asian="normal"/>
    </style:style>
    <style:style style:name="T271" style:family="text">
      <style:text-properties officeooo:rsid="06b362bf"/>
    </style:style>
    <style:style style:name="T272" style:family="text">
      <style:text-properties officeooo:rsid="06b3bf9a"/>
    </style:style>
    <style:style style:name="T273" style:family="text">
      <style:text-properties officeooo:rsid="06cacd8c"/>
    </style:style>
    <style:style style:name="T274" style:family="text">
      <style:text-properties officeooo:rsid="06ccabcb"/>
    </style:style>
    <style:style style:name="T275" style:family="text">
      <style:text-properties officeooo:rsid="06d30c4a"/>
    </style:style>
    <style:style style:name="T276" style:family="text">
      <style:text-properties officeooo:rsid="06d4815b"/>
    </style:style>
    <style:style style:name="T277" style:family="text">
      <style:text-properties officeooo:rsid="06d76506"/>
    </style:style>
    <style:style style:name="T278" style:family="text">
      <style:text-properties officeooo:rsid="06e2c33f"/>
    </style:style>
    <style:style style:name="T279" style:family="text">
      <style:text-properties officeooo:rsid="06e98dc1"/>
    </style:style>
    <style:style style:name="T280" style:family="text">
      <style:text-properties officeooo:rsid="06e99ff7"/>
    </style:style>
    <style:style style:name="T281" style:family="text">
      <style:text-properties officeooo:rsid="06ea8b17"/>
    </style:style>
    <style:style style:name="T282" style:family="text">
      <style:text-properties officeooo:rsid="06ed0d35"/>
    </style:style>
    <style:style style:name="T283" style:family="text">
      <style:text-properties officeooo:rsid="06f65c9e"/>
    </style:style>
    <style:style style:name="T284" style:family="text">
      <style:text-properties officeooo:rsid="0706e558"/>
    </style:style>
    <style:style style:name="T285" style:family="text">
      <style:text-properties officeooo:rsid="07089ae4"/>
    </style:style>
    <style:style style:name="T286" style:family="text">
      <style:text-properties officeooo:rsid="070bd210"/>
    </style:style>
    <style:style style:name="T287" style:family="text">
      <style:text-properties officeooo:rsid="070d737f"/>
    </style:style>
    <style:style style:name="T288" style:family="text">
      <style:text-properties officeooo:rsid="07110f28"/>
    </style:style>
    <style:style style:name="T289" style:family="text">
      <style:text-properties officeooo:rsid="0713bdf8"/>
    </style:style>
    <style:style style:name="T290" style:family="text">
      <style:text-properties officeooo:rsid="07166f4f"/>
    </style:style>
    <style:style style:name="T291" style:family="text">
      <style:text-properties officeooo:rsid="07495756"/>
    </style:style>
    <style:style style:name="T292" style:family="text">
      <style:text-properties officeooo:rsid="074ae522"/>
    </style:style>
    <style:style style:name="T293" style:family="text">
      <style:text-properties officeooo:rsid="07526fa2"/>
    </style:style>
    <style:style style:name="T294" style:family="text">
      <style:text-properties officeooo:rsid="0754fa68"/>
    </style:style>
    <style:style style:name="T295" style:family="text">
      <style:text-properties officeooo:rsid="075638a5"/>
    </style:style>
    <style:style style:name="T296" style:family="text">
      <style:text-properties officeooo:rsid="077443f3"/>
    </style:style>
    <style:style style:name="T297" style:family="text">
      <style:text-properties officeooo:rsid="0775d122"/>
    </style:style>
    <style:style style:name="T298" style:family="text">
      <style:text-properties officeooo:rsid="078d634f"/>
    </style:style>
    <style:style style:name="T299" style:family="text">
      <style:text-properties officeooo:rsid="07934edb"/>
    </style:style>
  </office:automatic-styles>
  <office:body>
    <office:text text:use-soft-page-breaks="true">
      <office:forms form:automatic-focus="false" form:apply-design-mode="false">
        <form:form form:name="refForm" form:apply-filter="true" form:method="post" form:control-implementation="ooo:com.sun.star.form.component.Form" xlink:href="http://showCorrelativeArticle.do/"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71">摘要：</text:span></text:span></text:p>
      <text:p text:style-name="P106"><text:span text:style-name="Strong_20_Emphasis"><text:span text:style-name="T156">随着</text:span></text:span><text:span text:style-name="Strong_20_Emphasis"><text:span text:style-name="T157">5G的</text:span></text:span><text:span text:style-name="Strong_20_Emphasis"><text:span text:style-name="T158">URLLC(</text:span></text:span><text:span text:style-name="Strong_20_Emphasis"><text:span text:style-name="T167">超可靠和低延迟交流</text:span></text:span><text:span text:style-name="Strong_20_Emphasis"><text:span text:style-name="T158">)的标准的出台</text:span></text:span><text:span text:style-name="Strong_20_Emphasis"><text:span text:style-name="T155">，低延迟几乎成为一切网络系统的基本要求</text:span></text:span><text:span text:style-name="Strong_20_Emphasis"><text:span text:style-name="T161">。</text:span></text:span><text:span text:style-name="Strong_20_Emphasis"><text:span text:style-name="T159">传统的资源分布及绝对延迟值会影响计算机网络的服务效率，因此虚拟化和低延迟对于诸如智能电网，无人驾驶</text:span></text:span><text:span text:style-name="Strong_20_Emphasis"><text:span text:style-name="T160">，远程医疗</text:span></text:span><text:span text:style-name="Strong_20_Emphasis"><text:span text:style-name="T159">等新型服务极为重要。</text:span></text:span><text:span text:style-name="Strong_20_Emphasis"><text:span text:style-name="T161">然而</text:span></text:span><text:span text:style-name="Strong_20_Emphasis"><text:span text:style-name="T162">，</text:span></text:span><text:span text:style-name="Strong_20_Emphasis"><text:span text:style-name="T161">虚拟化和低延迟的结合相当困难</text:span></text:span><text:span text:style-name="Strong_20_Emphasis"><text:span text:style-name="T163">。</text:span></text:span><text:span text:style-name="Strong_20_Emphasis"><text:span text:style-name="T159">在这项工作中，</text:span></text:span><text:span text:style-name="Strong_20_Emphasis"><text:span text:style-name="T161">虚拟化和延迟优化</text:span></text:span><text:span text:style-name="Strong_20_Emphasis"><text:span text:style-name="T159">将被展开研讨</text:span></text:span><text:span text:style-name="Strong_20_Emphasis"><text:span text:style-name="T168">。</text:span></text:span><text:span text:style-name="Strong_20_Emphasis"><text:span text:style-name="T159">重点介绍了容器与虚拟机</text:span></text:span><text:span text:style-name="Strong_20_Emphasis"><text:span text:style-name="T164">，两大</text:span></text:span><text:span text:style-name="Strong_20_Emphasis"><text:span text:style-name="T159">现如今最先进的虚拟化方法</text:span></text:span><text:span text:style-name="Strong_20_Emphasis"><text:span text:style-name="T165">。之后</text:span></text:span><text:span text:style-name="Strong_20_Emphasis"><text:span text:style-name="T170">，</text:span></text:span><text:span text:style-name="Strong_20_Emphasis"><text:span text:style-name="T165">对</text:span></text:span><text:span text:style-name="Strong_20_Emphasis"><text:span text:style-name="T166">不同</text:span></text:span><text:span text:style-name="Strong_20_Emphasis"><text:span text:style-name="T159">的延迟优化技术</text:span></text:span><text:span text:style-name="Strong_20_Emphasis"><text:span text:style-name="T165">作出探讨</text:span></text:span><text:span text:style-name="Strong_20_Emphasis"><text:span text:style-name="T170">。</text:span></text:span><text:span text:style-name="Strong_20_Emphasis"><text:span text:style-name="T159">最后</text:span></text:span><text:span text:style-name="Strong_20_Emphasis"><text:span text:style-name="T170">，</text:span></text:span><text:span text:style-name="Strong_20_Emphasis"><text:span text:style-name="T159">对两者的结合提出分析和展望</text:span></text:span><text:span text:style-name="Strong_20_Emphasis"><text:span text:style-name="T169">。</text:span></text:span></text:p>
      <text:p text:style-name="P105"><text:span text:style-name="Strong_20_Emphasis"><text:span text:style-name="T171">关键</text:span></text:span><text:span text:style-name="Strong_20_Emphasis"><text:span text:style-name="T171">词: </text:span></text:span><text:a xlink:type="simple" xlink:href="https://crad.ict.ac.cn/CN/abstract/abstract3850.shtml#" text:style-name="Internet_20_link" text:visited-style-name="Visited_20_Internet_20_Link"><text:span text:style-name="T211">容器</text:span></text:a><text:span text:style-name="T171">，虚拟机，</text:span><text:span text:style-name="T174">urllc，</text:span><text:span text:style-name="T171">低延迟</text:span><text:span text:style-name="T172">，性能</text:span><text:span text:style-name="T171">优化</text:span></text:p>
      <text:p text:style-name="P49"/>
      <text:p text:style-name="P69"><text:span text:style-name="T151">1 </text:span><text:span text:style-name="T150">介绍</text:span></text:p>
      <text:p text:style-name="P70"><text:span text:style-name="T99">5G 网络为URLLC提供专用服务，国际电信联盟</text:span><text:span text:style-name="T103">（</text:span><text:span text:style-name="T99">ITU</text:span><text:span text:style-name="T103">）</text:span><text:span text:style-name="T99"> [</text:span><text:span text:style-name="T101">2</text:span><text:span text:style-name="T102">4</text:span><text:span text:style-name="T99">][1</text:span><text:span text:style-name="T100">4</text:span><text:span text:style-name="T99">]对URLLC业务的要求定义为</text:span><text:span text:style-name="T103">：</text:span><text:span text:style-name="T99">5G无线接入网（RAN）从源端到目的端的单向延迟不得超过1ms，投递成功率必须高于99.999%。</text:span><text:span text:style-name="T138">对于涉及虚拟化管理的系统，这些要求极为苛刻。操作系统虚拟化允许多个应用</text:span><text:span text:style-name="T148">，</text:span><text:span text:style-name="T138">在共享同一主机操作系统的环境下</text:span><text:span text:style-name="T148">，</text:span><text:span text:style-name="T138">隔离地运行</text:span><text:span text:style-name="T148">。这</text:span><text:span text:style-name="T138">具有启动快速、部署方便、资源占用少、运行效率高等优点</text:span><text:span text:style-name="T139">[6]</text:span><text:span text:style-name="T140">[15]</text:span><text:span text:style-name="T138">，但是也存在隔离性较弱，通讯连接不稳定，网络延迟高等不足之处</text:span><text:span text:style-name="T149">。</text:span><text:span text:style-name="T138">后者也阻止 URLLC 的成功运行。这项工作描述了最新的</text:span><text:span text:style-name="Strong_20_Emphasis"><text:span text:style-name="T134">最先进的虚拟化方法，</text:span></text:span><text:span text:style-name="Strong_20_Emphasis"><text:span text:style-name="T136">并对</text:span></text:span><text:span text:style-name="Strong_20_Emphasis"><text:span text:style-name="T135">延迟优化的方法作出探讨</text:span></text:span><text:span text:style-name="Strong_20_Emphasis"><text:span text:style-name="T137">，</text:span></text:span><text:span text:style-name="T138">以找到支持URLLC 服务级别的虚拟化方案。</text:span></text:p>
      <text:p text:style-name="P27">本文其余部分的结构如下。第二节介绍了背景和相关工作，第三节着重于对比容器虚拟化技术与虚拟机虚拟化技术，总结操作系统虚拟化技术的特点。延迟的出现分为测量延迟和性能延迟<text:span text:style-name="T273">，两者带来的影响都应该被避免。</text:span>在第四部分中，涉及优化测量过程中带来的延迟<text:span text:style-name="T273">，</text:span>量化测量的标准和前提。在第五节中，现有的性能延迟优化方法将被概述<text:span text:style-name="T294">，并提出潜在的延迟优化方法</text:span>。最后，第六节得到结论<text:span text:style-name="T295">，</text:span>并概述虚拟化技术面临的挑战和对未来研究的展望。</text:p>
      <text:p text:style-name="P27"/>
      <text:p text:style-name="P38">2.背景和相关工作</text:p>
      <text:p text:style-name="P39"><text:span text:style-name="Strong_20_Emphasis"><text:span text:style-name="T229">实时系统已经逐渐融入我们的生活和未来</text:span></text:span><text:span text:style-name="Strong_20_Emphasis"><text:span text:style-name="T230">，小到类似</text:span></text:span><text:span text:style-name="Strong_20_Emphasis"><text:span text:style-name="T231">电子游戏</text:span></text:span><text:span text:style-name="Strong_20_Emphasis"><text:span text:style-name="T232">，</text:span></text:span><text:span text:style-name="Strong_20_Emphasis"><text:span text:style-name="T231">视频会议</text:span></text:span><text:span text:style-name="Strong_20_Emphasis"><text:span text:style-name="T233">，虚拟现实</text:span></text:span><text:span text:style-name="Strong_20_Emphasis"><text:span text:style-name="T231">等带有soft deadlines的实时系统，</text:span></text:span><text:span text:style-name="Strong_20_Emphasis"><text:span text:style-name="T229">大到类似智慧城市物联网，工业控制系统，交通物流控制系统等带有hard deadlines的实时系统</text:span></text:span><text:span text:style-name="Strong_20_Emphasis"><text:span text:style-name="T234">[19]</text:span></text:span><text:span text:style-name="T1">。在这些系统</text:span><text:span text:style-name="T2">，尤其是硬</text:span><text:span text:style-name="Strong_20_Emphasis"><text:span text:style-name="T65">实时系统</text:span></text:span><text:span text:style-name="T1">中，传统的物理硬件资源</text:span><text:span text:style-name="T3">已经难以满足程序运行时的计算需求。</text:span><text:span text:style-name="Strong_20_Emphasis"><text:span text:style-name="T74">对于物理资源部署的高能耗</text:span></text:span><text:span text:style-name="Strong_20_Emphasis"><text:span text:style-name="T75">、</text:span></text:span><text:span text:style-name="Strong_20_Emphasis"><text:span text:style-name="T74">高维护成本、低灵活性等缺陷，</text:span></text:span><text:span text:style-name="Strong_20_Emphasis"><text:span text:style-name="T76">虚拟化技术成为了一项良好的解决方案</text:span></text:span><text:span text:style-name="Strong_20_Emphasis"><text:span text:style-name="T74">。简单说，</text:span></text:span><text:span text:style-name="Strong_20_Emphasis"><text:span text:style-name="T73">虚拟化就是把物理资源转变为逻辑上可以管理的资源，以打破物理结构之间的壁垒。在</text:span></text:span><text:span text:style-name="Strong_20_Emphasis"><text:span text:style-name="T77">5G的背景下，资源共享与优化变得尤为重要。</text:span></text:span><text:span text:style-name="T4">此外</text:span><text:span text:style-name="T5">，</text:span><text:span text:style-name="T1">网络的性能和响应速度已成为不可忽视的一部分</text:span><text:span text:style-name="T6">。</text:span><text:span text:style-name="T1">对于硬实时系统</text:span><text:span text:style-name="T6">而言，</text:span><text:span text:style-name="T1">网络延迟几乎没有容忍度</text:span><text:span text:style-name="T8">。</text:span><text:span text:style-name="T6">过长的响应时间</text:span><text:span text:style-name="T1">可能会对设备</text:span><text:span text:style-name="T7">，</text:span><text:span text:style-name="T1">甚至生命造成难以估计的后果。如今</text:span><text:span text:style-name="T8">，</text:span><text:span text:style-name="T1">如何减少虚拟化对于可预测性和低延迟所带来的影响，成为最重要的研究课题之一。</text:span></text:p>
      <text:p text:style-name="P27"/>
      <text:p text:style-name="P13"><text:span text:style-name="T271">3</text:span>. 虚拟化</text:p>
      <text:p text:style-name="P67"><text:span text:style-name="T124">1959年，计算机科学家Christopher Strachey在</text:span><text:span text:style-name="T133">paper</text:span><text:span text:style-name="T124">“Time sharing in large fast computers”中提出了虚拟化的概念</text:span><text:span text:style-name="T125">[17]</text:span><text:span text:style-name="T124">。</text:span><text:span text:style-name="T126">IBM在1964年创造性地设计了一种名为CP-40的新型操作系统(OS)，实现</text:span><text:soft-page-break/><text:span text:style-name="T126">了操作系统虚拟化</text:span><text:span text:style-name="T153">。</text:span><text:span text:style-name="T126">它通过封装大型机的计算资源，为多个</text:span><text:span text:style-name="T154">OS</text:span><text:span text:style-name="T126">提供支撑[1]。而虚拟计算系统的真正成熟，体现于</text:span><text:span text:style-name="T127">IBM system/370大型机</text:span><text:span text:style-name="T128">[16]</text:span><text:span text:style-name="T127">。</text:span></text:p>
      <text:p text:style-name="P67"><text:span text:style-name="T129">整体来看，</text:span><text:span text:style-name="T126">虚拟化的发展已经有60年的历史。</text:span><text:span text:style-name="T123">虚拟化技术作为一种</text:span><text:span text:style-name="T130">通过组合或分区现有的计算机资源（</text:span><text:span text:style-name="T204">CPU</text:span><text:span text:style-name="T130">、内存、磁盘空间等），使得这些资源表现为一个或多个操作环境，</text:span><text:span text:style-name="T131">从而提供更高性能的的访问方式。</text:span></text:p>
      <text:p text:style-name="P66"><text:span text:style-name="T130">本</text:span><text:span text:style-name="T132">部分</text:span><text:span text:style-name="T130">介绍容器和虚拟机 (VM) 之间的一些主要相似性和差异，以及容器和 VM各自的使用场景。</text:span></text:p>
      <text:p text:style-name="P14"><text:span text:style-name="T272">3</text:span>.1虚拟机</text:p>
      <text:p text:style-name="P11"><text:span text:style-name="T220">虚拟机一般以千兆字节为度量单位。它们通常包含自己的操作系统（OS），因而能够一次执行多个资源密集型功能。</text:span><text:span text:style-name="T221">[20]</text:span></text:p>
      <text:p text:style-name="P15"><text:span text:style-name="T272">3</text:span>.1.1 虚拟机结构</text:p>
      <text:p text:style-name="P40">与容器不同，VM 运行的是完整的操作系统（包括其自己的内核），如下图所示<text:span text:style-name="T218">[23]</text:span>。</text:p>
      <text:p text:style-name="P47">从底向上：</text:p>
      <text:p text:style-name="P86"><text:span text:style-name="T176">Infrastructure</text:span><text:span text:style-name="T181">：</text:span><text:span text:style-name="T176">它由</text:span><text:span text:style-name="T177">CPU, Memory, Disk, NIC等硬件组成</text:span><text:span text:style-name="T187">。</text:span><text:span text:style-name="T176">Infrastructure</text:span><text:span text:style-name="T187">可以是办公室的</text:span><text:span text:style-name="T186">笔记本电脑</text:span><text:span text:style-name="T187">，数据中心的</text:span><text:span text:style-name="T186">服务器</text:span><text:span text:style-name="T187">，或者是企业的</text:span><text:span text:style-name="T186">云主机</text:span><text:span text:style-name="T187">。</text:span></text:p>
      <text:p text:style-name="P95"><text:span text:style-name="T179">Host Operating System</text:span><text:span text:style-name="T180">：</text:span><text:span text:style-name="T187">可以在裸机上安装</text:span><text:span text:style-name="T188">Host Operating System，也就是设备原生的宿主操作系统。对于Virtual Machine来说，Host Operating System不是必须的，有没有Host Operating System这取决于Hypervisor的类型</text:span><text:span text:style-name="T190">（Typ</text:span><text:span text:style-name="T191">1</text:span><text:span text:style-name="T190">和Typ</text:span><text:span text:style-name="T191">2</text:span><text:span text:style-name="T190">）</text:span><text:span text:style-name="T197">。</text:span></text:p>
      <text:p text:style-name="P96"><text:span text:style-name="T215">Hypervisor</text:span><text:span text:style-name="T207">，也被称为</text:span><text:span text:style-name="T107">Virtual-Machine-Monitor</text:span><text:span text:style-name="T108">（</text:span><text:span text:style-name="T207">VVM</text:span><text:span text:style-name="T208">）</text:span>。它是已存在的硬件与其他将要安装的操作系统之间的抽象层<text:span text:style-name="T254">[2</text:span><text:span text:style-name="T258">2</text:span><text:span text:style-name="T254">]</text:span>。利用Hypervisor，可以不依赖于硬件，运行多个不同的<text:span text:style-name="T253">Guest</text:span><text:span text:style-name="T188"> Operating Systems</text:span>。在1973年的博士论文“<text:span text:style-name="T104">Architectural Principles for Virtual Computer Systems</text:span>”[<text:span text:style-name="T254">2</text:span><text:span text:style-name="T293">5</text:span>]中，R. Goldberg区分了两种类型的<text:span text:style-name="T213">Hypervisor。</text:span>类型1直接基于硬件，不需要事先安装操作系统<text:span text:style-name="T296">，</text:span>例如支持MacOS的<text:span text:style-name="T213">HyperKit</text:span>，支持Windows的<text:span text:style-name="T213">Hyper-V</text:span>。类型2基于<text:span text:style-name="T176">硬件</text:span>上的<text:span text:style-name="T188">Host Operating System</text:span>，并使用操作系统的设备驱动程序，来访问硬件<text:span text:style-name="T297">，</text:span>例如VirtualBox和VMWare <text:span text:style-name="T257">W</text:span>orkstation。<text:span text:style-name="T255">[2</text:span><text:span text:style-name="T258">2</text:span><text:span text:style-name="T255">]</text:span></text:p>
      <text:p text:style-name="P87"><text:a xlink:type="simple" xlink:href="https://www.zhihu.com/search?q=客户机操作系统&amp;search_source=Entity&amp;hybrid_search_source=Entity&amp;hybrid_search_extra=%7B%22sourceType%22%3A%22answer%22%2C%22sourceId%22%3A180743885%7D" office:target-frame-name="_blank" xlink:show="new" text:style-name="Internet_20_link" text:visited-style-name="Visited_20_Internet_20_Link"><text:span text:style-name="T216">K</text:span></text:a><text:span text:style-name="T216">ernel和</text:span><text:span text:style-name="T213">Guest Operating System</text:span>。假设你需要运行3个相互隔离的应用，则需要使用Hypervisor启动3个<text:span text:style-name="T214">Guest Operating Systems</text:span>，也就是3个<text:span text:style-name="T206">虚拟机</text:span>。这些虚拟机都非常大，假设每个有<text:span text:style-name="T256">1.2GB</text:span>，这就意味着它们将占用<text:span text:style-name="T256">3.6</text:span>GB的磁盘空间。更糟糕的是，同时它们还会消耗很多CPU和内存。</text:p>
      <text:p text:style-name="P87"><text:span text:style-name="T206">各种依赖。</text:span>每一个<text:span text:style-name="T206">客户机操作系统</text:span>都需要安装许多依赖。即，各种应用所需要的bins和lib文件。</text:p>
      <text:p text:style-name="P87"><text:span text:style-name="T206">应用</text:span>。安装依赖之后，就可以在各个<text:span text:style-name="T206">客户机操作系统</text:span>分别运行应用了，这样各个应用就是相互隔离，不可见的。</text:p>
      <text:p text:style-name="P14"><text:span text:style-name="T272">3</text:span>.2容器</text:p>
      <text:p text:style-name="P12"><text:span text:style-name="T220">容器通常以兆字节为度量单位。它们封装的内容大小不会超过一个应用及其运行所需的所有文件，并且通常用于封装执行特定任务的单个功能（称为</text:span><text:a xlink:type="simple" xlink:href="https://www.redhat.com/zh/topics/microservices" text:style-name="Internet_20_link" text:visited-style-name="Visited_20_Internet_20_Link"><text:span text:style-name="T220">微服务</text:span></text:a><text:span text:style-name="T220">）</text:span><text:span text:style-name="T221">[20]</text:span><text:span text:style-name="T220">。</text:span></text:p>
      <text:p text:style-name="P15"><text:span text:style-name="T272">3</text:span>.2.1容器结构</text:p>
      <text:p text:style-name="P40"><text:soft-page-break/>相比于<text:span text:style-name="T206">虚拟机</text:span>，<text:span text:style-name="T213">容器</text:span>要简洁很多。由于没有<text:span text:style-name="T214">Guest Operating System</text:span>，<text:span text:style-name="T261">C</text:span><text:span text:style-name="T260">ontainer</text:span>可以节省大量的磁盘空间以及其他系统资源。如下图所示<text:span text:style-name="T217">[23]</text:span>。</text:p>
      <text:p text:style-name="P48">从底向上：</text:p>
      <text:p text:style-name="P88"><text:span text:style-name="T176">Infrastructure</text:span><text:span text:style-name="T178">(介绍如上，见</text:span><text:span text:style-name="T182">3</text:span><text:span text:style-name="T173">.1.1</text:span><text:span text:style-name="T178">)</text:span></text:p>
      <text:p text:style-name="P88"><text:span text:style-name="T213">Host Operating System</text:span>。所有主流的Linux发行版都可以运行容器，例如<text:span text:style-name="T259">Docker</text:span>。对于MacOS和Windows，也可以使用代理运行Docker。</text:p>
      <text:p text:style-name="P97"><text:span text:style-name="T219">Container Engine</text:span>。<text:span text:style-name="T219">Container Engine</text:span>取代了Hypervisor，可以直接与Host Operating System进行通信，为各个容器分配资源；Container Engine还可以将容器与Host Operating System隔离，并将各个容器互相隔离<text:span text:style-name="T189">[21]</text:span>。</text:p>
      <text:p text:style-name="P89"><text:span text:style-name="T206">各种依赖</text:span>。容器将应用的所有依赖都封装在<text:span text:style-name="T206">镜像</text:span>中。例如<text:span text:style-name="T213">Docker</text:span><text:span text:style-name="T206">容器</text:span>是基于<text:span text:style-name="T213">Docker</text:span><text:span text:style-name="T206">镜像</text:span>创建的。<text:span text:style-name="T187">不同容器在共享主机操作系统的内核时，并不能对其进行自由访问， 而只能获取其虚拟化视图。 例如，容器可以访问文件系统和注册表的虚拟化版本，但任何更改只影响所在的容器，在容器停止后会被丢弃。</text:span><text:span text:style-name="T189">[21]</text:span></text:p>
      <text:p text:style-name="P88"><text:span text:style-name="T206">应用</text:span>。应用的源代码与它的依赖都封装在<text:span text:style-name="T206">镜像</text:span>中，不同的应用需要不同的<text:span text:style-name="T206">镜像</text:span>。不同的应用运行在不同的<text:span text:style-name="T206">容器</text:span>中，它们是相互隔离的。</text:p>
      <text:p text:style-name="P88"/>
      <text:p text:style-name="P16"><text:span text:style-name="T272">3</text:span>.3虚拟机vs.容器</text:p>
      <text:p text:style-name="P90"><text:span text:style-name="Strong_20_Emphasis"><text:span text:style-name="T183">对于现如今，两大最先进的虚拟化方法，容器与虚拟机</text:span></text:span><text:span text:style-name="Strong_20_Emphasis"><text:span text:style-name="T184">。究竟</text:span></text:span><text:span text:style-name="T212">应该使用哪一种技术？这要</text:span><text:span text:style-name="T111">根据不同的应用场景和需求采用不同的方式</text:span><text:span text:style-name="T112">。</text:span></text:p>
      <text:p text:style-name="P68"/>
      <text:p text:style-name="P17"><text:span text:style-name="T272">3</text:span>.3.1虚拟机适用场景</text:p>
      <text:p text:style-name="P93"><text:span text:style-name="T187">由于虚拟机的可用资源大大增加，因此</text:span><text:span text:style-name="T192">与单个容器相比，虚拟机能够运行更多的操作.</text:span><text:span text:style-name="T195">由于更强的隔离性</text:span><text:span text:style-name="T196">，虚拟机可以</text:span><text:span text:style-name="T96">运行包含业务关键型数据的应用程序</text:span><text:span text:style-name="T98">[15]</text:span><text:span text:style-name="T97">。所以</text:span><text:span text:style-name="T187">它们可以存放传统的单体式工作负载</text:span><text:span text:style-name="T194">。例如</text:span><text:span text:style-name="T187">抽象、分离、复制和模拟整个服务器、操作系统、台式机、数据库和</text:span><text:a xlink:type="simple" xlink:href="https://www.redhat.com/zh/topics/virtualization/what-is-nfv" text:style-name="Internet_20_link" text:visited-style-name="Visited_20_Internet_20_Link">网络</text:a><text:span text:style-name="T193">[20]</text:span><text:span text:style-name="T195">。</text:span></text:p>
      <text:p text:style-name="P28"/>
      <text:p text:style-name="P17"><text:span text:style-name="T272">3</text:span>.3.2容器适用场景</text:p>
      <text:p text:style-name="P71"><text:span text:style-name="T141">容器因其轻量级特性及共享的操作系统，非常便于在多个环境之间移动</text:span><text:span text:style-name="T142">（</text:span><text:span text:style-name="T143">可移植性</text:span><text:span text:style-name="T142">）</text:span><text:span text:style-name="T144">[20]</text:span><text:span text:style-name="T145">。</text:span><text:span text:style-name="T143">它们更适合部署云原生应用</text:span><text:span text:style-name="T146">，即许多</text:span><text:span text:style-name="T143">微服务的集合，目的在于为</text:span><text:a xlink:type="simple" xlink:href="https://www.redhat.com/zh/topics/cloud-computing/what-is-public-cloud" text:style-name="Internet_20_link" text:visited-style-name="Visited_20_Internet_20_Link">公共云</text:a><text:span text:style-name="T143">、</text:span><text:a xlink:type="simple" xlink:href="https://www.redhat.com/zh/topics/cloud-computing/what-is-private-cloud" text:style-name="Internet_20_link" text:visited-style-name="Visited_20_Internet_20_Link">私有云</text:a><text:span text:style-name="T143">、</text:span><text:a xlink:type="simple" xlink:href="https://www.redhat.com/zh/topics/cloud-computing/what-is-hybrid-cloud" text:style-name="Internet_20_link" text:visited-style-name="Visited_20_Internet_20_Link">混合云</text:a><text:span text:style-name="T143">和</text:span><text:a xlink:type="simple" xlink:href="https://www.redhat.com/zh/topics/cloud-computing/what-is-multicloud" text:style-name="Internet_20_link" text:visited-style-name="Visited_20_Internet_20_Link">多云</text:a><text:span text:style-name="T143">的环境下</text:span><text:span text:style-name="T146">，构建云原生应用并</text:span><text:span text:style-name="T143">提供一致的开发</text:span><text:a xlink:type="simple" xlink:href="https://www.redhat.com/zh/topics/management" text:style-name="Internet_20_link" text:visited-style-name="Visited_20_Internet_20_Link">管理</text:a><text:span text:style-name="T152">[15]</text:span><text:span text:style-name="T147">。</text:span></text:p>
      <text:p text:style-name="P62"/>
      <text:p text:style-name="P18"><text:span text:style-name="T272">4</text:span>. 测量延迟的优化</text:p>
      <text:p text:style-name="P29">本节介绍量化延迟过程中的优化测量的方法。优化的目的是减少人为因素或者物理硬件因素所带来的影响，即不源于通讯技术本身所带来的延迟。</text:p>
      <text:p text:style-name="P19"><text:span text:style-name="T272">4</text:span><text:span text:style-name="T114">.1 </text:span>准确度与精度 <text:span text:style-name="T15">（</text:span><text:bookmark-start text:name="__DdeLink__1633_4145730535"/><text:span text:style-name="T15">Accuracy vs. Precision</text:span><text:bookmark-end text:name="__DdeLink__1633_4145730535"/><text:span text:style-name="T15">）</text:span></text:p>
      <text:p text:style-name="P41"><text:soft-page-break/>延迟测量的质量主要受到两个特性的影响 – 准确性和精度<text:span text:style-name="T41">[1</text:span><text:span text:style-name="T42">3</text:span><text:span text:style-name="T41">]</text:span>。对于一般的测量，准确度将被视为测量得到结果的时间戳与事件实际发生之间的差值大小<text:span text:style-name="T274">，即传输测量结果的数据</text:span><text:span text:style-name="T275">，</text:span><text:span text:style-name="T274">所花费的往返时间</text:span>。精度被定义为不同测量值之间的统计变异性，即多次测量结果间数值的差异性和波动程度。</text:p>
      <text:p text:style-name="P20"><text:span text:style-name="T272">4</text:span><text:span text:style-name="T114">.1.</text:span><text:span text:style-name="T115">1准确度：软件时间戳与硬件时间戳</text:span></text:p>
      <text:p text:style-name="P42">现代服务器上的数据接收是异步发生的，即NIC先接收数据，再经过随机访问存储器<text:span text:style-name="T119">(</text:span>RAM<text:span text:style-name="T119">)</text:span>，最终向 CPU发出接收信号<text:span text:style-name="T41">[1</text:span><text:span text:style-name="T42">3</text:span><text:span text:style-name="T41">]</text:span>。默认情况下，在此过程中，软件时间戳将会在向CPU宣布接收后产生。由于操作系统的系统调用引起的中断<text:span text:style-name="T116">[2]</text:span>，往返延迟将被增大，导致软件时间戳的滞后性，进一步产生测量的延迟，测量的准确度大幅降低。</text:p>
      <text:p text:style-name="P43">可行的解决方式是使用硬件时间戳<text:span text:style-name="T276">。</text:span>在 NIC 本身接收数据包后，硬件设备会以最短的时钟响应，准确地加盖时间戳，因为硬件时间戳不受操作系统中断的影响<text:span text:style-name="T41">[1</text:span><text:span text:style-name="T42">3</text:span><text:span text:style-name="T41">]</text:span>。</text:p>
      <text:p text:style-name="P21"><text:span text:style-name="T272">4</text:span>.1.2精度：测量系统误差容忍度</text:p>
      <text:p text:style-name="P45"><text:span text:style-name="T113">URLLC具有，端到端的用户级延迟要小于</text:span><text:span text:style-name="T298">1ms，</text:span><text:span text:style-name="T113">关键基础设施和计算机之间控制级延迟小于10ms，通讯可靠性大于 99.999%等一系列要求</text:span><text:span text:style-name="T205">[3-</text:span><text:span text:style-name="T298">5</text:span><text:span text:style-name="T205">]</text:span><text:span text:style-name="T113">。所以稍大的误差，都将对延迟的测量结果造成灾难性的影响。</text:span>低精度测量系统可能会由于测量系统本身引入的统计误差，严重影响延迟测量。</text:p>
      <text:p text:style-name="P30">使用尽可能高精度的测量系统得到更准确的测量结果<text:span text:style-name="T277">，是科学实验的基本前提。</text:span></text:p>
      <text:p text:style-name="P30"/>
      <text:p text:style-name="P22"><text:span text:style-name="T272">5</text:span><text:span text:style-name="T120">.性能延迟的优化</text:span></text:p>
      <text:p text:style-name="P44">本节介绍目前现有的<text:span text:style-name="T280">，</text:span>减少通讯过程中的延迟的优化方法<text:span text:style-name="T281">。</text:span><text:span text:style-name="T279">并提出未来可以继续探讨</text:span><text:span text:style-name="T282">，</text:span><text:span text:style-name="T279">潜在可行的延迟优化</text:span>。</text:p>
      <text:p text:style-name="P23"><text:span text:style-name="T272">5</text:span>.1 <text:span text:style-name="T43">现有的优化方案</text:span></text:p>
      <text:p text:style-name="P25">根据<text:span text:style-name="T220">Gallenmüller等人</text:span>的研究表明<text:span text:style-name="T284">，</text:span>可以通过修改<text:span text:style-name="T285">Linux系统中的参数从而达到</text:span>核心隔离、禁用虚拟内核或禁用节能机制<text:span text:style-name="T290">，</text:span>以及减少中断次数等措施<text:span text:style-name="T222">[13]</text:span><text:span text:style-name="T225">。使用这些机制，可以</text:span>减少数据包处理应用程序的延迟。<text:span text:style-name="T9">最终</text:span><text:span text:style-name="T14">，</text:span><text:span text:style-name="T9">此优化方法</text:span><text:span text:style-name="T13">在</text:span><text:span text:style-name="T70">最坏情况下</text:span><text:span text:style-name="T72">，仍然能</text:span><text:span text:style-name="T70">实现低至 25 μs 的延迟。</text:span></text:p>
      <text:p text:style-name="P100">整个优化方法的过程较为复杂，对于环境配置要求较高，需要更改各种参数。但是优化延迟的核心要点如下。</text:p>
      <text:p text:style-name="P75"><text:span text:style-name="T272">5</text:span>.<text:span text:style-name="T287">1.</text:span><text:span text:style-name="T288">1</text:span> 禁用虚拟核心</text:p>
      <text:p text:style-name="P75"><text:span text:style-name="T262">禁用虚拟核心可以通过nosmt内核引导参数禁用</text:span><text:span text:style-name="T222">[13]</text:span><text:span text:style-name="T262">。必须禁用以避免不同虚拟核心之间不必要的资源争用的影响。</text:span></text:p>
      <text:p text:style-name="P26"><text:span text:style-name="T9">5.1.</text:span><text:span text:style-name="T12">2启用</text:span><text:span text:style-name="T49">核心隔离</text:span></text:p>
      <text:p text:style-name="P24"><text:span text:style-name="T9">通过isolcpu 阻止 Linux 调度程序</text:span><text:span text:style-name="T10">，</text:span><text:span text:style-name="T9">将进程调度到特定内核上来强制实施此隔离</text:span><text:span text:style-name="T71">[13]</text:span><text:span text:style-name="T9">。在此配置中，无论是主操作系统</text:span><text:span text:style-name="T11">，</text:span><text:span text:style-name="T9">还是虚拟机的操作系统</text:span><text:span text:style-name="T11">，</text:span><text:span text:style-name="T9">都无法将进程调度到执行应用程序的内核上，从而达到核心隔离</text:span><text:span text:style-name="T11">，</text:span><text:span text:style-name="T9">为数据包处理应用程序的不间断执行创造了完美的环境。</text:span></text:p>
      <text:p text:style-name="P65"><text:span text:style-name="T62">5</text:span><text:span text:style-name="T61">.</text:span><text:span text:style-name="T63">1.</text:span><text:span text:style-name="T64">3</text:span><text:span text:style-name="T61"> 减少CPU</text:span><text:span text:style-name="T60">操作系统中断</text:span><text:span text:style-name="T61">次数</text:span></text:p>
      <text:p text:style-name="P76"><text:span text:style-name="T262">然而</text:span><text:span text:style-name="T266">，</text:span><text:span text:style-name="T262">仅仅使用的核心隔离</text:span><text:span text:style-name="T263">，对于降低延迟</text:span><text:span text:style-name="T262">的效果依旧不好</text:span><text:span text:style-name="T263">。</text:span>因为<text:span text:style-name="T220">在研究中发现[</text:span><text:span text:style-name="T223">10</text:span><text:span text:style-name="T220">]，即便使用了</text:span>核心隔离<text:span text:style-name="T286">，如果不处理</text:span><text:span text:style-name="T220">发生在隔离的核心上的操作系统中断，仍然会导致延迟峰值高达大约20μ秒</text:span><text:span text:style-name="T224">。</text:span><text:span text:style-name="T262">所以通过</text:span><text:soft-page-break/><text:span text:style-name="T262">参数nohz_full</text:span><text:span text:style-name="T268">（No timer ticks）</text:span><text:span text:style-name="T267">，</text:span><text:span text:style-name="T262">禁用特定内核上仅运行单个应用程序时的调度中断</text:span><text:span text:style-name="T264">。此外</text:span><text:span text:style-name="T265">，还需要</text:span><text:span text:style-name="T264">两个引导参数rcu_nocbs</text:span><text:span text:style-name="T266">（No RCU callbacks）</text:span><text:span text:style-name="T264">和rcu_nocb_poll</text:span><text:span text:style-name="T266">(No RCU callbacks threads wackup)</text:span><text:span text:style-name="T264">将内核内读取-复制-更新</text:span><text:span text:style-name="T265">（</text:span><text:span text:style-name="T264">RCU</text:span><text:span text:style-name="T265">）</text:span><text:span text:style-name="T264"> 处理转移到不同的内核，从而避免中断</text:span><text:span text:style-name="T222">[13]</text:span><text:span text:style-name="T264">。</text:span>此外<text:span text:style-name="T285">，设备，如网卡，可以触发中断以发出接收新数据包的信号。将irqaffinity设置为P-core 0迫使它们在指定的操作系统内核上被处理。也可以</text:span><text:span text:style-name="T262">使用数据平面开发工具包</text:span><text:span text:style-name="T269">（</text:span><text:span text:style-name="T262">DPDK</text:span><text:span text:style-name="T269">）</text:span><text:span text:style-name="T262"> 来减少 Linux 内核对网络应用程序的影响</text:span><text:span text:style-name="T270">，以在硬件和虚拟化系统上实现高可靠性和低延迟[10]</text:span><text:span text:style-name="T262">。</text:span></text:p>
      <text:p text:style-name="P74"><text:span text:style-name="T272">5</text:span>.<text:span text:style-name="T289">1.4</text:span> 禁用节能机制</text:p>
      <text:p text:style-name="P31"><text:span text:style-name="T17">为了使 CPU 始终处于最活跃的状态，可以使用选项 idle </text:span><text:span text:style-name="T23">（Poll mode when core idle）</text:span><text:span text:style-name="T17">和 intel_idle.max_cstate</text:span><text:span text:style-name="T23">(Limit CPU to c-state)</text:span><text:span text:style-name="T17">。此外，</text:span><text:span text:style-name="T23">需要</text:span><text:span text:style-name="T17">禁用intel_ pstate，以避免驱动程序将 CPU 切换到节能状态</text:span><text:span text:style-name="T23">[13]</text:span><text:span text:style-name="T17">。关闭节能机制可以将超过 99.99 %的延迟提高大约10μ秒</text:span><text:span text:style-name="T18">[12]</text:span><text:span text:style-name="T20">。</text:span></text:p>
      <text:p text:style-name="P101"/>
      <text:p text:style-name="P32"><text:span text:style-name="T45">5</text:span><text:span text:style-name="T44">.</text:span><text:span text:style-name="T50">2潜在的优化方法</text:span></text:p>
      <text:p text:style-name="P33"><text:span text:style-name="T50">上文中所提到的延迟优化方法</text:span><text:span text:style-name="T51">，</text:span><text:span text:style-name="T50">是面对基于虚拟机实现的虚拟化技术</text:span><text:span text:style-name="T51">。但正如同文介绍到的，</text:span><text:span text:style-name="Strong_20_Emphasis"><text:span text:style-name="T66">相比虚拟机</text:span></text:span><text:span text:style-name="Strong_20_Emphasis"><text:span text:style-name="T67">，容器</text:span></text:span><text:span text:style-name="Strong_20_Emphasis"><text:span text:style-name="T66">对资源的需求更少，</text:span></text:span><text:span text:style-name="Strong_20_Emphasis"><text:span text:style-name="T68">其轻量级特性及共享的操作系统，</text:span></text:span><text:span text:style-name="T52">大大提高了多个环境之间通讯的效率</text:span><text:span text:style-name="T53">。</text:span></text:p>
      <text:p text:style-name="P103"/>
      <text:p text:style-name="P46"><text:span text:style-name="T53">5.</text:span><text:span text:style-name="T43">2.1基于容器的虚拟化优化</text:span></text:p>
      <text:p text:style-name="P34"><text:span text:style-name="T43">此外</text:span><text:span text:style-name="T55">，</text:span><text:span text:style-name="T43">不同的服务可以通过将网络切成不同的独立逻辑网络来实现</text:span><text:span text:style-name="T55">（</text:span><text:span text:style-name="T43">网络切片</text:span><text:span text:style-name="T55">）</text:span><text:span text:style-name="T43">，实现网络切片的一种高效的方法是在客户之间共享使用网络资源</text:span><text:span text:style-name="T54">。而</text:span><text:span text:style-name="Strong_20_Emphasis"><text:span text:style-name="T66">规模小</text:span></text:span><text:span text:style-name="Strong_20_Emphasis"><text:span text:style-name="T69">、可移植性高</text:span></text:span><text:span text:style-name="T54">的容器</text:span><text:span text:style-name="T56">，</text:span><text:span text:style-name="T54">恰恰符合了部署众多</text:span><text:span text:style-name="T43">微服务的需求</text:span><text:span text:style-name="T54">。</text:span></text:p>
      <text:p text:style-name="P36">正如Ann Mary Joy在研究<text:span text:style-name="T278">[15]</text:span>中发现<text:span text:style-name="T278">，相同的配置环境中Docker容器能够在相同时间内处理更多的请求，是虚拟机的</text:span><text:span text:style-name="T292">5</text:span><text:span text:style-name="T278">倍多</text:span><text:span text:style-name="T283">，</text:span><text:span text:style-name="T278">因为容器需要更少时间来处理单个请求。此外</text:span><text:span text:style-name="T283">，容器扩展和处理服务请求所花费的时间远远少于虚拟机所花费的时间。容器具有极大的可扩展性</text:span><text:span text:style-name="T291">，大约是虚拟机的</text:span><text:span text:style-name="T283"> 22 倍。即使在极端情况下</text:span><text:span text:style-name="T299">，</text:span><text:span text:style-name="T283">例如在运行过程中某个容器出现宕机</text:span><text:span text:style-name="T21">，这会影响其他容器的性能</text:span><text:span text:style-name="T22">，但是其性能仍远好于VM[7]。</text:span></text:p>
      <text:p text:style-name="P37"><text:span text:style-name="T25">直观上可以预测</text:span><text:span text:style-name="T26">，</text:span><text:span text:style-name="T22">在虚拟化的过程中</text:span><text:span text:style-name="T27">，使用容器替代虚拟机</text:span><text:span text:style-name="T29">，将带来更好的性能</text:span><text:span text:style-name="T28">。</text:span></text:p>
      <text:p text:style-name="P102"/>
      <text:p text:style-name="P46"><text:span text:style-name="T24">5.</text:span><text:span text:style-name="T22">2.</text:span><text:span text:style-name="T16">2</text:span><text:span text:style-name="T22">基于容器和</text:span><text:span text:style-name="T16">VM</text:span><text:span text:style-name="T22">的混合虚拟化优化</text:span></text:p>
      <text:p text:style-name="P35"><text:span text:style-name="T46">或者使用虚拟机作为轻量级主操作系统</text:span><text:span text:style-name="T48">，上层再与容器进一步交互的</text:span><text:span text:style-name="T46">混合虚拟化方法</text:span><text:span text:style-name="T47">，通讯的</text:span><text:span text:style-name="T46">性能将被进一步提升。虽然有一项研究</text:span><text:span text:style-name="T58">的实验结果表明</text:span><text:span text:style-name="T59">，</text:span><text:span text:style-name="T57">虚拟机与容器混合使用的性能差到难以想象 [9]</text:span><text:span text:style-name="T58">。然而</text:span><text:span text:style-name="T46">事实上，许多容器部署都使用 VM 作为主机操作系统，而不是直接运行在硬件，尤其是在云端运行容器时</text:span><text:span text:style-name="T48">[21]</text:span><text:span text:style-name="T46">。</text:span></text:p>
      <text:p text:style-name="P104"/>
      <text:p text:style-name="P77"><text:span text:style-name="T272">6</text:span>.结论</text:p>
      <text:p text:style-name="P79"><text:span text:style-name="T226">总结来说，虚拟化技术的核心意义在于，</text:span><text:span text:style-name="T227">使计算环境能够同时运行多个独立的系统</text:span><text:span text:style-name="T228">[18]</text:span><text:span text:style-name="T227">。</text:span><text:a xlink:type="simple" xlink:href="https://www.redhat.com/zh/topics/containers" text:style-name="Internet_20_link" text:visited-style-name="Visited_20_Internet_20_Link"><text:span text:style-name="T236">容器</text:span></text:a><text:span text:style-name="T236">和</text:span><text:a xlink:type="simple" xlink:href="https://www.redhat.com/zh/topics/virtualization/what-is-a-virtual-machine" text:style-name="Internet_20_link" text:visited-style-name="Visited_20_Internet_20_Link"><text:span text:style-name="T236">虚拟机（VM）</text:span></text:a><text:span text:style-name="T236">都是封装型计算环境，里面组合了各种 IT 组件并独立于系统的其余部分。两者的主要区别在于</text:span><text:soft-page-break/><text:span text:style-name="T236">量级</text:span><text:span text:style-name="T244">，</text:span><text:span text:style-name="T236">扩展性和可移植性</text:span><text:span text:style-name="T237">[</text:span><text:span text:style-name="T243">15</text:span><text:span text:style-name="T237">]</text:span><text:span text:style-name="T236">。</text:span><text:span text:style-name="T238">URLLC对于</text:span><text:span text:style-name="T237">低延迟的要求非常严格</text:span><text:span text:style-name="T242">。</text:span><text:span text:style-name="T237">由于测量值的单位本就是毫秒</text:span><text:span text:style-name="T246">、微秒级别</text:span><text:span text:style-name="T241">，极小的测量值将</text:span><text:span text:style-name="T237">进一步减少误差的容忍区间。因此，提高准确度和精度对于可靠的延迟测量至关重要。这也进一步增加了虚拟化和低延迟结合的难度。从延迟测量结果来看，实验室的运行环境下</text:span><text:span text:style-name="T245">，</text:span><text:span text:style-name="T237">低延迟优化在裸机和虚拟机上的表现是令人满意的。通过</text:span><text:span text:style-name="T235">禁用虚拟核心和节能机制，以及减少</text:span><text:span text:style-name="T239">CPU中断次数，</text:span><text:span text:style-name="T237">即使是在极端情况下，延迟峰值也可以被显著降低</text:span><text:span text:style-name="T240">。</text:span></text:p>
      <text:p text:style-name="P98"><text:span text:style-name="Strong_20_Emphasis"><text:span text:style-name="T209">如今</text:span></text:span><text:span text:style-name="Strong_20_Emphasis"><text:span text:style-name="T210">，</text:span></text:span><text:span text:style-name="Strong_20_Emphasis"><text:span text:style-name="T209">容器虚拟化技术逐渐成熟。容器具有规模小、轻量级的特点，比虚拟机更容易部署，对资源的需求更少，效率更高。这为继续降低虚拟化技术的延迟带来了可能。然而，作为新兴技术，容器的隔离性较低，</text:span></text:span><text:span text:style-name="Strong_20_Emphasis"><text:span text:style-name="T184">只有CPU能被较好的隔离，内存、磁盘、网络均不能被理想的隔离</text:span></text:span><text:span text:style-name="Strong_20_Emphasis"><text:span text:style-name="T185">。</text:span></text:span><text:span text:style-name="Strong_20_Emphasis"><text:span text:style-name="T93">[8]</text:span></text:span><text:span text:style-name="Strong_20_Emphasis"><text:span text:style-name="T209">这也为通信的可靠性带来了隐患。目前，支持“基于容器虚拟化可以带来更可靠更低延迟的通讯”的可靠论据较少。我计划在未来进行进一步的审查和研究，以确定这种实施的可行性。</text:span></text:span></text:p>
      <text:p text:style-name="P78"/>
      <text:p text:style-name="P78"/>
      <text:p text:style-name="P78"/>
      <text:p text:style-name="P78"/>
      <text:p text:style-name="P78"/>
      <text:p text:style-name="P78"/>
      <text:p text:style-name="P9"><text:span text:style-name="Strong_20_Emphasis"><text:span text:style-name="T252"/></text:span></text:p>
      <text:p text:style-name="P49"/>
      <text:p text:style-name="P49"/>
      <text:p text:style-name="P49"/>
      <text:p text:style-name="P49"/>
      <text:p text:style-name="P49"/>
      <text:p text:style-name="P72"><text:span text:style-name="T200">[1]: </text:span><text:bookmark-start text:name="__DdeLink__1292_2228004672"/><text:span text:style-name="T200">R. Creasy</text:span><text:bookmark-end text:name="__DdeLink__1292_2228004672"/><text:span text:style-name="T200">, "</text:span><text:bookmark-start text:name="__DdeLink__1290_2228004672"/><text:span text:style-name="T200">The Origin of the VM/370 Time-Sharing System</text:span><text:bookmark-end text:name="__DdeLink__1290_2228004672"/><text:span text:style-name="T200">", </text:span><text:bookmark-start text:name="__DdeLink__1294_2228004672"/><text:span text:style-name="Emphasis"><text:span text:style-name="T200">IBM Journal of Researchand Development</text:span></text:span><text:bookmark-end text:name="__DdeLink__1294_2228004672"/><text:span text:style-name="T200">, vol. 25, no. 5, pp. 483-490, 1981.</text:span></text:p>
      <text:p text:style-name="P50"><text:span text:style-name="T30">[2]: </text:span><text:bookmark-start text:name="__DdeLink__1296_2228004672"/><text:span text:style-name="T15">Modern operating systems </text:span><text:bookmark-end text:name="__DdeLink__1296_2228004672"/><text:span text:style-name="T15"><text:s/></text:span></text:p>
      <text:p text:style-name="P5"><text:span text:style-name="Strong_20_Emphasis"><text:span text:style-name="T199">Author:</text:span></text:span><text:span text:style-name="T199"> </text:span><text:bookmark-start text:name="__DdeLink__1298_2228004672"/><text:a xlink:type="simple" xlink:href="https://opac-ub-tum-de.eaccess.ub.tum.de/TouchPoint/search.do?methodToCall=quickSearch&amp;Kateg=100&amp;Content=120278979" text:style-name="Internet_20_link" text:visited-style-name="Visited_20_Internet_20_Link"><text:span text:style-name="T212">Tanenbaum, Andrew S</text:span></text:a><text:bookmark-end text:name="__DdeLink__1298_2228004672"/><text:a xlink:type="simple" xlink:href="https://opac-ub-tum-de.eaccess.ub.tum.de/TouchPoint/search.do?methodToCall=quickSearch&amp;Kateg=100&amp;Content=120278979" text:style-name="Internet_20_link" text:visited-style-name="Visited_20_Internet_20_Link"><text:span text:style-name="T212">. </text:span></text:a><text:span text:style-name="T199"><text:line-break/></text:span><text:span text:style-name="Strong_20_Emphasis"><text:span text:style-name="T199">Edition:</text:span></text:span><text:span text:style-name="T199"> </text:span><text:bookmark-start text:name="__DdeLink__1302_2228004672"/><text:span text:style-name="T199">Fourth edition, global edition</text:span><text:bookmark-end text:name="__DdeLink__1302_2228004672"/><text:span text:style-name="T199"> <text:line-break/></text:span><text:span text:style-name="Strong_20_Emphasis"><text:span text:style-name="T199">Place of Publication, Publisher, Year of Publication:</text:span></text:span><text:span text:style-name="T199"> </text:span><text:bookmark-start text:name="__DdeLink__1300_2228004672"/><text:span text:style-name="T199">Boston, Pearson</text:span><text:bookmark-end text:name="__DdeLink__1300_2228004672"/><text:span text:style-name="T199">, [2015] <text:line-break/></text:span><text:span text:style-name="Strong_20_Emphasis"><text:span text:style-name="T199">Extent:</text:span></text:span><text:span text:style-name="T199"> 1 Online-Ressource (xxvi, 1101 Seiten) <text:line-break/></text:span><text:span text:style-name="Strong_20_Emphasis"><text:span text:style-name="T199">Subject Heading:</text:span></text:span><text:span text:style-name="T199"> </text:span><text:a xlink:type="simple" xlink:href="https://opac-ub-tum-de.eaccess.ub.tum.de/TouchPoint/search.do?methodToCall=quickSearch&amp;Kateg=600&amp;Content=Verteiltes+Betriebssystem" text:style-name="Internet_20_link" text:visited-style-name="Visited_20_Internet_20_Link"><text:span text:style-name="T212">Verteiltes Betri</text:span></text:a><text:span text:style-name="T199">Sebastian Gallenmüller, Florian Wiedner, Johannes Naab, Georg Carle, “Ducked Tails: Trimming the Tail Latency of(f)<text:line-break/>Packet Processing Systems,” in 3rd International Workshop on High-Precision, Predictable, and Low-Latency Networking<text:line-break/>(HiPNet 2021), Izmir, Turkey, Oct. 2021.</text:span><text:a xlink:type="simple" xlink:href="https://opac-ub-tum-de.eaccess.ub.tum.de/TouchPoint/search.do?methodToCall=quickSearch&amp;Kateg=600&amp;Content=Verteiltes+Betriebssystem" text:style-name="Internet_20_link" text:visited-style-name="Visited_20_Internet_20_Link"><text:span text:style-name="T212">ebssystem</text:span></text:a><text:span text:style-name="T199"> / </text:span><text:a xlink:type="simple" xlink:href="https://opac-ub-tum-de.eaccess.ub.tum.de/TouchPoint/search.do?methodToCall=quickSearch&amp;Kateg=600&amp;Content=Betriebssystem" text:style-name="Internet_20_link" text:visited-style-name="Visited_20_Internet_20_Link"><text:span text:style-name="T212">Betriebssystem</text:span></text:a><text:span text:style-name="T199"> <text:line-break/></text:span><text:span text:style-name="Strong_20_Emphasis"><text:span text:style-name="T199">ISBN:</text:span></text:span><text:span text:style-name="T199"> 9781292061955</text:span></text:p>
      <text:p text:style-name="P49"><text:soft-page-break/>1.6 SYSTEM CALLS</text:p>
      <text:p text:style-name="P49">1.7.5 Virtual Machines</text:p>
      <text:p text:style-name="P49">Virtual Machines Rediscovered</text:p>
      <text:p text:style-name="P49">7.4.2 The Cost of Virtualization</text:p>
      <text:p text:style-name="P49">7.11.2 Virtual Machine Migration</text:p>
      <text:p text:style-name="P2"><text:span text:style-name="T199">[3]: </text:span><text:bookmark-start text:name="__DdeLink__1312_2228004672"/><text:a xlink:type="simple" xlink:href="https://www.qualcomm.com/content/dam/qcomm-martech/dm-assets/documents/ultra-reliable-low-latency-5g-for-industrial-automation.pdf" text:style-name="Internet_20_link" text:visited-style-name="Visited_20_Internet_20_Link"><text:span text:style-name="T212">https://www.qualcomm.com/content/dam/qcomm-martech/dm-assets/documents/ultra-reliable-low-latency-5g-for-industrial-automation.pdf</text:span></text:a><text:bookmark-end text:name="__DdeLink__1312_2228004672"/></text:p>
      <text:p text:style-name="P51">Ultra-Reliable Low-Latency 5G for Industrial Automation</text:p>
      <text:p text:style-name="P51">A Heavy Reading white paper produced for Qualcomm Inc.</text:p>
      <text:p text:style-name="P51">AUTHOR: <text:bookmark-start text:name="__DdeLink__1304_2228004672"/>GABRIEL BROWN, PRINCIPAL ANALYST, HEAVY READING<text:bookmark-end text:name="__DdeLink__1304_2228004672"/></text:p>
      <text:p text:style-name="P99"><text:span text:style-name="T201">[4]: </text:span><text:bookmark-start text:name="__DdeLink__1308_2228004672"/><text:span text:style-name="T81">Z. Li, M. A. Uusitalo, H. Shariatmadari, B. Singh</text:span><text:bookmark-end text:name="__DdeLink__1308_2228004672"/><text:span text:style-name="T81">: </text:span><text:bookmark-start text:name="__DdeLink__1306_2228004672"/><text:a xlink:type="simple" xlink:href="https://acris.aalto.fi/ws/portalfiles/portal/26167794/URLLCdesign.pdf" text:style-name="Internet_20_link" text:visited-style-name="Visited_20_Internet_20_Link"><text:span text:style-name="T212">5G URLLC: Design Challenges and System Concepts</text:span></text:a><text:bookmark-end text:name="__DdeLink__1306_2228004672"/><text:a xlink:type="simple" xlink:href="https://acris.aalto.fi/ws/portalfiles/portal/26167794/URLLCdesign.pdf" text:style-name="Internet_20_link" text:visited-style-name="Visited_20_Internet_20_Link"><text:span text:style-name="T212">.</text:span></text:a><text:span text:style-name="T78"> </text:span><text:span text:style-name="T81">(PDF) In: </text:span><text:bookmark-start text:name="__DdeLink__1314_2228004672"/><text:span text:style-name="T198">2018 15th International Symposium on Wireless Communication Systems (ISWCS).</text:span><text:bookmark-end text:name="__DdeLink__1314_2228004672"/><text:span text:style-name="T94"> </text:span><text:bookmark-start text:name="__DdeLink__1310_2228004672"/><text:a xlink:type="simple" xlink:href="https://de.wikipedia.org/wiki/Institute_of_Electrical_and_Electronics_Engineers" text:style-name="Internet_20_link" text:visited-style-name="Visited_20_Internet_20_Link"><text:span text:style-name="T79">Institute of Electrical and Electronics Engineers</text:span></text:a><text:bookmark-end text:name="__DdeLink__1310_2228004672"/><text:span text:style-name="T81">, 2018, S. 1–6, accessed November 29, 2022 (English).</text:span><text:span text:style-name="T201"><text:line-break/></text:span><text:span text:style-name="T202">[5]: </text:span><text:bookmark-start text:name="__DdeLink__1318_2228004672"/><text:span text:style-name="T81">R. Ali, Y. B. Zikria, A. K. Bashir, S. Garg, H. S. Kim</text:span><text:bookmark-end text:name="__DdeLink__1318_2228004672"/><text:span text:style-name="T81">: </text:span><text:bookmark-start text:name="__DdeLink__1316_2228004672"/><text:a xlink:type="simple" xlink:href="https://ieeexplore.ieee.org/stamp/stamp.jsp?arnumber=9406015" text:style-name="Internet_20_link" text:visited-style-name="Visited_20_Internet_20_Link"><text:span text:style-name="T212">URLLC for 5G and Beyond: Requirements, Enabling Incumbent Technologies and Network Intelligence</text:span></text:a><text:bookmark-end text:name="__DdeLink__1316_2228004672"/><text:a xlink:type="simple" xlink:href="https://ieeexplore.ieee.org/stamp/stamp.jsp?arnumber=9406015" text:style-name="Internet_20_link" text:visited-style-name="Visited_20_Internet_20_Link"><text:span text:style-name="T212">.</text:span></text:a><text:span text:style-name="T78"> </text:span><text:span text:style-name="T81">(PDF) In: </text:span><text:span text:style-name="T198">IEEE Access.</text:span><text:span text:style-name="T94"> </text:span><text:a xlink:type="simple" xlink:href="https://de.wikipedia.org/wiki/Institute_of_Electrical_and_Electronics_Engineers" text:style-name="Internet_20_link" text:visited-style-name="Visited_20_Internet_20_Link"><text:span text:style-name="T79">Institute of Electrical and Electronics Engineers</text:span></text:a><text:span text:style-name="T81">, 2021, S. </text:span><text:bookmark-start text:name="__DdeLink__1320_2228004672"/><text:span text:style-name="T81">67064</text:span><text:bookmark-end text:name="__DdeLink__1320_2228004672"/><text:span text:style-name="T81">–67095, accessed November 29, 2022 (English).</text:span></text:p>
      <text:p text:style-name="P52"><text:span text:style-name="T117">[</text:span><text:span text:style-name="T118">6]: </text:span><text:span text:style-name="T15">Skyport – Container-Based Execution Environment Management for Multi-Cloud Scientific Workflows</text:span></text:p>
      <text:p text:style-name="P53"><text:span text:style-name="T31">[</text:span><text:span text:style-name="T32">7]: </text:span><text:span text:style-name="T15">A performance isolation analysis of disk-intensive workloads on container-based clouds</text:span></text:p>
      <text:p text:style-name="P83">cgroups的资源隔离机制有问题，当一个容器爆资源了，会影响其他容器的性能。但是在这篇论文里用LXC容器跑Oracle数据库性能远好于KVM，存在瘦死骆驼比马大的现象。</text:p>
      <text:p text:style-name="P54"><text:span text:style-name="T19">[8]: </text:span>《Performance evaluation of container-based virtualization for high performance computing environment》(2013 浏览) 相当老的一篇论文了，Docker都还没出生。容器性能好，但是只有CPU能较好的隔离，内存、磁盘、网络均不能理想的隔离。文中提到了一个比较有意思的隔离性测试集：IBS (Isolation Benchmark Suite)</text:p>
      <text:p text:style-name="P55">[9]:《A performance study of containers in cloud enviornment》(2016 浏览) ：LXC比Docker更适合IO密集型应用，因为没有花卷文件系统；Docker在延迟上由于多了一次NAT，性能略差于Docker；虚拟机+Docker性能差到难以想象！（怪不得我的阿里云上跑的Docker卡成PPT）</text:p>
      <text:p text:style-name="P3"><text:span text:style-name="T203">[10]: </text:span><text:bookmark-start text:name="__DdeLink__1326_2228004672"/><text:span text:style-name="T80">S. Gallenmüller, J. Naab, I. Adam and G. Carle</text:span><text:bookmark-end text:name="__DdeLink__1326_2228004672"/><text:span text:style-name="T80">, "</text:span><text:bookmark-start text:name="__DdeLink__1328_2228004672"/><text:span text:style-name="T80">5G QoS: Impact of Security Functions on Latency</text:span><text:bookmark-end text:name="__DdeLink__1328_2228004672"/><text:span text:style-name="T80">", </text:span><text:span text:style-name="Emphasis"><text:span text:style-name="T80">NOMS 2020 - </text:span></text:span><text:bookmark-start text:name="__DdeLink__1330_2228004672"/><text:span text:style-name="Emphasis"><text:span text:style-name="T80">IEEE/IFIP Network Operations and Management Symposium</text:span></text:span><text:bookmark-end text:name="__DdeLink__1330_2228004672"/><text:span text:style-name="T80">, pp. 1-9, April 20–24, 2020.</text:span></text:p>
      <text:p text:style-name="P56"><text:span text:style-name="T33">[11]: </text:span><text:bookmark-start text:name="__DdeLink__1332_2228004672"/><text:span text:style-name="T15">D. Popescu, N. Zilberman and A. Moore</text:span><text:bookmark-end text:name="__DdeLink__1332_2228004672"/><text:span text:style-name="T15">, </text:span><text:bookmark-start text:name="__DdeLink__1335_2228004672"/><text:span text:style-name="T15">Characterizing the impact of network latency on cloud-based applications performance</text:span><text:bookmark-end text:name="__DdeLink__1335_2228004672"/><text:span text:style-name="T15">, 2017.</text:span></text:p>
      <text:p text:style-name="P4"><text:soft-page-break/><text:span text:style-name="T82">[</text:span><text:span text:style-name="T83">12]: </text:span><text:bookmark-start text:name="__DdeLink__1338_2228004672"/><text:span text:style-name="T83">M. Primorac, E. Bugnion and K. J. Argyraki</text:span><text:bookmark-end text:name="__DdeLink__1338_2228004672"/><text:span text:style-name="T83">, "</text:span><text:bookmark-start text:name="__DdeLink__1341_2228004672"/><text:span text:style-name="T83">How to measure the killer microsecond</text:span><text:bookmark-end text:name="__DdeLink__1341_2228004672"/><text:span text:style-name="T83">", </text:span><text:bookmark-start text:name="__DdeLink__1347_2228004672"/><text:span text:style-name="Emphasis"><text:span text:style-name="T95">C</text:span></text:span><text:bookmark-start text:name="__DdeLink__1344_2228004672"/><text:span text:style-name="Emphasis"><text:span text:style-name="T95">omput. Commun. Rev.</text:span></text:span><text:bookmark-end text:name="__DdeLink__1347_2228004672"/><text:bookmark-end text:name="__DdeLink__1344_2228004672"/><text:span text:style-name="T83">, vol. 47, no. 5, pp. 61-66, 2017.</text:span></text:p>
      <text:p text:style-name="P57"><text:span text:style-name="T121">[13]: </text:span><text:bookmark-start text:name="__DdeLink__1349_2228004672"/>Sebastian Gallenmüller, Florian Wiedner, Johannes Naab, Georg Carle<text:bookmark-end text:name="__DdeLink__1349_2228004672"/>, “<text:bookmark-start text:name="__DdeLink__1351_2228004672"/>Ducked Tails: Trimming the Tail Latency of(f)<text:line-break/>Packet Processing Systems<text:bookmark-end text:name="__DdeLink__1351_2228004672"/>,” in 3rd International Workshop on High-Precision, Predictable, and Low-Latency Networking<text:line-break/>(HiPNet 2021), Izmir, Turkey, Oct. 2021.</text:p>
      <text:p text:style-name="P58"><text:span text:style-name="T122">[14]: </text:span><text:bookmark-start text:name="__DdeLink__1354_2228004672"/><text:span text:style-name="T15">5G E2E Technology to Support Verticals URLLC Requirements</text:span><text:bookmark-end text:name="__DdeLink__1354_2228004672"/><text:span text:style-name="T15">, 2019.</text:span></text:p>
      <text:p text:style-name="P80">[15]: <text:bookmark-start text:name="__DdeLink__1356_2228004672"/>A. M. Joy<text:bookmark-end text:name="__DdeLink__1356_2228004672"/>, "<text:bookmark-start text:name="__DdeLink__1358_2228004672"/>Performance comparison between Linux containers and virtual machines<text:bookmark-end text:name="__DdeLink__1358_2228004672"/>," 2015 <text:bookmark-start text:name="__DdeLink__1360_2228004672"/>International Conference on Advances in Computer Engineering and Applications, 2015<text:bookmark-end text:name="__DdeLink__1360_2228004672"/>, pp. 342-346, doi: 10.1109/ICACEA.2015.7164727.</text:p>
      <text:p text:style-name="P59"><text:span text:style-name="T15">[1</text:span><text:span text:style-name="T34">6</text:span><text:span text:style-name="T15">]: </text:span><text:bookmark-start text:name="__DdeLink__1362_2228004672"/><text:span text:style-name="T34">L. H. Seawright and R. A. MacKinnon</text:span><text:bookmark-end text:name="__DdeLink__1362_2228004672"/><text:span text:style-name="T34">, "</text:span><text:bookmark-start text:name="__DdeLink__1364_2228004672"/><text:span text:style-name="T34">VM/370—A study of multiplicity and usefulness</text:span><text:bookmark-end text:name="__DdeLink__1364_2228004672"/><text:span text:style-name="T34">," </text:span><text:bookmark-start text:name="__DdeLink__1369_2228004672"/><text:span text:style-name="T34">in IBM Systems Journal</text:span><text:bookmark-end text:name="__DdeLink__1369_2228004672"/><text:span text:style-name="T34">, vol. 18, no. 1, pp. 4-17, 1979, doi: 10.1147/sj.181.0004.</text:span></text:p>
      <text:p text:style-name="P73"><text:span text:style-name="T84">[</text:span><text:span text:style-name="T85">17]: </text:span><text:span text:style-name="Emphasis"><text:span text:style-name="T105">C</text:span></text:span><text:bookmark-start text:name="__DdeLink__1371_2228004672"/><text:span text:style-name="Emphasis"><text:span text:style-name="T105">. Strachey. </text:span></text:span><text:bookmark-end text:name="__DdeLink__1371_2228004672"/><text:a xlink:type="simple" xlink:href="https://archive.org/details/large-fast-computers" text:style-name="Internet_20_link" text:visited-style-name="Visited_20_Internet_20_Link"><text:span text:style-name="Emphasis"><text:span text:style-name="T105">T</text:span></text:span></text:a><text:bookmark-start text:name="__DdeLink__1373_2228004672"/><text:a xlink:type="simple" xlink:href="https://archive.org/details/large-fast-computers" text:style-name="Internet_20_link" text:visited-style-name="Visited_20_Internet_20_Link"><text:span text:style-name="Emphasis"><text:span text:style-name="T105">ime sharing in large fast computers</text:span></text:span></text:a><text:bookmark-end text:name="__DdeLink__1373_2228004672"/><text:span text:style-name="Emphasis"><text:span text:style-name="T105">. </text:span></text:span><text:span text:style-name="Emphasis"><text:span text:style-name="T106">In: </text:span></text:span><text:bookmark-start text:name="__DdeLink__1375_2228004672"/><text:span text:style-name="Emphasis"><text:span text:style-name="T106">Proceedings of the International Conference on Information Processing, UNESCO, June 1959</text:span></text:span><text:bookmark-end text:name="__DdeLink__1375_2228004672"/></text:p>
      <text:p text:style-name="P6"><text:span text:style-name="T36">[18]: </text:span><text:a xlink:type="simple" xlink:href="https://docs.oracle.com/cd/E26996_01/E18549/html/VMUSG1010.html" text:style-name="Internet_20_link" text:visited-style-name="Visited_20_Internet_20_Link"><text:span text:style-name="T36">https://docs.oracle.com/cd/E26996_01/E18549/html/VMUSG1010.html</text:span></text:a><text:span text:style-name="T36">, </text:span><text:span text:style-name="T37">a</text:span><text:span text:style-name="T38">ccessed November 29, 2022.</text:span></text:p>
      <text:p text:style-name="P60"><text:span text:style-name="T35">[</text:span><text:span text:style-name="T15">19]: 课件</text:span></text:p>
      <text:p text:style-name="P7"><text:span text:style-name="T36">[20]: </text:span><text:a xlink:type="simple" xlink:href="https://www.redhat.com/en/topics/containers/containers-vs-vms" text:style-name="Internet_20_link" text:visited-style-name="Visited_20_Internet_20_Link"><text:span text:style-name="T36">https://www.redhat.com/en/topics/containers/containers-vs-vms</text:span></text:a><text:span text:style-name="T39">, </text:span><text:span text:style-name="T37">a</text:span><text:span text:style-name="T38">ccessed November </text:span><text:span text:style-name="T40">30</text:span><text:span text:style-name="T38">, 2022.</text:span></text:p>
      <text:p text:style-name="P8"><text:span text:style-name="T38">[</text:span><text:span text:style-name="T36">21]: </text:span><text:a xlink:type="simple" xlink:href="https://learn.microsoft.com/en-us/virtualization/windowscontainers/about/containers-vs-vm" text:style-name="Internet_20_link" text:visited-style-name="Visited_20_Internet_20_Link"><text:span text:style-name="T36">https://learn.microsoft.com/en-us/virtualization/windowscontainers/about/containers-vs-vm</text:span></text:a><text:span text:style-name="T39">, </text:span><text:span text:style-name="T37">a</text:span><text:span text:style-name="T38">ccessed November </text:span><text:span text:style-name="T40">30</text:span><text:span text:style-name="T38">, 2022.</text:span></text:p>
      <text:p text:style-name="P61"><text:span text:style-name="T35">[</text:span><text:span text:style-name="T15">22]: 课件</text:span></text:p>
      <text:p text:style-name="P94"><text:span text:style-name="T88">[23]: </text:span><text:a xlink:type="simple" xlink:href="https://learn.microsoft.com/en-us/virtualization/windowscontainers/about/" text:style-name="Internet_20_link" text:visited-style-name="Visited_20_Internet_20_Link">https://learn.microsoft.com/en-us/virtualization/windowscontainers/about/</text:a><text:span text:style-name="T89">, </text:span><text:span text:style-name="T90">a</text:span><text:span text:style-name="T81">ccessed November </text:span><text:span text:style-name="T91">30</text:span><text:span text:style-name="T81">, 2022.</text:span></text:p>
      <text:p text:style-name="P92"><text:span text:style-name="T86">[</text:span><text:span text:style-name="T87">2</text:span><text:span text:style-name="T92">4</text:span><text:span text:style-name="T87">]: </text:span><text:bookmark-start text:name="__DdeLink__1676_3350267091"/><text:span text:style-name="T80">ITU</text:span><text:bookmark-end text:name="__DdeLink__1676_3350267091"/><text:span text:style-name="T80">. Report ITU-R M.2410-0 (11/2017) Minimum requirements related to technical performance for IMT-2020 radio interface(s)", [online] Available: </text:span><text:bookmark-start text:name="__DdeLink__1679_3350267091"/><text:span text:style-name="T80">https://www.itu.int/dmspub/itu-r/opb/rep/R-REP-M.2410-2017-PDF-E.pdf.</text:span><text:bookmark-end text:name="__DdeLink__1679_3350267091"/></text:p>
      <text:p text:style-name="P92"><text:span text:style-name="T87">[2</text:span><text:span text:style-name="T92">5</text:span><text:span text:style-name="T87">]: </text:span><text:bookmark-start text:name="__DdeLink__1669_4145730535"/><text:span text:style-name="T109">Robert P. Goldberg</text:span><text:bookmark-end text:name="__DdeLink__1669_4145730535"/><text:span text:style-name="T109">: </text:span><text:bookmark-start text:name="__DdeLink__1671_4145730535"/><text:span text:style-name="Citation"><text:span text:style-name="T110">Architectural Principles for Virtual Computer Systems</text:span></text:span><text:span text:style-name="T109">.</text:span><text:bookmark-end text:name="__DdeLink__1671_4145730535"/><text:span text:style-name="T109"> 1. Februar 1973</text:span></text:p>
      <text:p text:style-name="P84"/>
      <text:p text:style-name="P84"/>
      <text:p text:style-name="P84"/>
      <text:p text:style-name="P85"/>
      <text:p text:style-name="P64"/>
      <text:p text:style-name="P63"/>
      <text:p text:style-name="P63"><text:soft-page-break/></text:p>
      <text:p text:style-name="P91"><text:span text:style-name="T206">服务器虚拟化</text:span> <text:span text:style-name="T213">vs Docker</text:span></text:p>
      <text:p text:style-name="P91"><text:span text:style-name="T206">服务器</text:span>好比运输码头：拥有场地和各种设备（服务器硬件资源）</text:p>
      <text:p text:style-name="P91"><text:span text:style-name="T206">服务器虚拟化</text:span>好比作码头上的仓库：拥有独立的空间堆放各种货物或集装箱</text:p>
      <text:p text:style-name="P91">(仓库之间完全独立，独立的应用系统和操作系统）</text:p>
      <text:p text:style-name="P91"><text:span text:style-name="T213">Docker</text:span>比作集装箱：各种货物的打包</text:p>
      <text:p text:style-name="P91">(将各种应用程序和他们所依赖的运行环境打包成标准的容器,容器之间隔离)</text:p>
      <text:p text:style-name="P91">Docker有着小巧、迁移部署快速、运行高效等特点，但隔离性比服务器虚拟化差：不同的集装箱属于不同的运单（Docker上运行不同的应用实例），相互独立（隔离）。但由同一个库管人员管理（主机操作系统内核），因此通过库管人员可以看到所有集装箱的相关信息（因为共享<text:a xlink:type="simple" xlink:href="https://www.zhihu.com/search?q=操作系统内核&amp;search_source=Entity&amp;hybrid_search_source=Entity&amp;hybrid_search_extra=%7B%22sourceType%22%3A%22answer%22%2C%22sourceId%22%3A180743885%7D" office:target-frame-name="_blank" xlink:show="new" text:style-name="Internet_20_link" text:visited-style-name="Visited_20_Internet_20_Link">操作系统内核</text:a></text:p>
      <text:p text:style-name="P63"/>
      <text:p text:style-name="P63">结论</text:p>
      <text:p text:style-name="P63">测量数据包处理系统的尾部延迟至关重要。尽管它们稀缺，但这些尾部延迟事件的绝对值可能使数据包处理系统不适合关键的URLLC驱动服务，如工业控制系统。我们的论文提出了一种测量这些尾延迟的方法，以及一个软件堆栈来降低数据包处理应用程序的尾延迟。</text:p>
      <text:p text:style-name="P63">我们的测量方法依靠硬件时间夯实来准确和精确地确定延迟，这是使用软件时间戳无法实现的。我们首次为MoonGen提出了一个功能，允许在实验期间为所有数据包添加时间戳，而不是几个选定的数据包。我们的整个测量设置依赖于免费的开源软件和价格合理的现成硬件。所介绍的低延迟软件堆栈利用应用于典型 Linux 服务器系统的各种技术来提供一致的低延迟数据包处理。我们的案例研究表明，非过载的Snort IPS可以实现低于25 μs的一致转发延迟。</text:p>
      <text:p text:style-name="P63">我们案例研究的一个特别重点是研究NOHZ内核及其对延迟的影响。NOHZ 内核与已经优化的 RT 内核之间的直接比较显示，对中值延迟的影响可以忽略不计。然而，对尾部延迟的影响是显着的，尾部延迟降低到RT内核上其原始值的大约1/5。我们仍然观察到可能导致毫秒范围峰值的零星延迟事件。但是，这些事件仅在应用程序启动后的几分钟内发生。之后，不会观察到这种中断，延迟始终保持在低值。</text:p>
      <text:p text:style-name="P63">我们的调查发现了我们还无法解释的常规模式（参见图4）。我们计划进行进一步的测量，以确定观察到的模式的根本原因。</text:p>
      <text:p text:style-name="P10"><text:span text:style-name="T247">近年来不仅广泛应用于</text:span><text:span text:style-name="T248">5G高速交流、</text:span><text:span text:style-name="T247">云计算平台和数据中心的资源管理、系统运维和软件部署中，也逐步应用于包括边缘计算、物联网等在内的新领域，表现出了良好的发展态势和应用前景</text:span><text:span text:style-name="T249">[15]</text:span><text:span text:style-name="T250">。而</text:span><text:span text:style-name="Strong_20_Emphasis"><text:span text:style-name="T251">现如今，两大最先进的虚拟化方法，就是容器与虚拟机</text:span></text:span><text:span text:style-name="Strong_20_Emphasis"><text:span text:style-name="T252">。</text:span></text:span></text:p>
      <text:p text:style-name="P82"/>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7:46:02.147235323</meta:creation-date>
    <dc:date>2023-01-04T15:01:45.347312174</dc:date>
    <meta:editing-duration>P1DT20H2M46S</meta:editing-duration>
    <meta:editing-cycles>658</meta:editing-cycles>
    <meta:generator>LibreOffice/7.3.7.2$Linux_X86_64 LibreOffice_project/30$Build-2</meta:generator>
    <meta:document-statistic meta:table-count="0" meta:image-count="0" meta:object-count="0" meta:page-count="9" meta:paragraph-count="120" meta:word-count="6741" meta:character-count="11894" meta:non-whitespace-character-count="11265"/>
  </office:meta>
</office:document-meta>
</file>